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008in" fo:break-before="auto" style:use-optimal-row-height="true"/>
    </style:style>
    <style:style style:name="ro3" style:family="table-row">
      <style:table-row-properties style:row-height="0.3366in" fo:break-before="auto" style:use-optimal-row-height="true"/>
    </style:style>
    <style:style style:name="ro4" style:family="table-row">
      <style:table-row-properties style:row-height="0.1937in" fo:break-before="auto" style:use-optimal-row-height="true"/>
    </style:style>
    <style:style style:name="ro5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 style:data-style-name="N11">
      <style:table-cell-properties fo:background-color="#c0c0c0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color="#262626" style:text-outline="false" fo:font-size="10pt" fo:letter-spacing="normal" style:letter-kerning="false" style:font-name-asian="Courier" style:font-size-asian="10pt" style:font-name-complex="Courier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curre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6"/>
        <table:table-column table:style-name="co3" table:default-cell-style-name="ce10"/>
        <table:table-column table:style-name="co4" table:default-cell-style-name="ce9"/>
        <table:table-column table:style-name="co3" table:default-cell-style-name="ce14"/>
        <table:table-column table:style-name="co4" table:default-cell-style-name="ce9"/>
        <table:table-column table:style-name="co1" table:default-cell-style-name="ce9"/>
        <table:table-column table:style-name="co5" table:number-columns-repeated="3" table:default-cell-style-name="ce9"/>
        <table:table-column table:style-name="co1" table:default-cell-style-name="ce9"/>
        <table:table-column table:style-name="co3" table:default-cell-style-name="ce19"/>
        <table:table-column table:style-name="co6" table:default-cell-style-name="ce22"/>
        <table:table-column table:style-name="co4" table:default-cell-style-name="ce22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2" table:default-cell-style-name="ce6"/>
        <table:table-column table:style-name="co4" table:default-cell-style-name="Default"/>
        <table:table-column table:style-name="co4" table:default-cell-style-name="ce6"/>
        <table:table-column table:style-name="co4" table:number-columns-repeated="3" table:default-cell-style-name="Default"/>
        <table:table-column table:style-name="co1" table:default-cell-style-name="Default"/>
        <table:table-column table:style-name="co4" table:number-columns-repeated="962" table:default-cell-style-name="Default"/>
        <table:table-row table:style-name="ro1">
          <table:table-cell table:number-columns-repeated="3"/>
          <table:table-cell table:style-name="ce5" office:value-type="string">
            <text:p>Potential Enhancements</text:p>
          </table:table-cell>
          <table:table-cell table:style-name="ce7" office:value-type="string">
            <text:p>Inspect *.html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number-columns-repeated="994"/>
        </table:table-row>
        <table:table-row table:style-name="ro1">
          <table:table-cell table:number-columns-repeated="3"/>
          <table:table-cell table:style-name="ce5" office:value-type="string">
            <text:p>For each modification</text:p>
          </table:table-cell>
          <table:table-cell table:style-name="Default" office:value-type="string">
            <text:p>Sync this file with Dropbox template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Compare output from console with knitr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script with Dropbox template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txtmap.csv with dropbx template</text:p>
          </table:table-cell>
          <table:table-cell table:number-columns-repeated="994"/>
        </table:table-row>
        <table:table-row table:style-name="ro1" table:number-rows-repeated="4">
          <table:table-cell table:number-columns-repeated="3"/>
          <table:table-cell table:style-name="ce5"/>
          <table:table-cell table:style-name="ce7"/>
          <table:table-cell table:number-columns-repeated="994"/>
        </table:table-row>
        <table:table-row table:style-name="ro1">
          <table:table-cell table:number-columns-repeated="3"/>
          <table:table-cell table:style-name="ce5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2" table:formula="of:=[.K97]" office:value-type="float" office:value="537.667">
            <text:p>538</text:p>
          </table:table-cell>
          <table:table-cell table:style-name="ce2" table:formula="of:=[.L97]" office:value-type="float" office:value="2478.0784">
            <text:p>2,478</text:p>
          </table:table-cell>
          <table:table-cell table:style-name="ce5" office:value-type="string">
            <text:p>‘&lt;- Anchor</text:p>
          </table:table-cell>
          <table:table-cell table:style-name="ce7"/>
          <table:table-cell table:number-columns-repeated="994"/>
        </table:table-row>
        <table:table-row table:style-name="ro1">
          <table:table-cell table:number-columns-repeated="4"/>
          <table:table-cell table:style-name="ce7" office:value-type="string">
            <text:p>glb_sel_mdl</text:p>
          </table:table-cell>
          <table:table-cell/>
          <table:table-cell table:style-name="ce11" office:value-type="string">
            <text:p>glb_fin_mdl</text:p>
          </table:table-cell>
          <table:table-cell table:style-name="ce15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6"/>
          <table:table-cell table:style-name="ce31" office:value-type="string">
            <text:p>Entropy</text:p>
          </table:table-cell>
          <table:table-cell table:number-columns-repeated="965"/>
        </table:table-row>
        <table:table-row table:style-name="ro2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7" office:value-type="string">
            <text:p>Script Name</text:p>
          </table:table-cell>
          <table:table-cell table:style-name="ce7" office:value-type="string">
            <text:p>glb_sel_mdl_id</text:p>
          </table:table-cell>
          <table:table-cell table:style-name="ce11" office:value-type="string">
            <text:p>VarImp</text:p>
          </table:table-cell>
          <table:table-cell table:style-name="ce7" office:value-type="string">
            <text:p>glb_fin_mdl_id</text:p>
          </table:table-cell>
          <table:table-cell table:style-name="ce7" office:value-type="string">
            <text:p>VarImp</text:p>
          </table:table-cell>
          <table:table-cell table:style-name="ce7"/>
          <table:table-cell table:style-name="ce11" office:value-type="string">
            <text:p>glb_category_var</text:p>
          </table:table-cell>
          <table:table-cell table:style-name="ce11" office:value-type="string">
            <text:p>err.abs.OOB.sum</text:p>
          </table:table-cell>
          <table:table-cell table:style-name="ce11" office:value-type="string">
            <text:p>err.abs.trn.sum</text:p>
          </table:table-cell>
          <table:table-cell table:style-name="ce11"/>
          <table:table-cell table:style-name="ce20" office:value-type="string">
            <text:p>Metric</text:p>
          </table:table-cell>
          <table:table-cell table:style-name="ce20" office:value-type="string">
            <text:p>Value</text:p>
          </table:table-cell>
          <table:table-cell table:style-name="ce20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7" office:value-type="string">
            <text:p>max.Accuracy.OOB</text:p>
          </table:table-cell>
          <table:table-cell table:style-name="ce7" office:value-type="string">
            <text:p>Category</text:p>
          </table:table-cell>
          <table:table-cell table:style-name="ce1" office:value-type="string">
            <text:p>glbFeatsCluster</text:p>
          </table:table-cell>
          <table:table-cell table:style-name="ce7" office:value-type="string">
            <text:p>glbFeatsClusterVarsExclude</text:p>
          </table:table-cell>
          <table:table-cell table:style-name="ce1" office:value-type="string">
            <text:p>glbObsAll</text:p>
          </table:table-cell>
          <table:table-cell table:style-name="ce1" office:value-type="string">
            <text:p>glbObsAll$category</text:p>
          </table:table-cell>
          <table:table-cell table:style-name="ce1" office:value-type="string">
            <text:p>glbObsAll$.clusterid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1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3">
          <table:table-cell table:number-columns-repeated="3"/>
          <table:table-cell office:value-type="string">
            <text:p>Votes_AllX_pproc_cnk02</text:p>
          </table:table-cell>
          <table:table-cell office:value-type="string">
            <text:p>All.X#nzv.spatialSign#rcv#glmnet</text:p>
          </table:table-cell>
          <table:table-cell/>
          <table:table-cell table:style-name="ce10" office:value-type="string">
            <text:p>Final.All.X#nzv.spatialSign#rcv#glmnet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240.27513">
            <text:p>240.28</text:p>
          </table:table-cell>
          <table:table-cell office:value-type="float" office:value="1148.5813">
            <text:p>1,148.58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79">
            <text:p>79.0000</text:p>
          </table:table-cell>
          <table:table-cell table:style-name="ce25" table:formula="of:=[.O16]/[.O44]" office:value-type="percentage" office:value="0.52317880794702">
            <text:p>52.32%</text:p>
          </table:table-cell>
          <table:table-cell table:number-columns-repeated="2"/>
          <table:table-cell table:style-name="ce6"/>
          <table:table-cell table:number-columns-repeated="10"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4">
          <table:table-cell table:number-columns-repeated="3"/>
          <table:table-cell office:value-type="string">
            <text:p>Added AllX preProc</text:p>
          </table:table-cell>
          <table:table-cell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A</text:p>
          </table:table-cell>
          <table:table-cell office:value-type="float" office:value="209.99921">
            <text:p>210.00</text:p>
          </table:table-cell>
          <table:table-cell office:value-type="float" office:value="1050.2816">
            <text:p>1,050.28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87">
            <text:p>387.0000</text:p>
          </table:table-cell>
          <table:table-cell table:style-name="ce25" table:formula="of:=[.O17]/[.O45]" office:value-type="percentage" office:value="1.20560747663551">
            <text:p>120.5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4">
          <table:table-cell table:number-columns-repeated="3"/>
          <table:table-cell table:style-name="Default" office:value-type="string">
            <text:p>Modified opt.prob.threshold computation</text:p>
          </table:table-cell>
          <table:table-cell office:value-type="string">
            <text:p>Q109244.fctrNo</text:p>
          </table:table-cell>
          <table:table-cell office:value-type="float" office:value="53.501808">
            <text:p>53.50</text:p>
          </table:table-cell>
          <table:table-cell office:value-type="string">
            <text:p>Q109244.fctrNo</text:p>
          </table:table-cell>
          <table:table-cell office:value-type="float" office:value="50.23053">
            <text:p>50.23</text:p>
          </table:table-cell>
          <table:table-cell/>
          <table:table-cell office:value-type="string">
            <text:p>Yes</text:p>
          </table:table-cell>
          <table:table-cell office:value-type="float" office:value="85.00888">
            <text:p>85.01</text:p>
          </table:table-cell>
          <table:table-cell office:value-type="float" office:value="302.9145">
            <text:p>302.91</text:p>
          </table:table-cell>
          <table:table-cell/>
          <table:table-cell office:value-type="string">
            <text:p>OOBobs errors</text:p>
          </table:table-cell>
          <table:table-cell table:style-name="ce23" table:formula="of:=SUM([.O16:.O17])" office:value-type="float" office:value="466">
            <text:p>466.0000</text:p>
          </table:table-cell>
          <table:table-cell table:style-name="ce25" table:formula="of:=[.O18]/[.O46]" office:value-type="percentage" office:value="0.98728813559322">
            <text:p>98.73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4">
          <table:table-cell/>
          <table:table-cell table:style-name="ce4" table:formula="of:=[.K$69]/[.B$12]" office:value-type="percentage" office:value="1">
            <text:p>100.00%</text:p>
          </table:table-cell>
          <table:table-cell table:style-name="ce4" table:formula="of:=[.L$69]/[.C$12]" office:value-type="percentage" office:value="1">
            <text:p>100.00%</text:p>
          </table:table-cell>
          <table:table-cell office:value-type="string">
            <text:p>GlbFeatsCategory:Q109244.fctr</text:p>
          </table:table-cell>
          <table:table-cell office:value-type="string">
            <text:p>Q98197.fctrNo</text:p>
          </table:table-cell>
          <table:table-cell office:value-type="float" office:value="29.150682">
            <text:p>29.15</text:p>
          </table:table-cell>
          <table:table-cell office:value-type="string">
            <text:p>Q115611.fctrYes</text:p>
          </table:table-cell>
          <table:table-cell office:value-type="float" office:value="39.38484">
            <text:p>39.38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231">
            <text:p>231.0000</text:p>
          </table:table-cell>
          <table:table-cell table:style-name="ce25" table:formula="of:=[.O19]/[.O47]" office:value-type="percentage" office:value="0.235474006116208">
            <text:p>23.55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4">
          <table:table-cell table:number-columns-repeated="3"/>
          <table:table-cell office:value-type="string">
            <text:p>Modified opt.prob.threshold computation</text:p>
          </table:table-cell>
          <table:table-cell office:value-type="string">
            <text:p>Q115611.fctrYes</text:p>
          </table:table-cell>
          <table:table-cell office:value-type="float" office:value="27.376208">
            <text:p>27.38</text:p>
          </table:table-cell>
          <table:table-cell office:value-type="string">
            <text:p>Q98197.fctrNo</text:p>
          </table:table-cell>
          <table:table-cell office:value-type="float" office:value="36.78989">
            <text:p>36.79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1161">
            <text:p>1,161.0000</text:p>
          </table:table-cell>
          <table:table-cell table:style-name="ce25" table:formula="of:=[.O20]/[.O48]" office:value-type="percentage" office:value="2.82481751824818">
            <text:p>282.4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 table:number-columns-repeated="3"/>
          <table:table-cell table:style-name="Default" office:value-type="string">
            <text:p>changed ref level from “R” to “D”</text:p>
          </table:table-cell>
          <table:table-cell office:value-type="string">
            <text:p>Q115611.fctrNo</text:p>
          </table:table-cell>
          <table:table-cell office:value-type="float" office:value="18.991934">
            <text:p>18.99</text:p>
          </table:table-cell>
          <table:table-cell office:value-type="string">
            <text:p>Q113181.fctrYes</text:p>
          </table:table-cell>
          <table:table-cell office:value-type="float" office:value="19.702577">
            <text:p>19.70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25" table:formula="of:=[.O21]/[.O4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 table:number-columns-repeated="3"/>
          <table:table-cell office:value-type="string">
            <text:p>Added YOB.Age.dff</text:p>
          </table:table-cell>
          <table:table-cell office:value-type="string">
            <text:p>Q113181.fctrYes</text:p>
          </table:table-cell>
          <table:table-cell office:value-type="float" office:value="18.332027">
            <text:p>18.33</text:p>
          </table:table-cell>
          <table:table-cell office:value-type="string">
            <text:p>Q115611.fctrNo</text:p>
          </table:table-cell>
          <table:table-cell office:value-type="float" office:value="19.687694">
            <text:p>19.69</text:p>
          </table:table-cell>
          <table:table-cell table:number-columns-repeated="5"/>
          <table:table-cell table:style-name="ce6" office:value-type="string">
            <text:p>max.AUCpROC.OOB:glb_sel_mdl</text:p>
          </table:table-cell>
          <table:table-cell office:value-type="float" office:value="0.558818">
            <text:p>0.5588</text:p>
          </table:table-cell>
          <table:table-cell table:style-name="ce25" table:formula="of:=[.O22]/[.O50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/>
          <table:table-cell table:style-name="ce4" table:formula="of:=[.K$69]/[.B$12]" office:value-type="percentage" office:value="1">
            <text:p>100.00%</text:p>
          </table:table-cell>
          <table:table-cell table:style-name="ce4" table:formula="of:=[.L$69]/[.C$12]" office:value-type="percentage" office:value="1">
            <text:p>100.00%</text:p>
          </table:table-cell>
          <table:table-cell office:value-type="string">
            <text:p>Clustered on Q*.fctr</text:p>
          </table:table-cell>
          <table:table-cell office:value-type="string">
            <text:p>Q101163.fctrDad</text:p>
          </table:table-cell>
          <table:table-cell office:value-type="float" office:value="16.021203">
            <text:p>16.02</text:p>
          </table:table-cell>
          <table:table-cell office:value-type="string">
            <text:p>Q116881.fctrRight</text:p>
          </table:table-cell>
          <table:table-cell office:value-type="float" office:value="17.389121">
            <text:p>17.3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757966">
            <text:p>0.5758</text:p>
          </table:table-cell>
          <table:table-cell table:style-name="ce25" table:formula="of:=[.O23]/[.O51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19851.fctrNo</text:p>
          </table:table-cell>
          <table:table-cell office:value-type="float" office:value="12.945765">
            <text:p>12.95</text:p>
          </table:table-cell>
          <table:table-cell office:value-type="string">
            <text:p>Gender.fctrM</text:p>
          </table:table-cell>
          <table:table-cell office:value-type="float" office:value="15.905387">
            <text:p>15.91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55">
            <text:p>0.5500</text:p>
          </table:table-cell>
          <table:table-cell table:style-name="ce25" table:formula="of:=[.O24]/[.O52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/>
          <table:table-cell table:style-name="ce4" table:formula="of:=[.K$69]/[.B$12]" office:value-type="percentage" office:value="1">
            <text:p>100.00%</text:p>
          </table:table-cell>
          <table:table-cell table:style-name="ce4" table:formula="of:=[.L$69]/[.C$12]" office:value-type="percentage" office:value="1">
            <text:p>100.00%</text:p>
          </table:table-cell>
          <table:table-cell office:value-type="string">
            <text:p>Added Q*.fctr</text:p>
          </table:table-cell>
          <table:table-cell office:value-type="string">
            <text:p>Q120379.fctrYes</text:p>
          </table:table-cell>
          <table:table-cell office:value-type="float" office:value="12.872697">
            <text:p>12.87</text:p>
          </table:table-cell>
          <table:table-cell office:value-type="string">
            <text:p>Q98869.fctrNo</text:p>
          </table:table-cell>
          <table:table-cell office:value-type="float" office:value="15.713881">
            <text:p>15.71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5">
            <text:p>0.5000</text:p>
          </table:table-cell>
          <table:table-cell table:style-name="ce25" table:formula="of:=[.O25]/[.O53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/>
          <table:table-cell table:style-name="ce4" table:formula="of:=[.K$153]/[.B$12]" office:value-type="percentage" office:value="0.962056068161148">
            <text:p>96.21%</text:p>
          </table:table-cell>
          <table:table-cell table:style-name="ce4" table:formula="of:=[.L$153]/[.C$12]" office:value-type="percentage" office:value="1.00197155586361">
            <text:p>100.20%</text:p>
          </table:table-cell>
          <table:table-cell office:value-type="string">
            <text:p>Added Edn.fctr</text:p>
          </table:table-cell>
          <table:table-cell office:value-type="string">
            <text:p>Q113181.fctrNo</text:p>
          </table:table-cell>
          <table:table-cell office:value-type="float" office:value="12.748269">
            <text:p>12.75</text:p>
          </table:table-cell>
          <table:table-cell office:value-type="string">
            <text:p>Q113181.fctrNo</text:p>
          </table:table-cell>
          <table:table-cell office:value-type="float" office:value="12.99085">
            <text:p>12.99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5">
            <text:p>0.5000</text:p>
          </table:table-cell>
          <table:table-cell table:style-name="ce25" table:formula="of:=[.O26]/[.O54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/>
          <table:table-cell table:style-name="ce4" table:formula="of:=[.K$181]/[.B$12]" office:value-type="percentage" office:value="0.940771927605748">
            <text:p>94.08%</text:p>
          </table:table-cell>
          <table:table-cell table:style-name="ce4" table:formula="of:=[.L$181]/[.C$12]" office:value-type="percentage" office:value="1.00209366660877">
            <text:p>100.21%</text:p>
          </table:table-cell>
          <table:table-cell office:value-type="string">
            <text:p>Added Hhold.Fctr</text:p>
          </table:table-cell>
          <table:table-cell office:value-type="string">
            <text:p>Q98869.fctrNo</text:p>
          </table:table-cell>
          <table:table-cell office:value-type="float" office:value="12.341107">
            <text:p>12.34</text:p>
          </table:table-cell>
          <table:table-cell office:value-type="string">
            <text:p>Q119851.fctrNo</text:p>
          </table:table-cell>
          <table:table-cell office:value-type="float" office:value="12.09104">
            <text:p>12.09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766816">
            <text:p>0.5767</text:p>
          </table:table-cell>
          <table:table-cell table:style-name="ce25" table:formula="of:=[.O27]/[.O55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Q98197.fctrYes</text:p>
          </table:table-cell>
          <table:table-cell office:value-type="float" office:value="12.206914">
            <text:p>12.21</text:p>
          </table:table-cell>
          <table:table-cell office:value-type="string">
            <text:p>Q101163.fctrDad</text:p>
          </table:table-cell>
          <table:table-cell office:value-type="float" office:value="10.40694">
            <text:p>10.41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471308">
            <text:p>0.6471</text:p>
          </table:table-cell>
          <table:table-cell table:style-name="ce25" table:formula="of:=[.O28]/[.O56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Q100689.fctrYes</text:p>
          </table:table-cell>
          <table:table-cell office:value-type="float" office:value="11.649742">
            <text:p>11.65</text:p>
          </table:table-cell>
          <table:table-cell table:number-columns-repeated="7"/>
          <table:table-cell office:value-type="string">
            <text:p>max.Accuracy.fit:glb_fin_mdl</text:p>
          </table:table-cell>
          <table:table-cell office:value-type="float" office:value="0.6343376">
            <text:p>0.6343</text:p>
          </table:table-cell>
          <table:table-cell table:style-name="ce25" table:formula="of:=[.O29]/[.O57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Q115899.fctrCs</text:p>
          </table:table-cell>
          <table:table-cell office:value-type="float" office:value="10.664825">
            <text:p>10.66</text:p>
          </table:table-cell>
          <table:table-cell table:number-columns-repeated="8"/>
          <table:table-cell/>
          <table:table-cell table:style-name="ce25" table:formula="of:=[.O30]/[.O5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5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Gender.fctrM</text:p>
          </table:table-cell>
          <table:table-cell office:value-type="float" office:value="10.659193">
            <text:p>10.66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19" office:value-type="float" office:value="0.6497">
            <text:p>0.6497</text:p>
          </table:table-cell>
          <table:table-cell table:style-name="ce25" table:formula="of:=[.O31]/[.O59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5">
          <table:table-cell/>
          <table:table-cell table:style-name="ce4" table:number-columns-repeated="2"/>
          <table:table-cell table:style-name="ce8"/>
          <table:table-cell office:value-type="string">
            <text:p>Hhold.fctrMKy</text:p>
          </table:table-cell>
          <table:table-cell office:value-type="float" office:value="10.480014">
            <text:p>10.48</text:p>
          </table:table-cell>
          <table:table-cell table:number-columns-repeated="8"/>
          <table:table-cell table:style-name="ce19"/>
          <table:table-cell table:style-name="ce25" table:formula="of:=[.O32]/[.O6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5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33]/[.O6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34]/[.O6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 table:formula="of:=[.O35]/[.O6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5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25" table:formula="of:=[.O36]/[.O6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5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string">
            <text:p>N/A</text:p>
          </table:table-cell>
          <table:table-cell table:style-name="ce25" table:formula="of:=[.O37]/[.O6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61494">
            <text:p>0.6149</text:p>
          </table:table-cell>
          <table:table-cell table:style-name="ce25" table:formula="of:=[.O38]/[.O66]" office:value-type="percentage" office:value="0.986176149849253">
            <text:p>98.62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948">
            <text:p>948</text:p>
          </table:table-cell>
          <table:table-cell table:style-name="ce25" table:formula="of:=[.O39]/[.O67]" office:value-type="percentage" office:value="1.08095781071836">
            <text:p>108.1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5">
          <table:table-cell table:number-columns-repeated="13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25" table:formula="of:=[.O40]/[.O68]" office:value-type="percentage" office:value="1">
            <text:p>10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6:.K40])" office:value-type="float" office:value="535.28322">
            <text:p>535.28</text:p>
          </table:table-cell>
          <table:table-cell table:style-name="ce16" table:formula="of:=SUM([.L16:.L40])" office:value-type="float" office:value="2501.7774">
            <text:p>2,501.78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table:formula="of:=[.K41]/[.K97]" office:value-type="percentage" office:value="0.995566437962531">
            <text:p>99.56%</text:p>
          </table:table-cell>
          <table:table-cell table:style-name="ce17" table:formula="of:=[.L41]/[.L97]" office:value-type="percentage" office:value="1.00956345852496">
            <text:p>100.96%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Age_Q109244_cnk02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241.6305">
            <text:p>241.63</text:p>
          </table:table-cell>
          <table:table-cell office:value-type="float" office:value="1134.7582">
            <text:p>1,134.76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151">
            <text:p>151.0000</text:p>
          </table:table-cell>
          <table:table-cell table:style-name="ce25" table:formula="of:=[.O44]/[.O72]" office:value-type="percentage" office:value="0.255499153976311">
            <text:p>25.55%</text:p>
          </table:table-cell>
          <table:table-cell table:number-columns-repeated="2"/>
          <table:table-cell table:style-name="ce6"/>
          <table:table-cell table:number-columns-repeated="10"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4">
          <table:table-cell table:number-columns-repeated="3"/>
          <table:table-cell table:style-name="Default" office:value-type="string">
            <text:p>Modified opt.prob.threshold computation</text:p>
          </table:table-cell>
          <table:table-cell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A</text:p>
          </table:table-cell>
          <table:table-cell office:value-type="float" office:value="211.22">
            <text:p>211.22</text:p>
          </table:table-cell>
          <table:table-cell office:value-type="float" office:value="1046.9636">
            <text:p>1,046.96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1">
            <text:p>321.0000</text:p>
          </table:table-cell>
          <table:table-cell table:style-name="ce25" table:formula="of:=[.O45]/[.O7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5">
          <table:table-cell/>
          <table:table-cell table:style-name="ce4" table:formula="of:=[.K$97]/[.B$12]" office:value-type="percentage" office:value="1">
            <text:p>100.00%</text:p>
          </table:table-cell>
          <table:table-cell table:style-name="ce4" table:formula="of:=[.L$97]/[.C$12]" office:value-type="percentage" office:value="1">
            <text:p>100.00%</text:p>
          </table:table-cell>
          <table:table-cell office:value-type="string">
            <text:p>GlbFeatsCategory:Q109244.fctr</text:p>
          </table:table-cell>
          <table:table-cell office:value-type="string">
            <text:p>Hhold.fctrPKn</text:p>
          </table:table-cell>
          <table:table-cell office:value-type="float" office:value="36.285395">
            <text:p>36.29</text:p>
          </table:table-cell>
          <table:table-cell office:value-type="string">
            <text:p>Q109244.fctrYes:.clusterid.fctr3</text:p>
          </table:table-cell>
          <table:table-cell office:value-type="float" office:value="56.54667">
            <text:p>56.55</text:p>
          </table:table-cell>
          <table:table-cell/>
          <table:table-cell office:value-type="string">
            <text:p>Yes</text:p>
          </table:table-cell>
          <table:table-cell office:value-type="float" office:value="84.8165">
            <text:p>84.82</text:p>
          </table:table-cell>
          <table:table-cell office:value-type="float" office:value="296.3566">
            <text:p>296.36</text:p>
          </table:table-cell>
          <table:table-cell/>
          <table:table-cell office:value-type="string">
            <text:p>OOBobs errors</text:p>
          </table:table-cell>
          <table:table-cell table:style-name="ce23" table:formula="of:=SUM([.O44:.O45])" office:value-type="float" office:value="472">
            <text:p>472.0000</text:p>
          </table:table-cell>
          <table:table-cell table:style-name="ce25" table:formula="of:=[.O46]/[.O74]" office:value-type="percentage" office:value="0.798646362098139">
            <text:p>79.8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4">
          <table:table-cell table:number-columns-repeated="3"/>
          <table:table-cell office:value-type="string">
            <text:p>Modified opt.prob.threshold computation</text:p>
          </table:table-cell>
          <table:table-cell office:value-type="string">
            <text:p>Q109244.fctrNo</text:p>
          </table:table-cell>
          <table:table-cell office:value-type="float" office:value="32.902038">
            <text:p>32.90</text:p>
          </table:table-cell>
          <table:table-cell office:value-type="string">
            <text:p>Hhold.fctrPKn</text:p>
          </table:table-cell>
          <table:table-cell office:value-type="float" office:value="45.49137">
            <text:p>45.49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981">
            <text:p>981.0000</text:p>
          </table:table-cell>
          <table:table-cell table:style-name="ce25" table:formula="of:=[.O47]/[.O75]" office:value-type="percentage" office:value="0.704741379310345">
            <text:p>70.4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4">
          <table:table-cell table:number-columns-repeated="3"/>
          <table:table-cell table:style-name="Default" office:value-type="string">
            <text:p>changed ref level from “R” to “D”</text:p>
          </table:table-cell>
          <table:table-cell office:value-type="string">
            <text:p>Q109244.fctrYes:.clusterid.fctr3</text:p>
          </table:table-cell>
          <table:table-cell office:value-type="float" office:value="27.265227">
            <text:p>27.27</text:p>
          </table:table-cell>
          <table:table-cell office:value-type="string">
            <text:p>Q109244.fctrNo</text:p>
          </table:table-cell>
          <table:table-cell office:value-type="float" office:value="41.17705">
            <text:p>41.18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411">
            <text:p>411.0000</text:p>
          </table:table-cell>
          <table:table-cell table:style-name="ce25" table:formula="of:=[.O48]/[.O7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 table:number-columns-repeated="3"/>
          <table:table-cell office:value-type="string">
            <text:p>Added YOB.Age.dff</text:p>
          </table:table-cell>
          <table:table-cell office:value-type="string">
            <text:p>Q98197.fctrNo</text:p>
          </table:table-cell>
          <table:table-cell office:value-type="float" office:value="24.781562">
            <text:p>24.78</text:p>
          </table:table-cell>
          <table:table-cell office:value-type="string">
            <text:p>Q115611.fctrYes</text:p>
          </table:table-cell>
          <table:table-cell office:value-type="float" office:value="39.95609">
            <text:p>39.9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25" table:formula="of:=[.O49]/[.O7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/>
          <table:table-cell table:style-name="ce4" table:formula="of:=[.K$97]/[.B$12]" office:value-type="percentage" office:value="1">
            <text:p>100.00%</text:p>
          </table:table-cell>
          <table:table-cell table:style-name="ce4" table:formula="of:=[.L$97]/[.C$12]" office:value-type="percentage" office:value="1">
            <text:p>100.00%</text:p>
          </table:table-cell>
          <table:table-cell office:value-type="string">
            <text:p>Clustered on Q*.fctr</text:p>
          </table:table-cell>
          <table:table-cell office:value-type="string">
            <text:p>Q115611.fctrYes</text:p>
          </table:table-cell>
          <table:table-cell office:value-type="float" office:value="18.559608">
            <text:p>18.56</text:p>
          </table:table-cell>
          <table:table-cell office:value-type="string">
            <text:p>Q98197.fctrNo</text:p>
          </table:table-cell>
          <table:table-cell office:value-type="float" office:value="34.47809">
            <text:p>34.48</text:p>
          </table:table-cell>
          <table:table-cell table:number-columns-repeated="5"/>
          <table:table-cell table:style-name="ce6" office:value-type="string">
            <text:p>max.AUCpROC.OOB:glb_sel_mdl</text:p>
          </table:table-cell>
          <table:table-cell office:value-type="float" office:value="0.558818">
            <text:p>0.5588</text:p>
          </table:table-cell>
          <table:table-cell table:style-name="ce25" table:formula="of:=[.O50]/[.O78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13181.fctrYes</text:p>
          </table:table-cell>
          <table:table-cell office:value-type="float" office:value="14.510856">
            <text:p>14.51</text:p>
          </table:table-cell>
          <table:table-cell office:value-type="string">
            <text:p>Q98869.fctrNo</text:p>
          </table:table-cell>
          <table:table-cell office:value-type="float" office:value="22.74079">
            <text:p>22.74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757966">
            <text:p>0.5758</text:p>
          </table:table-cell>
          <table:table-cell table:style-name="ce25" table:formula="of:=[.O51]/[.O79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/>
          <table:table-cell table:style-name="ce4" table:formula="of:=[.K$97]/[.B$12]" office:value-type="percentage" office:value="1">
            <text:p>100.00%</text:p>
          </table:table-cell>
          <table:table-cell table:style-name="ce4" table:formula="of:=[.L$97]/[.C$12]" office:value-type="percentage" office:value="1">
            <text:p>100.00%</text:p>
          </table:table-cell>
          <table:table-cell office:value-type="string">
            <text:p>Added Q*.fctr</text:p>
          </table:table-cell>
          <table:table-cell office:value-type="string">
            <text:p>Q101163.fctrDad</text:p>
          </table:table-cell>
          <table:table-cell office:value-type="float" office:value="11.481378">
            <text:p>11.48</text:p>
          </table:table-cell>
          <table:table-cell office:value-type="string">
            <text:p>Q113181.fctrYes</text:p>
          </table:table-cell>
          <table:table-cell office:value-type="float" office:value="20.56298">
            <text:p>20.56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55">
            <text:p>0.5500</text:p>
          </table:table-cell>
          <table:table-cell table:style-name="ce25" table:formula="of:=[.O52]/[.O80]" office:value-type="percentage" office:value="11">
            <text:p>1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/>
          <table:table-cell table:style-name="ce4" table:formula="of:=[.K$181]/[.B$12]" office:value-type="percentage" office:value="0.940771927605748">
            <text:p>94.08%</text:p>
          </table:table-cell>
          <table:table-cell table:style-name="ce4" table:formula="of:=[.L$181]/[.C$12]" office:value-type="percentage" office:value="1.00209366660877">
            <text:p>100.21%</text:p>
          </table:table-cell>
          <table:table-cell office:value-type="string">
            <text:p>Added Edn.fctr</text:p>
          </table:table-cell>
          <table:table-cell office:value-type="string">
            <text:p>Q115611.fctrNo</text:p>
          </table:table-cell>
          <table:table-cell office:value-type="float" office:value="10.978069">
            <text:p>10.98</text:p>
          </table:table-cell>
          <table:table-cell office:value-type="string">
            <text:p>Q116881.fctrRight</text:p>
          </table:table-cell>
          <table:table-cell office:value-type="float" office:value="19.9054">
            <text:p>19.91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5">
            <text:p>0.5000</text:p>
          </table:table-cell>
          <table:table-cell table:style-name="ce25" table:formula="of:=[.O53]/[.O81]" office:value-type="percentage" office:value="1.25">
            <text:p>125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/>
          <table:table-cell table:style-name="ce4" table:formula="of:=[.K$209]/[.B$12]" office:value-type="percentage" office:value="0.944631493098888">
            <text:p>94.46%</text:p>
          </table:table-cell>
          <table:table-cell table:style-name="ce4" table:formula="of:=[.L$209]/[.C$12]" office:value-type="percentage" office:value="1.01441023819101">
            <text:p>101.44%</text:p>
          </table:table-cell>
          <table:table-cell office:value-type="string">
            <text:p>Added Hhold.Fctr</text:p>
          </table:table-cell>
          <table:table-cell table:number-columns-repeated="2"/>
          <table:table-cell office:value-type="string">
            <text:p>Q115611.fctrNo</text:p>
          </table:table-cell>
          <table:table-cell office:value-type="float" office:value="14.70827">
            <text:p>14.71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5">
            <text:p>0.5000</text:p>
          </table:table-cell>
          <table:table-cell table:style-name="ce25" table:formula="of:=[.O54]/[.O82]" office:value-type="percentage" office:value="1.25">
            <text:p>125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table:number-columns-repeated="2"/>
          <table:table-cell office:value-type="string">
            <text:p>Q113181.fctrNo</text:p>
          </table:table-cell>
          <table:table-cell office:value-type="float" office:value="13.88553">
            <text:p>13.89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766816">
            <text:p>0.5767</text:p>
          </table:table-cell>
          <table:table-cell table:style-name="ce25" table:formula="of:=[.O55]/[.O83]" office:value-type="percentage" office:value="1.22709909370085">
            <text:p>122.7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5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table:number-columns-repeated="2"/>
          <table:table-cell office:value-type="string">
            <text:p>Gender.fctrM</text:p>
          </table:table-cell>
          <table:table-cell office:value-type="float" office:value="13.40694">
            <text:p>13.41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471308">
            <text:p>0.6471</text:p>
          </table:table-cell>
          <table:table-cell table:style-name="ce25" table:formula="of:=[.O56]/[.O84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table:number-columns-repeated="2"/>
          <table:table-cell office:value-type="string">
            <text:p>Q119851.fctrNo</text:p>
          </table:table-cell>
          <table:table-cell office:value-type="float" office:value="12.48597">
            <text:p>12.49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43376">
            <text:p>0.6343</text:p>
          </table:table-cell>
          <table:table-cell table:style-name="ce25" table:formula="of:=[.O57]/[.O85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Q118232.fctrId</text:p>
          </table:table-cell>
          <table:table-cell office:value-type="float" office:value="11.70532">
            <text:p>11.71</text:p>
          </table:table-cell>
          <table:table-cell table:number-columns-repeated="6"/>
          <table:table-cell/>
          <table:table-cell table:style-name="ce25" table:formula="of:=[.O58]/[.O8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5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Hhold.fctrMKy</text:p>
          </table:table-cell>
          <table:table-cell office:value-type="float" office:value="11.33551">
            <text:p>11.34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19" office:value-type="float" office:value="0.6497">
            <text:p>0.6497</text:p>
          </table:table-cell>
          <table:table-cell table:style-name="ce25" table:formula="of:=[.O59]/[.O87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379.fctrYes</text:p>
          </table:table-cell>
          <table:table-cell office:value-type="float" office:value="10.83163">
            <text:p>10.83</text:p>
          </table:table-cell>
          <table:table-cell table:number-columns-repeated="6"/>
          <table:table-cell table:style-name="ce19"/>
          <table:table-cell table:style-name="ce25" table:formula="of:=[.O60]/[.O8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01163.fctrDad</text:p>
          </table:table-cell>
          <table:table-cell office:value-type="float" office:value="10.77382">
            <text:p>10.77</text:p>
          </table:table-cell>
          <table:table-cell table:number-columns-repeated="5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61]/[.O8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4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472.fctrScience</text:p>
          </table:table-cell>
          <table:table-cell office:value-type="float" office:value="10.28784">
            <text:p>10.29</text:p>
          </table:table-cell>
          <table:table-cell table:number-columns-repeated="5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62]/[.O9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 table:formula="of:=[.O63]/[.O9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25" table:formula="of:=[.O64]/[.O9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string">
            <text:p>N/A</text:p>
          </table:table-cell>
          <table:table-cell table:style-name="ce25" table:formula="of:=[.O65]/[.O9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62356">
            <text:p>0.6236</text:p>
          </table:table-cell>
          <table:table-cell table:style-name="ce25" table:formula="of:=[.O66]/[.O94]" office:value-type="percentage" office:value="1.35200884629561">
            <text:p>135.2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877">
            <text:p>877</text:p>
          </table:table-cell>
          <table:table-cell table:style-name="ce25" table:formula="of:=[.O67]/[.O95]" office:value-type="percentage" office:value="0">
            <text:p>#DIV/0!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5">
          <table:table-cell table:number-columns-repeated="13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25" table:formula="of:=[.O68]/[.O96]" office:value-type="percentage" office:value="1.074251455742">
            <text:p>107.43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44:.K68])" office:value-type="float" office:value="537.667">
            <text:p>537.67</text:p>
          </table:table-cell>
          <table:table-cell table:style-name="ce16" table:formula="of:=SUM([.L44:.L68])" office:value-type="float" office:value="2478.0784">
            <text:p>2,478.08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table:formula="of:=[.K69]/[.K125]" office:value-type="percentage" office:value="1.03948223887067">
            <text:p>103.95%</text:p>
          </table:table-cell>
          <table:table-cell table:style-name="ce17" table:formula="of:=[.L69]/[.L125]" office:value-type="percentage" office:value="0.990541352855766">
            <text:p>99.05%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Age_Q109244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241.6305">
            <text:p>241.63</text:p>
          </table:table-cell>
          <table:table-cell office:value-type="float" office:value="1134.7582">
            <text:p>1,134.76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5" table:formula="of:=[.O72]/[.O100]" office:value-type="percentage" office:value="1.26552462526767">
            <text:p>126.55%</text:p>
          </table:table-cell>
          <table:table-cell table:number-columns-repeated="2"/>
          <table:table-cell table:style-name="ce6"/>
          <table:table-cell table:number-columns-repeated="10"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1">
          <table:table-cell table:number-columns-repeated="3"/>
          <table:table-cell office:value-type="string">
            <text:p>GlbFeatsCategory:Q109244.fctr</text:p>
          </table:table-cell>
          <table:table-cell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A</text:p>
          </table:table-cell>
          <table:table-cell office:value-type="float" office:value="211.22">
            <text:p>211.22</text:p>
          </table:table-cell>
          <table:table-cell office:value-type="float" office:value="1046.9636">
            <text:p>1,046.96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5" table:formula="of:=[.O73]/[.O101]" office:value-type="percentage" office:value="0">
            <text:p>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1">
          <table:table-cell table:number-columns-repeated="3"/>
          <table:table-cell office:value-type="string">
            <text:p>Modified opt.prob.threshold computation</text:p>
          </table:table-cell>
          <table:table-cell office:value-type="string">
            <text:p>Hhold.fctrPKn</text:p>
          </table:table-cell>
          <table:table-cell office:value-type="float" office:value="36.285395">
            <text:p>36.29</text:p>
          </table:table-cell>
          <table:table-cell office:value-type="string">
            <text:p>Q109244.fctrYes:.clusterid.fctr3</text:p>
          </table:table-cell>
          <table:table-cell office:value-type="float" office:value="56.54667">
            <text:p>56.55</text:p>
          </table:table-cell>
          <table:table-cell/>
          <table:table-cell office:value-type="string">
            <text:p>Yes</text:p>
          </table:table-cell>
          <table:table-cell office:value-type="float" office:value="84.8165">
            <text:p>84.82</text:p>
          </table:table-cell>
          <table:table-cell office:value-type="float" office:value="296.3566">
            <text:p>296.36</text:p>
          </table:table-cell>
          <table:table-cell/>
          <table:table-cell office:value-type="string">
            <text:p>OOBobs errors</text:p>
          </table:table-cell>
          <table:table-cell table:style-name="ce23" table:formula="of:=SUM([.O72:.O73])" office:value-type="float" office:value="591">
            <text:p>591.0000</text:p>
          </table:table-cell>
          <table:table-cell table:style-name="ce25" table:formula="of:=[.O74]/[.O102]" office:value-type="percentage" office:value="1.18436873747495">
            <text:p>118.44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 table:number-columns-repeated="3"/>
          <table:table-cell table:style-name="Default" office:value-type="string">
            <text:p>changed ref level from “R” to “D”</text:p>
          </table:table-cell>
          <table:table-cell office:value-type="string">
            <text:p>Q109244.fctrNo</text:p>
          </table:table-cell>
          <table:table-cell office:value-type="float" office:value="32.902038">
            <text:p>32.90</text:p>
          </table:table-cell>
          <table:table-cell office:value-type="string">
            <text:p>Hhold.fctrPKn</text:p>
          </table:table-cell>
          <table:table-cell office:value-type="float" office:value="45.49137">
            <text:p>45.49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5" table:formula="of:=[.O75]/[.O103]" office:value-type="percentage" office:value="1.17171717171717">
            <text:p>117.1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 table:number-columns-repeated="3"/>
          <table:table-cell office:value-type="string">
            <text:p>Added YOB.Age.dff</text:p>
          </table:table-cell>
          <table:table-cell office:value-type="string">
            <text:p>Q109244.fctrYes:.clusterid.fctr3</text:p>
          </table:table-cell>
          <table:table-cell office:value-type="float" office:value="27.265227">
            <text:p>27.27</text:p>
          </table:table-cell>
          <table:table-cell office:value-type="string">
            <text:p>Q109244.fctrNo</text:p>
          </table:table-cell>
          <table:table-cell office:value-type="float" office:value="41.17705">
            <text:p>41.18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5" table:formula="of:=[.O76]/[.O104]" office:value-type="percentage" office:value="0">
            <text:p>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formula="of:=[.K$125]/[.B$12]" office:value-type="percentage" office:value="0.962017399245258">
            <text:p>96.20%</text:p>
          </table:table-cell>
          <table:table-cell table:style-name="ce4" table:formula="of:=[.L$125]/[.C$12]" office:value-type="percentage" office:value="1.00954896745801">
            <text:p>100.95%</text:p>
          </table:table-cell>
          <table:table-cell office:value-type="string">
            <text:p>Clustered on Q*.fctr</text:p>
          </table:table-cell>
          <table:table-cell office:value-type="string">
            <text:p>Q98197.fctrNo</text:p>
          </table:table-cell>
          <table:table-cell office:value-type="float" office:value="24.781562">
            <text:p>24.78</text:p>
          </table:table-cell>
          <table:table-cell office:value-type="string">
            <text:p>Q115611.fctrYes</text:p>
          </table:table-cell>
          <table:table-cell office:value-type="float" office:value="39.95609">
            <text:p>39.9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25" table:formula="of:=[.O77]/[.O10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15611.fctrYes</text:p>
          </table:table-cell>
          <table:table-cell office:value-type="float" office:value="18.559608">
            <text:p>18.56</text:p>
          </table:table-cell>
          <table:table-cell office:value-type="string">
            <text:p>Q98197.fctrNo</text:p>
          </table:table-cell>
          <table:table-cell office:value-type="float" office:value="34.47809">
            <text:p>34.48</text:p>
          </table:table-cell>
          <table:table-cell table:number-columns-repeated="5"/>
          <table:table-cell table:style-name="ce6" office:value-type="string">
            <text:p>max.AUCpROC.OOB:glb_sel_mdl</text:p>
          </table:table-cell>
          <table:table-cell office:value-type="float" office:value="0.558818">
            <text:p>0.5588</text:p>
          </table:table-cell>
          <table:table-cell table:style-name="ce25" table:formula="of:=[.O78]/[.O106]" office:value-type="percentage" office:value="0.898500526814987">
            <text:p>89.85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formula="of:=[.K$125]/[.B$12]" office:value-type="percentage" office:value="0.962017399245258">
            <text:p>96.20%</text:p>
          </table:table-cell>
          <table:table-cell table:style-name="ce4" table:formula="of:=[.L$125]/[.C$12]" office:value-type="percentage" office:value="1.00954896745801">
            <text:p>100.95%</text:p>
          </table:table-cell>
          <table:table-cell office:value-type="string">
            <text:p>Added Q*.fctr</text:p>
          </table:table-cell>
          <table:table-cell office:value-type="string">
            <text:p>Q113181.fctrYes</text:p>
          </table:table-cell>
          <table:table-cell office:value-type="float" office:value="14.510856">
            <text:p>14.51</text:p>
          </table:table-cell>
          <table:table-cell office:value-type="string">
            <text:p>Q98869.fctrNo</text:p>
          </table:table-cell>
          <table:table-cell office:value-type="float" office:value="22.74079">
            <text:p>22.74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757966">
            <text:p>0.5758</text:p>
          </table:table-cell>
          <table:table-cell table:style-name="ce25" table:formula="of:=[.O79]/[.O107]" office:value-type="percentage" office:value="1.80935540940129">
            <text:p>180.94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formula="of:=[.K$209]/[.B$12]" office:value-type="percentage" office:value="0.944631493098888">
            <text:p>94.46%</text:p>
          </table:table-cell>
          <table:table-cell table:style-name="ce4" table:formula="of:=[.L$209]/[.C$12]" office:value-type="percentage" office:value="1.01441023819101">
            <text:p>101.44%</text:p>
          </table:table-cell>
          <table:table-cell office:value-type="string">
            <text:p>Added Edn.fctr</text:p>
          </table:table-cell>
          <table:table-cell office:value-type="string">
            <text:p>Q101163.fctrDad</text:p>
          </table:table-cell>
          <table:table-cell office:value-type="float" office:value="11.481378">
            <text:p>11.48</text:p>
          </table:table-cell>
          <table:table-cell office:value-type="string">
            <text:p>Q113181.fctrYes</text:p>
          </table:table-cell>
          <table:table-cell office:value-type="float" office:value="20.56298">
            <text:p>20.56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05">
            <text:p>0.0500</text:p>
          </table:table-cell>
          <table:table-cell table:style-name="ce25" table:formula="of:=[.O80]/[.O108]" office:value-type="percentage" office:value="0.0714285714285714">
            <text:p>7.14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formula="of:=[.K$237]/[.B$12]" office:value-type="percentage" office:value="1.02406049097304">
            <text:p>102.41%</text:p>
          </table:table-cell>
          <table:table-cell table:style-name="ce4" table:formula="of:=[.L$237]/[.C$12]" office:value-type="percentage" office:value="1.07743478979519">
            <text:p>107.74%</text:p>
          </table:table-cell>
          <table:table-cell office:value-type="string">
            <text:p>Added Hhold.Fctr</text:p>
          </table:table-cell>
          <table:table-cell office:value-type="string">
            <text:p>Q115611.fctrNo</text:p>
          </table:table-cell>
          <table:table-cell office:value-type="float" office:value="10.978069">
            <text:p>10.98</text:p>
          </table:table-cell>
          <table:table-cell office:value-type="string">
            <text:p>Q116881.fctrRight</text:p>
          </table:table-cell>
          <table:table-cell office:value-type="float" office:value="19.9054">
            <text:p>19.91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4">
            <text:p>0.4000</text:p>
          </table:table-cell>
          <table:table-cell table:style-name="ce25" table:formula="of:=[.O81]/[.O109]" office:value-type="percentage" office:value="0.666666666666667">
            <text:p>66.6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table:number-columns-repeated="2"/>
          <table:table-cell office:value-type="string">
            <text:p>Q115611.fctrNo</text:p>
          </table:table-cell>
          <table:table-cell office:value-type="float" office:value="14.70827">
            <text:p>14.71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4">
            <text:p>0.4000</text:p>
          </table:table-cell>
          <table:table-cell table:style-name="ce25" table:formula="of:=[.O82]/[.O110]" office:value-type="percentage" office:value="0.666666666666667">
            <text:p>66.6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table:number-columns-repeated="2"/>
          <table:table-cell office:value-type="string">
            <text:p>Q113181.fctrNo</text:p>
          </table:table-cell>
          <table:table-cell office:value-type="float" office:value="13.88553">
            <text:p>13.89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4699552">
            <text:p>0.4700</text:p>
          </table:table-cell>
          <table:table-cell table:style-name="ce25" table:formula="of:=[.O83]/[.O111]" office:value-type="percentage" office:value="0.847584235811034">
            <text:p>84.7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table:number-columns-repeated="2"/>
          <table:table-cell office:value-type="string">
            <text:p>Gender.fctrM</text:p>
          </table:table-cell>
          <table:table-cell office:value-type="float" office:value="13.40694">
            <text:p>13.41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471308">
            <text:p>0.6471</text:p>
          </table:table-cell>
          <table:table-cell table:style-name="ce25" table:formula="of:=[.O84]/[.O112]" office:value-type="percentage" office:value="1.03590585182913">
            <text:p>103.59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Q119851.fctrNo</text:p>
          </table:table-cell>
          <table:table-cell office:value-type="float" office:value="12.48597">
            <text:p>12.49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43376">
            <text:p>0.6343</text:p>
          </table:table-cell>
          <table:table-cell table:style-name="ce25" table:formula="of:=[.O85]/[.O113]" office:value-type="percentage" office:value="1.00189089181483">
            <text:p>100.19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18232.fctrId</text:p>
          </table:table-cell>
          <table:table-cell office:value-type="float" office:value="11.70532">
            <text:p>11.71</text:p>
          </table:table-cell>
          <table:table-cell table:number-columns-repeated="6"/>
          <table:table-cell/>
          <table:table-cell table:style-name="ce25" table:formula="of:=[.O86]/[.O11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Hhold.fctrMKy</text:p>
          </table:table-cell>
          <table:table-cell office:value-type="float" office:value="11.33551">
            <text:p>11.34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19" office:value-type="float" office:value="0.6497">
            <text:p>0.6497</text:p>
          </table:table-cell>
          <table:table-cell table:style-name="ce25" table:formula="of:=[.O87]/[.O115]" office:value-type="percentage" office:value="0.975818564133373">
            <text:p>97.5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379.fctrYes</text:p>
          </table:table-cell>
          <table:table-cell office:value-type="float" office:value="10.83163">
            <text:p>10.83</text:p>
          </table:table-cell>
          <table:table-cell table:number-columns-repeated="6"/>
          <table:table-cell table:style-name="ce19"/>
          <table:table-cell table:style-name="ce25" table:formula="of:=[.O88]/[.O11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01163.fctrDad</text:p>
          </table:table-cell>
          <table:table-cell office:value-type="float" office:value="10.77382">
            <text:p>10.77</text:p>
          </table:table-cell>
          <table:table-cell table:number-columns-repeated="5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89]/[.O11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472.fctrScience</text:p>
          </table:table-cell>
          <table:table-cell office:value-type="float" office:value="10.28784">
            <text:p>10.29</text:p>
          </table:table-cell>
          <table:table-cell table:number-columns-repeated="5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90]/[.O11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 table:formula="of:=[.O91]/[.O11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25" table:formula="of:=[.O92]/[.O12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string">
            <text:p>N/A</text:p>
          </table:table-cell>
          <table:table-cell table:style-name="ce25" table:formula="of:=[.O93]/[.O12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5" table:formula="of:=[.O94]/[.O122]" office:value-type="percentage" office:value="0.81472910667915">
            <text:p>81.47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string">
            <text:p>N/A</text:p>
          </table:table-cell>
          <table:table-cell table:style-name="ce25" table:formula="of:=[.O95]/[.O123]" office:value-type="percentage" office:value="0">
            <text:p>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Votes_Q_02_cluster)</text:p>
          </table:table-cell>
          <table:table-cell office:value-type="float" office:value="0.58046">
            <text:p>0.5805</text:p>
          </table:table-cell>
          <table:table-cell table:style-name="ce25" table:formula="of:=[.O96]/[.O124]" office:value-type="percentage" office:value="1">
            <text:p>10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72:.K96])" office:value-type="float" office:value="537.667">
            <text:p>537.67</text:p>
          </table:table-cell>
          <table:table-cell table:style-name="ce16" table:formula="of:=SUM([.L72:.L96])" office:value-type="float" office:value="2478.0784">
            <text:p>2,478.08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table:formula="of:=[.K97]/[.K153]" office:value-type="percentage" office:value="1.03944045788452">
            <text:p>103.94%</text:p>
          </table:table-cell>
          <table:table-cell table:style-name="ce17" table:formula="of:=[.L97]/[.L153]" office:value-type="percentage" office:value="0.998032323520493">
            <text:p>99.80%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YOB_Age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287477">
            <text:p>4.29</text:p>
          </table:table-cell>
          <table:table-cell office:value-type="float" office:value="28.8518">
            <text:p>28.85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7">
            <text:p>467.0000</text:p>
          </table:table-cell>
          <table:table-cell table:style-name="ce25" table:formula="of:=[.O100]/[.O128]" office:value-type="percentage" office:value="1">
            <text:p>100.00%</text:p>
          </table:table-cell>
          <table:table-cell table:number-columns-repeated="2"/>
          <table:table-cell table:style-name="ce6"/>
          <table:table-cell table:number-columns-repeated="10"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1">
          <table:table-cell table:number-columns-repeated="3"/>
          <table:table-cell office:value-type="string">
            <text:p>Added YOB.Age.dff</text:p>
          </table:table-cell>
          <table:table-cell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105356">
            <text:p>14.11</text:p>
          </table:table-cell>
          <table:table-cell office:value-type="float" office:value="71.4698">
            <text:p>71.47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">
            <text:p>32.0000</text:p>
          </table:table-cell>
          <table:table-cell table:style-name="ce25" table:formula="of:=[.O101]/[.O129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1">
          <table:table-cell/>
          <table:table-cell table:style-name="ce4" table:formula="of:=[.K$153]/[.B$12]" office:value-type="percentage" office:value="0.962056068161148">
            <text:p>96.21%</text:p>
          </table:table-cell>
          <table:table-cell table:style-name="ce4" table:formula="of:=[.L$153]/[.C$12]" office:value-type="percentage" office:value="1.00197155586361">
            <text:p>100.20%</text:p>
          </table:table-cell>
          <table:table-cell office:value-type="string">
            <text:p>Clustered on Q*.fctr</text:p>
          </table:table-cell>
          <table:table-cell office:value-type="string">
            <text:p>Hhold.fctrPKn</text:p>
          </table:table-cell>
          <table:table-cell office:value-type="float" office:value="41.550592">
            <text:p>41.55</text:p>
          </table:table-cell>
          <table:table-cell office:value-type="string">
            <text:p>Q109244.fctrNo</text:p>
          </table:table-cell>
          <table:table-cell office:value-type="float" office:value="37.87229">
            <text:p>37.87</text:p>
          </table:table-cell>
          <table:table-cell/>
          <table:table-cell office:value-type="string">
            <text:p>N</text:p>
          </table:table-cell>
          <table:table-cell office:value-type="float" office:value="38.829137">
            <text:p>38.83</text:p>
          </table:table-cell>
          <table:table-cell office:value-type="float" office:value="209.17187">
            <text:p>209.17</text:p>
          </table:table-cell>
          <table:table-cell/>
          <table:table-cell office:value-type="string">
            <text:p>OOBobs errors</text:p>
          </table:table-cell>
          <table:table-cell table:style-name="ce23" table:formula="of:=SUM([.O100:.O101])" office:value-type="float" office:value="499">
            <text:p>499.0000</text:p>
          </table:table-cell>
          <table:table-cell table:style-name="ce25" table:formula="of:=[.O102]/[.O130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09244.fctrNo</text:p>
          </table:table-cell>
          <table:table-cell office:value-type="float" office:value="39.834578">
            <text:p>39.83</text:p>
          </table:table-cell>
          <table:table-cell office:value-type="string">
            <text:p>Hhold.fctrPKn</text:p>
          </table:table-cell>
          <table:table-cell office:value-type="float" office:value="37.12514">
            <text:p>37.13</text:p>
          </table:table-cell>
          <table:table-cell/>
          <table:table-cell office:value-type="string">
            <text:p>SKn</text:p>
          </table:table-cell>
          <table:table-cell office:value-type="float" office:value="238.706608">
            <text:p>238.71</text:p>
          </table:table-cell>
          <table:table-cell office:value-type="float" office:value="1101.62745">
            <text:p>1,101.63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88">
            <text:p>1,188.0000</text:p>
          </table:table-cell>
          <table:table-cell table:style-name="ce25" table:formula="of:=[.O103]/[.O131]" office:value-type="percentage" office:value="0.998319327731092">
            <text:p>99.83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/>
          <table:table-cell table:style-name="ce4" table:formula="of:=[.K$153]/[.B$12]" office:value-type="percentage" office:value="0.962056068161148">
            <text:p>96.21%</text:p>
          </table:table-cell>
          <table:table-cell table:style-name="ce4" table:formula="of:=[.L$153]/[.C$12]" office:value-type="percentage" office:value="1.00197155586361">
            <text:p>100.20%</text:p>
          </table:table-cell>
          <table:table-cell office:value-type="string">
            <text:p>Added Q*.fctr</text:p>
          </table:table-cell>
          <table:table-cell office:value-type="string">
            <text:p>Q115611.fctrYes</text:p>
          </table:table-cell>
          <table:table-cell office:value-type="float" office:value="38.992612">
            <text:p>38.99</text:p>
          </table:table-cell>
          <table:table-cell office:value-type="string">
            <text:p>Q115611.fctrYes</text:p>
          </table:table-cell>
          <table:table-cell office:value-type="float" office:value="34.42825">
            <text:p>34.43</text:p>
          </table:table-cell>
          <table:table-cell/>
          <table:table-cell office:value-type="string">
            <text:p>SKy</text:p>
          </table:table-cell>
          <table:table-cell office:value-type="float" office:value="24.550566">
            <text:p>24.55</text:p>
          </table:table-cell>
          <table:table-cell office:value-type="float" office:value="87.64803">
            <text:p>87.65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4">
            <text:p>204.0000</text:p>
          </table:table-cell>
          <table:table-cell table:style-name="ce25" table:formula="of:=[.O104]/[.O132]" office:value-type="percentage" office:value="1.00990099009901">
            <text:p>100.99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formula="of:=[.K$237]/[.B$12]" office:value-type="percentage" office:value="1.02406049097304">
            <text:p>102.41%</text:p>
          </table:table-cell>
          <table:table-cell table:style-name="ce4" table:formula="of:=[.L$237]/[.C$12]" office:value-type="percentage" office:value="1.07743478979519">
            <text:p>107.74%</text:p>
          </table:table-cell>
          <table:table-cell office:value-type="string">
            <text:p>Added Edn.fctr</text:p>
          </table:table-cell>
          <table:table-cell office:value-type="string">
            <text:p>Q98197.fctrNo</text:p>
          </table:table-cell>
          <table:table-cell office:value-type="float" office:value="20.61959">
            <text:p>20.62</text:p>
          </table:table-cell>
          <table:table-cell office:value-type="string">
            <text:p>Q98197.fctrNo</text:p>
          </table:table-cell>
          <table:table-cell office:value-type="float" office:value="29.27016">
            <text:p>29.27</text:p>
          </table:table-cell>
          <table:table-cell/>
          <table:table-cell office:value-type="string">
            <text:p>MKn</text:p>
          </table:table-cell>
          <table:table-cell office:value-type="float" office:value="62.217797">
            <text:p>62.22</text:p>
          </table:table-cell>
          <table:table-cell office:value-type="float" office:value="291.62067">
            <text:p>291.62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 table:formula="of:=[.O105]/[.O13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formula="of:=[.K$265]/[.B$12]" office:value-type="percentage" office:value="1.02295373158479">
            <text:p>102.30%</text:p>
          </table:table-cell>
          <table:table-cell table:style-name="ce4" table:formula="of:=[.L$265]/[.C$12]" office:value-type="percentage" office:value="1.09252080563714">
            <text:p>109.25%</text:p>
          </table:table-cell>
          <table:table-cell office:value-type="string">
            <text:p>Added Hhold.Fctr</text:p>
          </table:table-cell>
          <table:table-cell office:value-type="string">
            <text:p>Q98869.fctrNo</text:p>
          </table:table-cell>
          <table:table-cell office:value-type="float" office:value="20.336592">
            <text:p>20.34</text:p>
          </table:table-cell>
          <table:table-cell office:value-type="string">
            <text:p>Q116881.fctrRight</text:p>
          </table:table-cell>
          <table:table-cell office:value-type="float" office:value="17.04694">
            <text:p>17.05</text:p>
          </table:table-cell>
          <table:table-cell/>
          <table:table-cell office:value-type="string">
            <text:p>MKy</text:p>
          </table:table-cell>
          <table:table-cell office:value-type="float" office:value="134.548068">
            <text:p>134.55</text:p>
          </table:table-cell>
          <table:table-cell office:value-type="float" office:value="711.35187">
            <text:p>711.35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6219451">
            <text:p>0.6219</text:p>
          </table:table-cell>
          <table:table-cell table:style-name="ce25" table:formula="of:=[.O106]/[.O134]" office:value-type="percentage" office:value="0.997126515100746">
            <text:p>99.7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Q116881.fctrRight</text:p>
          </table:table-cell>
          <table:table-cell office:value-type="float" office:value="10.35183">
            <text:p>10.35</text:p>
          </table:table-cell>
          <table:table-cell office:value-type="string">
            <text:p>Q98869.fctrNo</text:p>
          </table:table-cell>
          <table:table-cell office:value-type="float" office:value="16.98512">
            <text:p>16.9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8233">
            <text:p>0.3182</text:p>
          </table:table-cell>
          <table:table-cell table:style-name="ce25" table:formula="of:=[.O107]/[.O135]" office:value-type="percentage" office:value="0.999200910553789">
            <text:p>99.9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Q113181.fctrYes</text:p>
          </table:table-cell>
          <table:table-cell office:value-type="float" office:value="10.027835">
            <text:p>10.03</text:p>
          </table:table-cell>
          <table:table-cell office:value-type="string">
            <text:p>Q113181.fctrYes</text:p>
          </table:table-cell>
          <table:table-cell office:value-type="float" office:value="15.72468">
            <text:p>15.72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108]/[.O136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table:number-columns-repeated="2"/>
          <table:table-cell office:value-type="string">
            <text:p>Q115611.fctrNo</text:p>
          </table:table-cell>
          <table:table-cell office:value-type="float" office:value="14.24311">
            <text:p>14.24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5" table:formula="of:=[.O109]/[.O137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Gender.fctrM</text:p>
          </table:table-cell>
          <table:table-cell office:value-type="float" office:value="10.97804">
            <text:p>10.98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25" table:formula="of:=[.O110]/[.O138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5544643">
            <text:p>0.5545</text:p>
          </table:table-cell>
          <table:table-cell table:style-name="ce25" table:formula="of:=[.O111]/[.O139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6247004">
            <text:p>0.6247</text:p>
          </table:table-cell>
          <table:table-cell table:style-name="ce25" table:formula="of:=[.O112]/[.O140]" office:value-type="percentage" office:value="1.00000048023043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6331404">
            <text:p>0.6331</text:p>
          </table:table-cell>
          <table:table-cell table:style-name="ce25" table:formula="of:=[.O113]/[.O141]" office:value-type="percentage" office:value="0.999432359905288">
            <text:p>99.94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/>
          <table:table-cell table:style-name="ce25" table:formula="of:=[.O114]/[.O14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float" office:value="0.6658">
            <text:p>0.6658</text:p>
          </table:table-cell>
          <table:table-cell table:style-name="ce25" table:formula="of:=[.O115]/[.O143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 table:formula="of:=[.O116]/[.O14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117]/[.O14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118]/[.O14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 table:formula="of:=[.O119]/[.O14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25" table:formula="of:=[.O120]/[.O148]" office:value-type="percentage" office:value="0">
            <text:p>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string">
            <text:p>N/A</text:p>
          </table:table-cell>
          <table:table-cell table:style-name="ce25" table:formula="of:=[.O121]/[.O149]" office:value-type="percentage" office:value="0">
            <text:p>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56609">
            <text:p>0.5661</text:p>
          </table:table-cell>
          <table:table-cell table:style-name="ce25" table:formula="of:=[.O122]/[.O150]" office:value-type="percentage" office:value="0.975243772180684">
            <text:p>97.52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1148">
            <text:p>1148</text:p>
          </table:table-cell>
          <table:table-cell table:style-name="ce25" table:formula="of:=[.O123]/[.O151]" office:value-type="percentage" office:value="1.54301075268817">
            <text:p>154.3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Votes_Q_02_cluster)</text:p>
          </table:table-cell>
          <table:table-cell office:value-type="float" office:value="0.58046">
            <text:p>0.5805</text:p>
          </table:table-cell>
          <table:table-cell table:style-name="ce25" table:formula="of:=[.O124]/[.O152]" office:value-type="percentage" office:value="0">
            <text:p>#DIV/0!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00:.K124])" office:value-type="float" office:value="517.245009">
            <text:p>517.25</text:p>
          </table:table-cell>
          <table:table-cell table:style-name="ce16" table:formula="of:=SUM([.L100:.L124])" office:value-type="float" office:value="2501.74149">
            <text:p>2,501.74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table:formula="of:=[.K125]/[.K181]" office:value-type="percentage" office:value="1.02258302040706">
            <text:p>102.26%</text:p>
          </table:table-cell>
          <table:table-cell table:style-name="ce17" table:formula="of:=[.L125]/[.L181]" office:value-type="percentage" office:value="1.00743972454638">
            <text:p>100.74%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Q_02_cluster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28726">
            <text:p>4.29</text:p>
          </table:table-cell>
          <table:table-cell office:value-type="float" office:value="28.8099">
            <text:p>28.81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7">
            <text:p>467.0000</text:p>
          </table:table-cell>
          <table:table-cell table:style-name="ce25" table:formula="of:=[.O128]/[.O156]" office:value-type="percentage" office:value="1.01301518438178">
            <text:p>101.30%</text:p>
          </table:table-cell>
          <table:table-cell table:number-columns-repeated="2"/>
          <table:table-cell table:style-name="ce6"/>
          <table:table-cell table:number-columns-repeated="10"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1">
          <table:table-cell table:number-columns-repeated="3"/>
          <table:table-cell office:value-type="string">
            <text:p>Clustered on Q*.fctr</text:p>
          </table:table-cell>
          <table:table-cell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10653">
            <text:p>14.11</text:p>
          </table:table-cell>
          <table:table-cell office:value-type="float" office:value="70.27426">
            <text:p>70.27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">
            <text:p>32.0000</text:p>
          </table:table-cell>
          <table:table-cell table:style-name="ce25" table:formula="of:=[.O129]/[.O157]" office:value-type="percentage" office:value="0.864864864864865">
            <text:p>86.49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Hhold.fctrPKn</text:p>
          </table:table-cell>
          <table:table-cell office:value-type="float" office:value="41.566427">
            <text:p>41.57</text:p>
          </table:table-cell>
          <table:table-cell office:value-type="string">
            <text:p>Hhold.fctrPKn</text:p>
          </table:table-cell>
          <table:table-cell office:value-type="float" office:value="41.04101">
            <text:p>41.04</text:p>
          </table:table-cell>
          <table:table-cell/>
          <table:table-cell office:value-type="string">
            <text:p>N</text:p>
          </table:table-cell>
          <table:table-cell office:value-type="float" office:value="38.82857">
            <text:p>38.83</text:p>
          </table:table-cell>
          <table:table-cell office:value-type="float" office:value="208.01341">
            <text:p>208.01</text:p>
          </table:table-cell>
          <table:table-cell/>
          <table:table-cell office:value-type="string">
            <text:p>OOBobs errors</text:p>
          </table:table-cell>
          <table:table-cell table:style-name="ce23" table:formula="of:=SUM([.O128:.O129])" office:value-type="float" office:value="499">
            <text:p>499.0000</text:p>
          </table:table-cell>
          <table:table-cell table:style-name="ce25" table:formula="of:=[.O130]/[.O158]" office:value-type="percentage" office:value="1.00200803212851">
            <text:p>100.2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/>
          <table:table-cell table:style-name="ce4" table:formula="of:=[.K$181]/[.B$12]" office:value-type="percentage" office:value="0.940771927605748">
            <text:p>94.08%</text:p>
          </table:table-cell>
          <table:table-cell table:style-name="ce4" table:formula="of:=[.L$181]/[.C$12]" office:value-type="percentage" office:value="1.00209366660877">
            <text:p>100.21%</text:p>
          </table:table-cell>
          <table:table-cell office:value-type="string">
            <text:p>Added Q*.fctr</text:p>
          </table:table-cell>
          <table:table-cell office:value-type="string">
            <text:p>Q109244.fctrNo</text:p>
          </table:table-cell>
          <table:table-cell office:value-type="float" office:value="39.809336">
            <text:p>39.81</text:p>
          </table:table-cell>
          <table:table-cell office:value-type="string">
            <text:p>Q109244.fctrNo</text:p>
          </table:table-cell>
          <table:table-cell office:value-type="float" office:value="38.7678">
            <text:p>38.77</text:p>
          </table:table-cell>
          <table:table-cell/>
          <table:table-cell office:value-type="string">
            <text:p>SKn</text:p>
          </table:table-cell>
          <table:table-cell office:value-type="float" office:value="238.72729">
            <text:p>238.73</text:p>
          </table:table-cell>
          <table:table-cell office:value-type="float" office:value="1093.00709">
            <text:p>1,093.01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90">
            <text:p>1,190.0000</text:p>
          </table:table-cell>
          <table:table-cell table:style-name="ce25" table:formula="of:=[.O131]/[.O159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/>
          <table:table-cell table:style-name="ce4" table:formula="of:=[.K$265]/[.B$12]" office:value-type="percentage" office:value="1.02295373158479">
            <text:p>102.30%</text:p>
          </table:table-cell>
          <table:table-cell table:style-name="ce4" table:formula="of:=[.L$265]/[.C$12]" office:value-type="percentage" office:value="1.09252080563714">
            <text:p>109.25%</text:p>
          </table:table-cell>
          <table:table-cell office:value-type="string">
            <text:p>Added Edn.fctr</text:p>
          </table:table-cell>
          <table:table-cell office:value-type="string">
            <text:p>Q115611.fctrYes</text:p>
          </table:table-cell>
          <table:table-cell office:value-type="float" office:value="38.973736">
            <text:p>38.97</text:p>
          </table:table-cell>
          <table:table-cell office:value-type="string">
            <text:p>Q115611.fctrYes</text:p>
          </table:table-cell>
          <table:table-cell office:value-type="float" office:value="35.97314">
            <text:p>35.97</text:p>
          </table:table-cell>
          <table:table-cell/>
          <table:table-cell office:value-type="string">
            <text:p>SKy</text:p>
          </table:table-cell>
          <table:table-cell office:value-type="float" office:value="24.5539">
            <text:p>24.55</text:p>
          </table:table-cell>
          <table:table-cell office:value-type="float" office:value="86.83529">
            <text:p>86.84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2">
            <text:p>202.0000</text:p>
          </table:table-cell>
          <table:table-cell table:style-name="ce25" table:formula="of:=[.O132]/[.O160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formula="of:=[.K$293]/[.B$12]" office:value-type="percentage" office:value="1.03023012384989">
            <text:p>103.02%</text:p>
          </table:table-cell>
          <table:table-cell table:style-name="ce4" table:formula="of:=[.L$293]/[.C$12]" office:value-type="percentage" office:value="1.09855791487469">
            <text:p>109.86%</text:p>
          </table:table-cell>
          <table:table-cell office:value-type="string">
            <text:p>Added Hhold.Fctr</text:p>
          </table:table-cell>
          <table:table-cell office:value-type="string">
            <text:p>Q98197.fctrNo</text:p>
          </table:table-cell>
          <table:table-cell office:value-type="float" office:value="20.633416">
            <text:p>20.63</text:p>
          </table:table-cell>
          <table:table-cell office:value-type="string">
            <text:p>Q98197.fctrNo</text:p>
          </table:table-cell>
          <table:table-cell office:value-type="float" office:value="31.0189">
            <text:p>31.02</text:p>
          </table:table-cell>
          <table:table-cell/>
          <table:table-cell office:value-type="string">
            <text:p>MKn</text:p>
          </table:table-cell>
          <table:table-cell office:value-type="float" office:value="62.21564">
            <text:p>62.22</text:p>
          </table:table-cell>
          <table:table-cell office:value-type="float" office:value="289.9808">
            <text:p>289.98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 table:formula="of:=[.O133]/[.O16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Q98869.fctrNo</text:p>
          </table:table-cell>
          <table:table-cell office:value-type="float" office:value="20.364904">
            <text:p>20.36</text:p>
          </table:table-cell>
          <table:table-cell office:value-type="string">
            <text:p>Q98869.fctrNo</text:p>
          </table:table-cell>
          <table:table-cell office:value-type="float" office:value="20.66429">
            <text:p>20.66</text:p>
          </table:table-cell>
          <table:table-cell/>
          <table:table-cell office:value-type="string">
            <text:p>MKy</text:p>
          </table:table-cell>
          <table:table-cell office:value-type="float" office:value="134.54661">
            <text:p>134.55</text:p>
          </table:table-cell>
          <table:table-cell office:value-type="float" office:value="706.04332">
            <text:p>706.04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6237374">
            <text:p>0.6237</text:p>
          </table:table-cell>
          <table:table-cell table:style-name="ce25" table:formula="of:=[.O134]/[.O162]" office:value-type="percentage" office:value="0.996222344388923">
            <text:p>99.6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Q116881.fctrRight</text:p>
          </table:table-cell>
          <table:table-cell office:value-type="float" office:value="10.343396">
            <text:p>10.34</text:p>
          </table:table-cell>
          <table:table-cell office:value-type="string">
            <text:p>Q116881.fctrRight</text:p>
          </table:table-cell>
          <table:table-cell office:value-type="float" office:value="18.05053">
            <text:p>18.05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84875">
            <text:p>0.3185</text:p>
          </table:table-cell>
          <table:table-cell table:style-name="ce25" table:formula="of:=[.O135]/[.O163]" office:value-type="percentage" office:value="1.00869219586816">
            <text:p>100.8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Q113181.fctrYes</text:p>
          </table:table-cell>
          <table:table-cell office:value-type="float" office:value="10.032156">
            <text:p>10.03</text:p>
          </table:table-cell>
          <table:table-cell office:value-type="string">
            <text:p>Hhold.fctrPKy:.clusterid.fctr2</text:p>
          </table:table-cell>
          <table:table-cell office:value-type="float" office:value="17.2224">
            <text:p>17.22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136]/[.O164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Q113181.fctrYes</text:p>
          </table:table-cell>
          <table:table-cell office:value-type="float" office:value="15.53613">
            <text:p>15.54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5" table:formula="of:=[.O137]/[.O165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15611.fctrNo</text:p>
          </table:table-cell>
          <table:table-cell office:value-type="float" office:value="14.73459">
            <text:p>14.73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25" table:formula="of:=[.O138]/[.O166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Gender.fctrM</text:p>
          </table:table-cell>
          <table:table-cell office:value-type="float" office:value="11.84785">
            <text:p>11.85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544643">
            <text:p>0.5545</text:p>
          </table:table-cell>
          <table:table-cell table:style-name="ce25" table:formula="of:=[.O139]/[.O167]" office:value-type="percentage" office:value="0.99839238572803">
            <text:p>99.84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13181.fctrNo</text:p>
          </table:table-cell>
          <table:table-cell office:value-type="float" office:value="11.47304">
            <text:p>11.47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247001">
            <text:p>0.6247</text:p>
          </table:table-cell>
          <table:table-cell table:style-name="ce25" table:formula="of:=[.O140]/[.O168]" office:value-type="percentage" office:value="0.9987981487942">
            <text:p>99.8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19851.fctrNo</text:p>
          </table:table-cell>
          <table:table-cell office:value-type="float" office:value="11.0823">
            <text:p>11.08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35">
            <text:p>0.6335</text:p>
          </table:table-cell>
          <table:table-cell table:style-name="ce25" table:formula="of:=[.O141]/[.O169]" office:value-type="percentage" office:value="0.998584799632029">
            <text:p>99.8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18232.fctrId</text:p>
          </table:table-cell>
          <table:table-cell office:value-type="float" office:value="10.92836">
            <text:p>10.93</text:p>
          </table:table-cell>
          <table:table-cell table:number-columns-repeated="6"/>
          <table:table-cell/>
          <table:table-cell table:style-name="ce25" table:formula="of:=[.O142]/[.O17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01163.fctrDad</text:p>
          </table:table-cell>
          <table:table-cell office:value-type="float" office:value="10.311">
            <text:p>10.31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19" office:value-type="float" office:value="0.6658">
            <text:p>0.6658</text:p>
          </table:table-cell>
          <table:table-cell table:style-name="ce25" table:formula="of:=[.O143]/[.O171]" office:value-type="percentage" office:value="0.970695436652573">
            <text:p>97.0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 table:formula="of:=[.O144]/[.O17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145]/[.O17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146]/[.O17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 table:formula="of:=[.O147]/[.O17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56466">
            <text:p>0.5647</text:p>
          </table:table-cell>
          <table:table-cell table:style-name="ce25" table:formula="of:=[.O148]/[.O176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744">
            <text:p>744</text:p>
          </table:table-cell>
          <table:table-cell table:style-name="ce25" table:formula="of:=[.O149]/[.O177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58046">
            <text:p>0.5805</text:p>
          </table:table-cell>
          <table:table-cell table:style-name="ce25" table:formula="of:=[.O150]/[.O178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744">
            <text:p>744</text:p>
          </table:table-cell>
          <table:table-cell table:style-name="ce25" table:formula="of:=[.O151]/[.O179]" office:value-type="percentage" office:value="1">
            <text:p>10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14"/>
          <table:table-cell/>
          <table:table-cell table:number-columns-repeated="2"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28:.K152])" office:value-type="float" office:value="517.2658">
            <text:p>517.27</text:p>
          </table:table-cell>
          <table:table-cell table:style-name="ce16" table:formula="of:=SUM([.L128:.L152])" office:value-type="float" office:value="2482.96407">
            <text:p>2,482.96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table:formula="of:=[.K153]/[.K209]" office:value-type="percentage" office:value="1.01844589682808">
            <text:p>101.84%</text:p>
          </table:table-cell>
          <table:table-cell table:style-name="ce17" table:formula="of:=[.L153]/[.L209]" office:value-type="percentage" office:value="0.987738015785817">
            <text:p>98.77%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Q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4135">
            <text:p>4.44</text:p>
          </table:table-cell>
          <table:table-cell office:value-type="float" office:value="29.00365">
            <text:p>29.00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1">
            <text:p>461.0000</text:p>
          </table:table-cell>
          <table:table-cell table:style-name="ce25" table:formula="of:=[.O156]/[.O184]" office:value-type="percentage" office:value="0.989270386266094">
            <text:p>98.93%</text:p>
          </table:table-cell>
          <table:table-cell table:number-columns-repeated="2"/>
          <table:table-cell table:style-name="ce6"/>
          <table:table-cell table:number-columns-repeated="10"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1">
          <table:table-cell/>
          <table:table-cell table:style-name="ce4" table:formula="of:=[.K$181]/[.B$12]" office:value-type="percentage" office:value="0.940771927605748">
            <text:p>94.08%</text:p>
          </table:table-cell>
          <table:table-cell table:style-name="ce4" table:formula="of:=[.L$181]/[.C$12]" office:value-type="percentage" office:value="1.00209366660877">
            <text:p>100.21%</text:p>
          </table:table-cell>
          <table:table-cell office:value-type="string">
            <text:p>Added Q*.fctr</text:p>
          </table:table-cell>
          <table:table-cell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2201">
            <text:p>14.22</text:p>
          </table:table-cell>
          <table:table-cell office:value-type="float" office:value="70.27487">
            <text:p>70.27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7">
            <text:p>37.0000</text:p>
          </table:table-cell>
          <table:table-cell table:style-name="ce25" table:formula="of:=[.O157]/[.O185]" office:value-type="percentage" office:value="1.15625">
            <text:p>115.63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726">
            <text:p>0.6726</text:p>
          </table:table-cell>
          <table:table-cell table:number-columns-repeated="963"/>
        </table:table-row>
        <table:table-row table:style-name="ro1">
          <table:table-cell/>
          <table:table-cell table:style-name="ce4" table:formula="of:=[.K$265]/[.B$12]" office:value-type="percentage" office:value="1.02295373158479">
            <text:p>102.30%</text:p>
          </table:table-cell>
          <table:table-cell table:style-name="ce4" table:formula="of:=[.L$265]/[.C$12]" office:value-type="percentage" office:value="1.09252080563714">
            <text:p>109.25%</text:p>
          </table:table-cell>
          <table:table-cell office:value-type="string">
            <text:p>Added Edn.fctr</text:p>
          </table:table-cell>
          <table:table-cell office:value-type="string">
            <text:p>Hhold.fctrPKn</text:p>
          </table:table-cell>
          <table:table-cell office:value-type="float" office:value="67.44709">
            <text:p>67.45</text:p>
          </table:table-cell>
          <table:table-cell office:value-type="string">
            <text:p>Hhold.fctrPKn</text:p>
          </table:table-cell>
          <table:table-cell office:value-type="float" office:value="41.1135979">
            <text:p>41.11</text:p>
          </table:table-cell>
          <table:table-cell/>
          <table:table-cell office:value-type="string">
            <text:p>N</text:p>
          </table:table-cell>
          <table:table-cell office:value-type="float" office:value="37.99992">
            <text:p>38.00</text:p>
          </table:table-cell>
          <table:table-cell office:value-type="float" office:value="208.0169">
            <text:p>208.02</text:p>
          </table:table-cell>
          <table:table-cell/>
          <table:table-cell office:value-type="string">
            <text:p>OOBobs errors</text:p>
          </table:table-cell>
          <table:table-cell table:style-name="ce23" table:formula="of:=SUM([.O156:.O157])" office:value-type="float" office:value="498">
            <text:p>498.0000</text:p>
          </table:table-cell>
          <table:table-cell table:style-name="ce25" table:formula="of:=[.O158]/[.O186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false">
            <text:p>FALS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/>
          <table:table-cell table:style-name="ce4" table:formula="of:=[.K$293]/[.B$12]" office:value-type="percentage" office:value="1.03023012384989">
            <text:p>103.02%</text:p>
          </table:table-cell>
          <table:table-cell table:style-name="ce4" table:formula="of:=[.L$293]/[.C$12]" office:value-type="percentage" office:value="1.09855791487469">
            <text:p>109.86%</text:p>
          </table:table-cell>
          <table:table-cell office:value-type="string">
            <text:p>Added Hhold.Fctr</text:p>
          </table:table-cell>
          <table:table-cell office:value-type="string">
            <text:p>Q109244.fctrNo</text:p>
          </table:table-cell>
          <table:table-cell office:value-type="float" office:value="48.99892">
            <text:p>49.00</text:p>
          </table:table-cell>
          <table:table-cell office:value-type="string">
            <text:p>Q109244.fctrNo</text:p>
          </table:table-cell>
          <table:table-cell office:value-type="float" office:value="38.5639836">
            <text:p>38.56</text:p>
          </table:table-cell>
          <table:table-cell/>
          <table:table-cell office:value-type="string">
            <text:p>SKn</text:p>
          </table:table-cell>
          <table:table-cell office:value-type="float" office:value="233.08138">
            <text:p>233.08</text:p>
          </table:table-cell>
          <table:table-cell office:value-type="float" office:value="1093.06362">
            <text:p>1,093.06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90">
            <text:p>1,190.0000</text:p>
          </table:table-cell>
          <table:table-cell table:style-name="ce25" table:formula="of:=[.O159]/[.O187]" office:value-type="percentage" office:value="0.999160369437448">
            <text:p>99.9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/>
          <table:table-cell table:style-name="ce29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6" office:value-type="string">
            <text:p>Q</text:p>
          </table:table-cell>
          <table:table-cell table:style-name="ce30" office:value-type="boolean" office:boolean-value="true">
            <text:p>TRUE</text:p>
          </table:table-cell>
          <table:table-cell table:style-name="ce29" office:value-type="float" office:value="0.6913">
            <text:p>0.6913</text:p>
          </table:table-cell>
          <table:table-cell table:style-name="ce29" office:value-type="float" office:value="0.6859">
            <text:p>0.6859</text:p>
          </table:table-cell>
          <table:table-cell table:style-name="ce29" office:value-type="float" office:value="0.6658">
            <text:p>0.6658</text:p>
          </table:table-cell>
          <table:table-cell table:number-columns-repeated="963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Q115611.fctrYes</text:p>
          </table:table-cell>
          <table:table-cell office:value-type="float" office:value="42.94308">
            <text:p>42.94</text:p>
          </table:table-cell>
          <table:table-cell office:value-type="string">
            <text:p>Q115611.fctrYes</text:p>
          </table:table-cell>
          <table:table-cell office:value-type="float" office:value="35.9448112">
            <text:p>35.94</text:p>
          </table:table-cell>
          <table:table-cell/>
          <table:table-cell office:value-type="string">
            <text:p>MKn</text:p>
          </table:table-cell>
          <table:table-cell office:value-type="float" office:value="61.65902">
            <text:p>61.66</text:p>
          </table:table-cell>
          <table:table-cell office:value-type="float" office:value="289.98913">
            <text:p>289.99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2">
            <text:p>202.0000</text:p>
          </table:table-cell>
          <table:table-cell table:style-name="ce25" table:formula="of:=[.O160]/[.O188]" office:value-type="percentage" office:value="1.00497512437811">
            <text:p>100.5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Q98869.fctrNo</text:p>
          </table:table-cell>
          <table:table-cell office:value-type="float" office:value="34.8166">
            <text:p>34.82</text:p>
          </table:table-cell>
          <table:table-cell office:value-type="string">
            <text:p>Q98197.fctrNo</text:p>
          </table:table-cell>
          <table:table-cell office:value-type="float" office:value="30.9612021">
            <text:p>30.96</text:p>
          </table:table-cell>
          <table:table-cell/>
          <table:table-cell office:value-type="string">
            <text:p>SKy</text:p>
          </table:table-cell>
          <table:table-cell office:value-type="float" office:value="23.64664">
            <text:p>23.65</text:p>
          </table:table-cell>
          <table:table-cell office:value-type="float" office:value="86.84782">
            <text:p>86.85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 table:formula="of:=[.O161]/[.O18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Q98197.fctrNo</text:p>
          </table:table-cell>
          <table:table-cell office:value-type="float" office:value="24.12262">
            <text:p>24.12</text:p>
          </table:table-cell>
          <table:table-cell office:value-type="string">
            <text:p>Q98869.fctrNo</text:p>
          </table:table-cell>
          <table:table-cell office:value-type="float" office:value="20.5482906">
            <text:p>20.55</text:p>
          </table:table-cell>
          <table:table-cell/>
          <table:table-cell office:value-type="string">
            <text:p>MKy</text:p>
          </table:table-cell>
          <table:table-cell office:value-type="float" office:value="130.77361">
            <text:p>130.77</text:p>
          </table:table-cell>
          <table:table-cell office:value-type="float" office:value="706.07068">
            <text:p>706.07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6261026">
            <text:p>0.6261</text:p>
          </table:table-cell>
          <table:table-cell table:style-name="ce25" table:formula="of:=[.O162]/[.O190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Q116881.fctrRight</text:p>
          </table:table-cell>
          <table:table-cell office:value-type="float" office:value="18.54237">
            <text:p>18.54</text:p>
          </table:table-cell>
          <table:table-cell office:value-type="string">
            <text:p>Q116881.fctrRight</text:p>
          </table:table-cell>
          <table:table-cell office:value-type="float" office:value="18.011248">
            <text:p>18.01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5743">
            <text:p>0.3157</text:p>
          </table:table-cell>
          <table:table-cell table:style-name="ce25" table:formula="of:=[.O163]/[.O191]" office:value-type="percentage" office:value="0.990631228839789">
            <text:p>99.0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Hhold.fctrMKy</text:p>
          </table:table-cell>
          <table:table-cell office:value-type="float" office:value="18.29301">
            <text:p>18.29</text:p>
          </table:table-cell>
          <table:table-cell office:value-type="string">
            <text:p>Q113181.fctrYes</text:p>
          </table:table-cell>
          <table:table-cell office:value-type="float" office:value="15.5145602">
            <text:p>15.51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164]/[.O192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99480.fctrNo</text:p>
          </table:table-cell>
          <table:table-cell office:value-type="float" office:value="17.61676">
            <text:p>17.62</text:p>
          </table:table-cell>
          <table:table-cell office:value-type="string">
            <text:p>Q115611.fctrNo</text:p>
          </table:table-cell>
          <table:table-cell office:value-type="float" office:value="14.6199445">
            <text:p>14.62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5" table:formula="of:=[.O165]/[.O193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Income.fctr.C</text:p>
          </table:table-cell>
          <table:table-cell office:value-type="float" office:value="16.9677">
            <text:p>16.97</text:p>
          </table:table-cell>
          <table:table-cell office:value-type="string">
            <text:p>Gender.fctrM</text:p>
          </table:table-cell>
          <table:table-cell office:value-type="float" office:value="11.819197">
            <text:p>11.82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25" table:formula="of:=[.O166]/[.O194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.L</text:p>
          </table:table-cell>
          <table:table-cell office:value-type="float" office:value="16.7832">
            <text:p>16.78</text:p>
          </table:table-cell>
          <table:table-cell office:value-type="string">
            <text:p>Q113181.fctrNo</text:p>
          </table:table-cell>
          <table:table-cell office:value-type="float" office:value="11.4636192">
            <text:p>11.46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553571">
            <text:p>0.5554</text:p>
          </table:table-cell>
          <table:table-cell table:style-name="ce25" table:formula="of:=[.O167]/[.O195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5611.fctrNo</text:p>
          </table:table-cell>
          <table:table-cell office:value-type="float" office:value="15.93462">
            <text:p>15.93</text:p>
          </table:table-cell>
          <table:table-cell office:value-type="string">
            <text:p>Q119851.fctrNo</text:p>
          </table:table-cell>
          <table:table-cell office:value-type="float" office:value="11.0687511">
            <text:p>11.07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254518">
            <text:p>0.6255</text:p>
          </table:table-cell>
          <table:table-cell table:style-name="ce25" table:formula="of:=[.O168]/[.O196]" office:value-type="percentage" office:value="1.0057865728482">
            <text:p>100.5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8232.fctrId</text:p>
          </table:table-cell>
          <table:table-cell office:value-type="float" office:value="15.69161">
            <text:p>15.69</text:p>
          </table:table-cell>
          <table:table-cell office:value-type="string">
            <text:p>Q118232.fctrId</text:p>
          </table:table-cell>
          <table:table-cell office:value-type="float" office:value="10.8720293">
            <text:p>10.87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43978">
            <text:p>0.6344</text:p>
          </table:table-cell>
          <table:table-cell table:style-name="ce25" table:formula="of:=[.O169]/[.O197]" office:value-type="percentage" office:value="1.00856343916238">
            <text:p>100.8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20379.fctrYes</text:p>
          </table:table-cell>
          <table:table-cell office:value-type="float" office:value="15.41041">
            <text:p>15.41</text:p>
          </table:table-cell>
          <table:table-cell office:value-type="string">
            <text:p>Q101163.fctrDad</text:p>
          </table:table-cell>
          <table:table-cell office:value-type="float" office:value="10.2622333">
            <text:p>10.26</text:p>
          </table:table-cell>
          <table:table-cell table:number-columns-repeated="6"/>
          <table:table-cell/>
          <table:table-cell table:style-name="ce25" table:formula="of:=[.O170]/[.O19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22771.fctrPt</text:p>
          </table:table-cell>
          <table:table-cell office:value-type="float" office:value="15.02455">
            <text:p>15.02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19" office:value-type="float" office:value="0.6859">
            <text:p>0.6859</text:p>
          </table:table-cell>
          <table:table-cell table:style-name="ce25" table:formula="of:=[.O171]/[.O19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9851.fctrNo</text:p>
          </table:table-cell>
          <table:table-cell office:value-type="float" office:value="14.85551">
            <text:p>14.86</text:p>
          </table:table-cell>
          <table:table-cell table:number-columns-repeated="8"/>
          <table:table-cell table:style-name="ce19"/>
          <table:table-cell table:style-name="ce25" table:formula="of:=[.O172]/[.O20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Edn.fctr^4</text:p>
          </table:table-cell>
          <table:table-cell office:value-type="float" office:value="14.601">
            <text:p>14.60</text:p>
          </table:table-cell>
          <table:table-cell table:number-columns-repeated="7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173]/[.O20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01163.fctrDad</text:p>
          </table:table-cell>
          <table:table-cell office:value-type="float" office:value="14.59198">
            <text:p>14.59</text:p>
          </table:table-cell>
          <table:table-cell table:number-columns-repeated="7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174]/[.O20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office:value-type="string">
            <text:p>Hhold.fctrSKy</text:p>
          </table:table-cell>
          <table:table-cell office:value-type="float" office:value="14.46184">
            <text:p>14.46</text:p>
          </table:table-cell>
          <table:table-cell table:number-columns-repeated="3"/>
          <table:table-cell table:style-name="Default"/>
          <table:table-cell table:number-columns-repeated="4"/>
          <table:table-cell/>
          <table:table-cell table:style-name="ce25" table:formula="of:=[.O175]/[.O20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3181.fctrYes</text:p>
          </table:table-cell>
          <table:table-cell office:value-type="float" office:value="13.34329">
            <text:p>13.34</text:p>
          </table:table-cell>
          <table:table-cell table:number-columns-repeated="7"/>
          <table:table-cell office:value-type="string">
            <text:p>Leaderboard sel (Private)</text:p>
          </table:table-cell>
          <table:table-cell office:value-type="float" office:value="0.56466">
            <text:p>0.5647</text:p>
          </table:table-cell>
          <table:table-cell table:style-name="ce25" table:formula="of:=[.O176]/[.O204]" office:value-type="percentage" office:value="1.00512656199936">
            <text:p>100.5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1220.fctrYes</text:p>
          </table:table-cell>
          <table:table-cell office:value-type="float" office:value="13.2553">
            <text:p>13.26</text:p>
          </table:table-cell>
          <table:table-cell table:number-columns-repeated="7"/>
          <table:table-cell office:value-type="string">
            <text:p>Leaderboard sel (Private) Rank</text:p>
          </table:table-cell>
          <table:table-cell table:style-name="ce6" office:value-type="float" office:value="744">
            <text:p>744</text:p>
          </table:table-cell>
          <table:table-cell table:style-name="ce25" table:formula="of:=[.O177]/[.O205]" office:value-type="percentage" office:value="1.07514450867052">
            <text:p>107.51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4"/>
          <table:table-cell office:value-type="string">
            <text:p>Q100689.fctrYes</text:p>
          </table:table-cell>
          <table:table-cell office:value-type="float" office:value="12.51301">
            <text:p>12.51</text:p>
          </table:table-cell>
          <table:table-cell table:number-columns-repeated="7"/>
          <table:table-cell office:value-type="string">
            <text:p>Leaderboard fin (Private)</text:p>
          </table:table-cell>
          <table:table-cell office:value-type="float" office:value="0.58046">
            <text:p>0.5805</text:p>
          </table:table-cell>
          <table:table-cell table:style-name="ce25" table:formula="of:=[.O178]/[.O206]" office:value-type="percentage" office:value="1.02798144015868">
            <text:p>102.8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4"/>
          <table:table-cell office:value-type="string">
            <text:p>Q110740.fctrPC</text:p>
          </table:table-cell>
          <table:table-cell office:value-type="float" office:value="12.43709">
            <text:p>12.44</text:p>
          </table:table-cell>
          <table:table-cell table:number-columns-repeated="7"/>
          <table:table-cell office:value-type="string">
            <text:p>Leaderboard fin (Private) Rank</text:p>
          </table:table-cell>
          <table:table-cell table:style-name="ce6" office:value-type="float" office:value="744">
            <text:p>744</text:p>
          </table:table-cell>
          <table:table-cell table:style-name="ce25" table:formula="of:=[.O179]/[.O207]" office:value-type="percentage" office:value="1.07514450867052">
            <text:p>107.51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4"/>
          <table:table-cell office:value-type="string">
            <text:p>Q113181.fctrNo</text:p>
          </table:table-cell>
          <table:table-cell office:value-type="float" office:value="12.37742">
            <text:p>12.38</text:p>
          </table:table-cell>
          <table:table-cell table:number-columns-repeated="11"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56:.K180])" office:value-type="float" office:value="505.82202">
            <text:p>505.82</text:p>
          </table:table-cell>
          <table:table-cell table:style-name="ce16" table:formula="of:=SUM([.L156:.L180])" office:value-type="float" office:value="2483.26667">
            <text:p>2,483.27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table:formula="of:=[.K181]/[.K237]" office:value-type="percentage" office:value="0.918668316860706">
            <text:p>91.87%</text:p>
          </table:table-cell>
          <table:table-cell table:style-name="ce17" table:formula="of:=[.L181]/[.L237]" office:value-type="percentage" office:value="0.930073611971691">
            <text:p>93.01%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Q1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39736">
            <text:p>4.44</text:p>
          </table:table-cell>
          <table:table-cell office:value-type="float" office:value="29.02325">
            <text:p>29.02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6">
            <text:p>466.0000</text:p>
          </table:table-cell>
          <table:table-cell table:style-name="ce25" table:formula="of:=[.O184]/[.O212]" office:value-type="percentage" office:value="0.792517006802721">
            <text:p>79.25%</text:p>
          </table:table-cell>
          <table:table-cell table:number-columns-repeated="2"/>
          <table:table-cell table:style-name="ce6"/>
          <table:table-cell table:number-columns-repeated="980"/>
        </table:table-row>
        <table:table-row table:style-name="ro1">
          <table:table-cell/>
          <table:table-cell table:style-name="ce4" table:formula="of:=[.K209]/[.B12]" office:value-type="percentage" office:value="0.944631493098888">
            <text:p>94.46%</text:p>
          </table:table-cell>
          <table:table-cell table:style-name="ce4" table:formula="of:=[.L209]/[.C12]" office:value-type="percentage" office:value="1.01441023819101">
            <text:p>101.44%</text:p>
          </table:table-cell>
          <table:table-cell office:value-type="string">
            <text:p>Added Q1*.fctr</text:p>
          </table:table-cell>
          <table:table-cell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275241">
            <text:p>14.28</text:p>
          </table:table-cell>
          <table:table-cell office:value-type="float" office:value="71.20685">
            <text:p>71.21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">
            <text:p>32.0000</text:p>
          </table:table-cell>
          <table:table-cell table:style-name="ce25" table:formula="of:=[.O185]/[.O213]" office:value-type="percentage" office:value="16">
            <text:p>16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Edn.fctr</text:p>
          </table:table-cell>
          <table:table-cell office:value-type="string">
            <text:p>Hhold.fctrPKn</text:p>
          </table:table-cell>
          <table:table-cell office:value-type="float" office:value="66.66565">
            <text:p>66.67</text:p>
          </table:table-cell>
          <table:table-cell office:value-type="string">
            <text:p>Hhold.fctrPKn</text:p>
          </table:table-cell>
          <table:table-cell office:value-type="float" office:value="36.994405">
            <text:p>36.99</text:p>
          </table:table-cell>
          <table:table-cell/>
          <table:table-cell office:value-type="string">
            <text:p>N</text:p>
          </table:table-cell>
          <table:table-cell office:value-type="float" office:value="37.875827">
            <text:p>37.88</text:p>
          </table:table-cell>
          <table:table-cell office:value-type="float" office:value="210.90124">
            <text:p>210.90</text:p>
          </table:table-cell>
          <table:table-cell/>
          <table:table-cell office:value-type="string">
            <text:p>OOBobs errors</text:p>
          </table:table-cell>
          <table:table-cell table:style-name="ce23" table:formula="of:=SUM([.O184:.O185])" office:value-type="float" office:value="498">
            <text:p>498.0000</text:p>
          </table:table-cell>
          <table:table-cell table:style-name="ce25" table:formula="of:=[.O186]/[.O214]" office:value-type="percentage" office:value="0.844067796610169">
            <text:p>84.4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Hhold.Fctr</text:p>
          </table:table-cell>
          <table:table-cell office:value-type="string">
            <text:p>Q109244.fctrNo</text:p>
          </table:table-cell>
          <table:table-cell office:value-type="float" office:value="46.04154">
            <text:p>46.04</text:p>
          </table:table-cell>
          <table:table-cell office:value-type="string">
            <text:p>Q109244.fctrNo</text:p>
          </table:table-cell>
          <table:table-cell office:value-type="float" office:value="33.886874">
            <text:p>33.89</text:p>
          </table:table-cell>
          <table:table-cell/>
          <table:table-cell office:value-type="string">
            <text:p>SKn</text:p>
          </table:table-cell>
          <table:table-cell office:value-type="float" office:value="232.827797">
            <text:p>232.83</text:p>
          </table:table-cell>
          <table:table-cell office:value-type="float" office:value="1104.95451">
            <text:p>1,104.95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91">
            <text:p>1,191.0000</text:p>
          </table:table-cell>
          <table:table-cell table:style-name="ce25" table:formula="of:=[.O187]/[.O215]" office:value-type="percentage" office:value="0.888143176733781">
            <text:p>88.8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Q115611.fctrYes</text:p>
          </table:table-cell>
          <table:table-cell office:value-type="float" office:value="42.3576">
            <text:p>42.36</text:p>
          </table:table-cell>
          <table:table-cell office:value-type="string">
            <text:p>Q115611.fctrYes</text:p>
          </table:table-cell>
          <table:table-cell office:value-type="float" office:value="33.085721">
            <text:p>33.09</text:p>
          </table:table-cell>
          <table:table-cell/>
          <table:table-cell office:value-type="string">
            <text:p>MKn</text:p>
          </table:table-cell>
          <table:table-cell office:value-type="float" office:value="61.957461">
            <text:p>61.96</text:p>
          </table:table-cell>
          <table:table-cell office:value-type="float" office:value="294.14171">
            <text:p>294.14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1">
            <text:p>201.0000</text:p>
          </table:table-cell>
          <table:table-cell table:style-name="ce25" table:formula="of:=[.O188]/[.O216]" office:value-type="percentage" office:value="3.94117647058824">
            <text:p>394.1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Q113181.fctrYes</text:p>
          </table:table-cell>
          <table:table-cell office:value-type="float" office:value="25.05557">
            <text:p>25.06</text:p>
          </table:table-cell>
          <table:table-cell office:value-type="string">
            <text:p>Q113181.fctrYes</text:p>
          </table:table-cell>
          <table:table-cell office:value-type="float" office:value="25.256848">
            <text:p>25.26</text:p>
          </table:table-cell>
          <table:table-cell/>
          <table:table-cell office:value-type="string">
            <text:p>SKy</text:p>
          </table:table-cell>
          <table:table-cell office:value-type="float" office:value="23.920386">
            <text:p>23.92</text:p>
          </table:table-cell>
          <table:table-cell office:value-type="float" office:value="88.27741">
            <text:p>88.28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 table:formula="of:=[.O189]/[.O21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Q113181.fctrNo</text:p>
          </table:table-cell>
          <table:table-cell office:value-type="float" office:value="23.63294">
            <text:p>23.63</text:p>
          </table:table-cell>
          <table:table-cell office:value-type="string">
            <text:p>Q113181.fctrNo</text:p>
          </table:table-cell>
          <table:table-cell office:value-type="float" office:value="20.012414">
            <text:p>20.01</text:p>
          </table:table-cell>
          <table:table-cell/>
          <table:table-cell office:value-type="string">
            <text:p>MKy</text:p>
          </table:table-cell>
          <table:table-cell office:value-type="float" office:value="132.600733">
            <text:p>132.60</text:p>
          </table:table-cell>
          <table:table-cell office:value-type="float" office:value="715.28313">
            <text:p>715.28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6261026">
            <text:p>0.6261</text:p>
          </table:table-cell>
          <table:table-cell table:style-name="ce25" table:formula="of:=[.O190]/[.O218]" office:value-type="percentage" office:value="1.15716364676733">
            <text:p>115.7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Hhold.fctrMKy</text:p>
          </table:table-cell>
          <table:table-cell office:value-type="float" office:value="18.9961">
            <text:p>19.00</text:p>
          </table:table-cell>
          <table:table-cell office:value-type="string">
            <text:p>Q116881.fctrRight</text:p>
          </table:table-cell>
          <table:table-cell office:value-type="float" office:value="15.718133">
            <text:p>15.72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87291">
            <text:p>0.3187</text:p>
          </table:table-cell>
          <table:table-cell table:style-name="ce25" table:formula="of:=[.O191]/[.O219]" office:value-type="percentage" office:value="0.736809777800587">
            <text:p>73.6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6881.fctrRight</text:p>
          </table:table-cell>
          <table:table-cell office:value-type="float" office:value="16.79152">
            <text:p>16.79</text:p>
          </table:table-cell>
          <table:table-cell office:value-type="string">
            <text:p>Q115611.fctrNo</text:p>
          </table:table-cell>
          <table:table-cell office:value-type="float" office:value="15.446845">
            <text:p>15.45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192]/[.O220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5611.fctrNo</text:p>
          </table:table-cell>
          <table:table-cell office:value-type="float" office:value="16.73937">
            <text:p>16.74</text:p>
          </table:table-cell>
          <table:table-cell office:value-type="string">
            <text:p>Q101163.fctrMom</text:p>
          </table:table-cell>
          <table:table-cell office:value-type="float" office:value="10.565983">
            <text:p>10.57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5" table:formula="of:=[.O193]/[.O221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.L</text:p>
          </table:table-cell>
          <table:table-cell office:value-type="float" office:value="16.3653">
            <text:p>16.37</text:p>
          </table:table-cell>
          <table:table-cell table:number-columns-repeated="7"/>
          <table:table-cell table:style-name="ce6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25" table:formula="of:=[.O194]/[.O222]" office:value-type="percentage" office:value="0.857142857142857">
            <text:p>85.7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Income.fctr.C</text:p>
          </table:table-cell>
          <table:table-cell office:value-type="float" office:value="16.1089">
            <text:p>16.11</text:p>
          </table:table-cell>
          <table:table-cell table:number-columns-repeated="7"/>
          <table:table-cell office:value-type="string">
            <text:p>max.Accuracy.OOB:glb_sel_mdl</text:p>
          </table:table-cell>
          <table:table-cell office:value-type="float" office:value="0.5553571">
            <text:p>0.5554</text:p>
          </table:table-cell>
          <table:table-cell table:style-name="ce25" table:formula="of:=[.O195]/[.O223]" office:value-type="percentage" office:value="1.17358477966537">
            <text:p>117.3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22771.fctrPt</text:p>
          </table:table-cell>
          <table:table-cell office:value-type="float" office:value="16.01287">
            <text:p>16.01</text:p>
          </table:table-cell>
          <table:table-cell table:number-columns-repeated="7"/>
          <table:table-cell office:value-type="string">
            <text:p>max.Accuracy.fit:glb_sel_mdl</text:p>
          </table:table-cell>
          <table:table-cell office:value-type="float" office:value="0.6218534">
            <text:p>0.6219</text:p>
          </table:table-cell>
          <table:table-cell table:style-name="ce25" table:formula="of:=[.O196]/[.O224]" office:value-type="percentage" office:value="1.10096785850042">
            <text:p>110.1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Edn.fctr^4</text:p>
          </table:table-cell>
          <table:table-cell office:value-type="float" office:value="14.72729">
            <text:p>14.73</text:p>
          </table:table-cell>
          <table:table-cell table:number-columns-repeated="7"/>
          <table:table-cell office:value-type="string">
            <text:p>max.Accuracy.fit:glb_fin_mdl</text:p>
          </table:table-cell>
          <table:table-cell office:value-type="float" office:value="0.6290113">
            <text:p>0.6290</text:p>
          </table:table-cell>
          <table:table-cell table:style-name="ce25" table:formula="of:=[.O197]/[.O225]" office:value-type="percentage" office:value="1.09929246334083">
            <text:p>109.93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Hhold.fctrSKy</text:p>
          </table:table-cell>
          <table:table-cell office:value-type="float" office:value="14.14766">
            <text:p>14.15</text:p>
          </table:table-cell>
          <table:table-cell table:number-columns-repeated="8"/>
          <table:table-cell/>
          <table:table-cell table:style-name="ce25" table:formula="of:=[.O198]/[.O22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9851.fctrNo</text:p>
          </table:table-cell>
          <table:table-cell office:value-type="float" office:value="13.90035">
            <text:p>13.90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 table:formula="of:=[.O199]/[.O22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01163.fctrMom</text:p>
          </table:table-cell>
          <table:table-cell office:value-type="float" office:value="13.86636">
            <text:p>13.87</text:p>
          </table:table-cell>
          <table:table-cell table:number-columns-repeated="8"/>
          <table:table-cell table:style-name="ce19"/>
          <table:table-cell table:style-name="ce25" table:formula="of:=[.O200]/[.O22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00689.fctrYes</text:p>
          </table:table-cell>
          <table:table-cell office:value-type="float" office:value="13.72184">
            <text:p>13.72</text:p>
          </table:table-cell>
          <table:table-cell table:number-columns-repeated="7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201]/[.O22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8232.fctrIdealist</text:p>
          </table:table-cell>
          <table:table-cell office:value-type="float" office:value="13.6243">
            <text:p>13.62</text:p>
          </table:table-cell>
          <table:table-cell table:number-columns-repeated="7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202]/[.O23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office:value-type="string">
            <text:p>Q120379.fctrYes</text:p>
          </table:table-cell>
          <table:table-cell office:value-type="float" office:value="13.46387">
            <text:p>13.46</text:p>
          </table:table-cell>
          <table:table-cell table:number-columns-repeated="3"/>
          <table:table-cell table:style-name="Default"/>
          <table:table-cell table:number-columns-repeated="4"/>
          <table:table-cell/>
          <table:table-cell table:style-name="ce25" table:formula="of:=[.O203]/[.O23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1220.fctrYes</text:p>
          </table:table-cell>
          <table:table-cell office:value-type="float" office:value="13.1107">
            <text:p>13.11</text:p>
          </table:table-cell>
          <table:table-cell table:number-columns-repeated="7"/>
          <table:table-cell office:value-type="string">
            <text:p>Leaderboard sel (Private)</text:p>
          </table:table-cell>
          <table:table-cell office:value-type="float" office:value="0.56178">
            <text:p>0.5618</text:p>
          </table:table-cell>
          <table:table-cell table:style-name="ce25" table:formula="of:=[.O204]/[.O232]" office:value-type="percentage" office:value="1.20677951538065">
            <text:p>120.6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01163.fctrDad</text:p>
          </table:table-cell>
          <table:table-cell office:value-type="float" office:value="11.65703">
            <text:p>11.66</text:p>
          </table:table-cell>
          <table:table-cell table:number-columns-repeated="7"/>
          <table:table-cell office:value-type="string">
            <text:p>Leaderboard sel (Private) Rank</text:p>
          </table:table-cell>
          <table:table-cell table:style-name="ce6" office:value-type="float" office:value="692">
            <text:p>692</text:p>
          </table:table-cell>
          <table:table-cell table:style-name="ce25" table:formula="of:=[.O205]/[.O233]" office:value-type="percentage" office:value="0.991404011461318">
            <text:p>99.14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4"/>
          <table:table-cell office:value-type="string">
            <text:p>Q110740.fctrPC</text:p>
          </table:table-cell>
          <table:table-cell office:value-type="float" office:value="11.64944">
            <text:p>11.65</text:p>
          </table:table-cell>
          <table:table-cell table:number-columns-repeated="7"/>
          <table:table-cell office:value-type="string">
            <text:p>Leaderboard fin (Private)</text:p>
          </table:table-cell>
          <table:table-cell office:value-type="float" office:value="0.56466">
            <text:p>0.5647</text:p>
          </table:table-cell>
          <table:table-cell table:style-name="ce25" table:formula="of:=[.O206]/[.O234]" office:value-type="percentage" office:value="1.18374876836964">
            <text:p>118.37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4"/>
          <table:table-cell office:value-type="string">
            <text:p>Q115899.fctrCircumstances</text:p>
          </table:table-cell>
          <table:table-cell office:value-type="float" office:value="11.14238">
            <text:p>11.14</text:p>
          </table:table-cell>
          <table:table-cell table:number-columns-repeated="7"/>
          <table:table-cell office:value-type="string">
            <text:p>Leaderboard fin (Private) Rank</text:p>
          </table:table-cell>
          <table:table-cell table:style-name="ce6" office:value-type="float" office:value="692">
            <text:p>692</text:p>
          </table:table-cell>
          <table:table-cell table:style-name="ce25" table:formula="of:=[.O207]/[.O235]" office:value-type="percentage" office:value="0.991404011461318">
            <text:p>99.14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17"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84:.K208])" office:value-type="float" office:value="507.897181">
            <text:p>507.90</text:p>
          </table:table-cell>
          <table:table-cell table:style-name="ce16" table:formula="of:=SUM([.L184:.L208])" office:value-type="float" office:value="2513.7881">
            <text:p>2,513.79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table:formula="of:=[.K209]/[.K265]" office:value-type="percentage" office:value="0.923435209171617">
            <text:p>92.34%</text:p>
          </table:table-cell>
          <table:table-cell table:style-name="ce17" table:formula="of:=[.L209]/[.L265]" office:value-type="percentage" office:value="0.928504274661774">
            <text:p>92.85%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Q12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531583">
            <text:p>4.53</text:p>
          </table:table-cell>
          <table:table-cell office:value-type="float" office:value="30.23993">
            <text:p>30.2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88">
            <text:p>588.0000</text:p>
          </table:table-cell>
          <table:table-cell table:style-name="ce25" table:formula="of:=[.O212]/[.O240]" office:value-type="percentage" office:value="0.993243243243243">
            <text:p>99.32%</text:p>
          </table:table-cell>
          <table:table-cell table:number-columns-repeated="2"/>
          <table:table-cell table:style-name="ce6"/>
          <table:table-cell table:number-columns-repeated="980"/>
        </table:table-row>
        <table:table-row table:style-name="ro1">
          <table:table-cell/>
          <table:table-cell table:style-name="ce4" table:formula="of:=[.K237]/[.B12]" office:value-type="percentage" office:value="1.02406049097304">
            <text:p>102.41%</text:p>
          </table:table-cell>
          <table:table-cell table:style-name="ce4" table:formula="of:=[.L237]/[.C12]" office:value-type="percentage" office:value="1.07743478979519">
            <text:p>107.74%</text:p>
          </table:table-cell>
          <table:table-cell office:value-type="string">
            <text:p>Added Q12*.fctr</text:p>
          </table:table-cell>
          <table:table-cell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MKy</text:p>
          </table:table-cell>
          <table:table-cell office:value-type="float" office:value="146.836185">
            <text:p>146.84</text:p>
          </table:table-cell>
          <table:table-cell office:value-type="float" office:value="771.33065">
            <text:p>771.33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2">
            <text:p>2.0000</text:p>
          </table:table-cell>
          <table:table-cell table:style-name="ce25" table:formula="of:=[.O213]/[.O24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Edn.fctr</text:p>
          </table:table-cell>
          <table:table-cell office:value-type="string">
            <text:p>Hhold.fctrMKy</text:p>
          </table:table-cell>
          <table:table-cell office:value-type="float" office:value="39.4812407">
            <text:p>39.48</text:p>
          </table:table-cell>
          <table:table-cell office:value-type="string">
            <text:p>YOB.Age.fctr.L</text:p>
          </table:table-cell>
          <table:table-cell office:value-type="float" office:value="44.061742">
            <text:p>44.06</text:p>
          </table:table-cell>
          <table:table-cell/>
          <table:table-cell office:value-type="string">
            <text:p>MKn</text:p>
          </table:table-cell>
          <table:table-cell office:value-type="float" office:value="66.962716">
            <text:p>66.96</text:p>
          </table:table-cell>
          <table:table-cell office:value-type="float" office:value="317.22516">
            <text:p>317.23</text:p>
          </table:table-cell>
          <table:table-cell/>
          <table:table-cell office:value-type="string">
            <text:p>OOBobs errors</text:p>
          </table:table-cell>
          <table:table-cell table:style-name="ce23" table:formula="of:=SUM([.O212:.O213])" office:value-type="float" office:value="590">
            <text:p>590.0000</text:p>
          </table:table-cell>
          <table:table-cell table:style-name="ce25" table:formula="of:=[.O214]/[.O242]" office:value-type="percentage" office:value="0.996621621621622">
            <text:p>99.6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Hhold.Fctr</text:p>
          </table:table-cell>
          <table:table-cell office:value-type="string">
            <text:p>Gender.fctrM</text:p>
          </table:table-cell>
          <table:table-cell office:value-type="float" office:value="37.9735395">
            <text:p>37.97</text:p>
          </table:table-cell>
          <table:table-cell office:value-type="string">
            <text:p>Hhold.fctrMKy</text:p>
          </table:table-cell>
          <table:table-cell office:value-type="float" office:value="37.624158">
            <text:p>37.62</text:p>
          </table:table-cell>
          <table:table-cell/>
          <table:table-cell office:value-type="string">
            <text:p>SKn</text:p>
          </table:table-cell>
          <table:table-cell office:value-type="float" office:value="251.43752">
            <text:p>251.44</text:p>
          </table:table-cell>
          <table:table-cell office:value-type="float" office:value="1166.01651">
            <text:p>1,166.02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41">
            <text:p>1,341.0000</text:p>
          </table:table-cell>
          <table:table-cell table:style-name="ce25" table:formula="of:=[.O215]/[.O243]" office:value-type="percentage" office:value="0.963362068965517">
            <text:p>96.34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Q121699.fctrNo</text:p>
          </table:table-cell>
          <table:table-cell office:value-type="float" office:value="20.9620573">
            <text:p>20.96</text:p>
          </table:table-cell>
          <table:table-cell office:value-type="string">
            <text:p>Q122771.fctrPt</text:p>
          </table:table-cell>
          <table:table-cell office:value-type="float" office:value="32.302247">
            <text:p>32.30</text:p>
          </table:table-cell>
          <table:table-cell/>
          <table:table-cell office:value-type="string">
            <text:p>N</text:p>
          </table:table-cell>
          <table:table-cell office:value-type="float" office:value="40.577874">
            <text:p>40.58</text:p>
          </table:table-cell>
          <table:table-cell office:value-type="float" office:value="219.21087">
            <text:p>219.21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51">
            <text:p>51.0000</text:p>
          </table:table-cell>
          <table:table-cell table:style-name="ce25" table:formula="of:=[.O216]/[.O24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Q120379.fctrYes</text:p>
          </table:table-cell>
          <table:table-cell office:value-type="float" office:value="20.5232351">
            <text:p>20.52</text:p>
          </table:table-cell>
          <table:table-cell office:value-type="string">
            <text:p>Gender.fctrM</text:p>
          </table:table-cell>
          <table:table-cell office:value-type="float" office:value="32.065984">
            <text:p>32.07</text:p>
          </table:table-cell>
          <table:table-cell/>
          <table:table-cell office:value-type="string">
            <text:p>SKy</text:p>
          </table:table-cell>
          <table:table-cell office:value-type="float" office:value="25.846997">
            <text:p>25.85</text:p>
          </table:table-cell>
          <table:table-cell office:value-type="float" office:value="93.07221">
            <text:p>93.07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 table:formula="of:=[.O217]/[.O24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Q122771.fctrPt</text:p>
          </table:table-cell>
          <table:table-cell office:value-type="float" office:value="12.5540839">
            <text:p>12.55</text:p>
          </table:table-cell>
          <table:table-cell office:value-type="string">
            <text:p>Q121699.fctrYes</text:p>
          </table:table-cell>
          <table:table-cell office:value-type="float" office:value="25.179511">
            <text:p>25.18</text:p>
          </table:table-cell>
          <table:table-cell/>
          <table:table-cell office:value-type="string">
            <text:p>PKn</text:p>
          </table:table-cell>
          <table:table-cell office:value-type="float" office:value="14.410657">
            <text:p>14.41</text:p>
          </table:table-cell>
          <table:table-cell office:value-type="float" office:value="72.87255">
            <text:p>72.87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410666">
            <text:p>0.5411</text:p>
          </table:table-cell>
          <table:table-cell table:style-name="ce25" table:formula="of:=[.O218]/[.O246]" office:value-type="percentage" office:value="1.0187045781463">
            <text:p>101.8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Q120379.fctrNo</text:p>
          </table:table-cell>
          <table:table-cell office:value-type="float" office:value="12.1529816">
            <text:p>12.15</text:p>
          </table:table-cell>
          <table:table-cell office:value-type="string">
            <text:p>Q120379.fctrYes</text:p>
          </table:table-cell>
          <table:table-cell office:value-type="float" office:value="24.305496">
            <text:p>24.31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325799">
            <text:p>0.4326</text:p>
          </table:table-cell>
          <table:table-cell table:style-name="ce25" table:formula="of:=[.O219]/[.O247]" office:value-type="percentage" office:value="0.977683992697993">
            <text:p>97.7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Edn.fctr^7</text:p>
          </table:table-cell>
          <table:table-cell office:value-type="float" office:value="11.7567265">
            <text:p>11.76</text:p>
          </table:table-cell>
          <table:table-cell office:value-type="string">
            <text:p>Gender.fctrF</text:p>
          </table:table-cell>
          <table:table-cell office:value-type="float" office:value="23.739044">
            <text:p>23.74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220]/[.O248]" office:value-type="percentage" office:value="0.777777777777778">
            <text:p>77.7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2120.fctrYes</text:p>
          </table:table-cell>
          <table:table-cell office:value-type="float" office:value="23.524745">
            <text:p>23.52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5" table:formula="of:=[.O221]/[.O249]" office:value-type="percentage" office:value="0.857142857142857">
            <text:p>85.7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Income.fctr.C</text:p>
          </table:table-cell>
          <table:table-cell office:value-type="float" office:value="23.059724">
            <text:p>23.06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5" table:formula="of:=[.O222]/[.O250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472.fctrScience</text:p>
          </table:table-cell>
          <table:table-cell office:value-type="float" office:value="21.07523">
            <text:p>21.08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4732143">
            <text:p>0.4732</text:p>
          </table:table-cell>
          <table:table-cell table:style-name="ce25" table:formula="of:=[.O223]/[.O251]" office:value-type="percentage" office:value="1.00378784825528">
            <text:p>100.3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194.fctrStudy</text:p>
          </table:table-cell>
          <table:table-cell office:value-type="float" office:value="20.216945">
            <text:p>20.22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5648243">
            <text:p>0.5648</text:p>
          </table:table-cell>
          <table:table-cell table:style-name="ce25" table:formula="of:=[.O224]/[.O252]" office:value-type="percentage" office:value="1.00319737645333">
            <text:p>100.3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YOB.Age.fctr.Q</text:p>
          </table:table-cell>
          <table:table-cell office:value-type="float" office:value="19.567105">
            <text:p>19.57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5721965">
            <text:p>0.5722</text:p>
          </table:table-cell>
          <table:table-cell table:style-name="ce25" table:formula="of:=[.O225]/[.O253]" office:value-type="percentage" office:value="1.02300908466945">
            <text:p>102.3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YOB.Age.fctr^8</text:p>
          </table:table-cell>
          <table:table-cell office:value-type="float" office:value="19.123153">
            <text:p>19.12</text:p>
          </table:table-cell>
          <table:table-cell table:number-columns-repeated="6"/>
          <table:table-cell/>
          <table:table-cell table:style-name="ce25" table:formula="of:=[.O226]/[.O25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379.fctrNo</text:p>
          </table:table-cell>
          <table:table-cell office:value-type="float" office:value="18.740199">
            <text:p>18.74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 table:formula="of:=[.O227]/[.O25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Edn.fctr^7</text:p>
          </table:table-cell>
          <table:table-cell office:value-type="float" office:value="18.720524">
            <text:p>18.72</text:p>
          </table:table-cell>
          <table:table-cell table:number-columns-repeated="6"/>
          <table:table-cell table:style-name="ce19"/>
          <table:table-cell table:style-name="ce25" table:formula="of:=[.O228]/[.O25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Edn.fctr^4</text:p>
          </table:table-cell>
          <table:table-cell office:value-type="float" office:value="18.103445">
            <text:p>18.10</text:p>
          </table:table-cell>
          <table:table-cell table:number-columns-repeated="5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229]/[.O25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Hhold.fctrSKn</text:p>
          </table:table-cell>
          <table:table-cell office:value-type="float" office:value="16.02878">
            <text:p>16.03</text:p>
          </table:table-cell>
          <table:table-cell table:number-columns-repeated="5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230]/[.O25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2"/>
          <table:table-cell office:value-type="string">
            <text:p>Edn.fctr.L</text:p>
          </table:table-cell>
          <table:table-cell office:value-type="float" office:value="14.082753">
            <text:p>14.08</text:p>
          </table:table-cell>
          <table:table-cell/>
          <table:table-cell table:style-name="Default"/>
          <table:table-cell table:number-columns-repeated="4"/>
          <table:table-cell/>
          <table:table-cell table:style-name="ce25" table:formula="of:=[.O231]/[.O25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Hhold.fctrSKy</text:p>
          </table:table-cell>
          <table:table-cell office:value-type="float" office:value="13.769472">
            <text:p>13.77</text:p>
          </table:table-cell>
          <table:table-cell table:number-columns-repeated="5"/>
          <table:table-cell office:value-type="string">
            <text:p>Leaderboard sel (Private)</text:p>
          </table:table-cell>
          <table:table-cell office:value-type="float" office:value="0.46552">
            <text:p>0.4655</text:p>
          </table:table-cell>
          <table:table-cell table:style-name="ce25" table:formula="of:=[.O232]/[.O260]" office:value-type="percentage" office:value="1.00934498384684">
            <text:p>100.93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YOB.Age.fctr^7</text:p>
          </table:table-cell>
          <table:table-cell office:value-type="float" office:value="13.266507">
            <text:p>13.27</text:p>
          </table:table-cell>
          <table:table-cell table:number-columns-repeated="5"/>
          <table:table-cell office:value-type="string">
            <text:p>Leaderboard sel (Private) Rank</text:p>
          </table:table-cell>
          <table:table-cell table:style-name="ce6" office:value-type="float" office:value="698">
            <text:p>698</text:p>
          </table:table-cell>
          <table:table-cell table:style-name="ce25" table:formula="of:=[.O233]/[.O26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6"/>
          <table:table-cell office:value-type="string">
            <text:p>Income.fctr.Q</text:p>
          </table:table-cell>
          <table:table-cell office:value-type="float" office:value="13.211762">
            <text:p>13.21</text:p>
          </table:table-cell>
          <table:table-cell table:number-columns-repeated="5"/>
          <table:table-cell office:value-type="string">
            <text:p>Leaderboard fin (Private)</text:p>
          </table:table-cell>
          <table:table-cell office:value-type="float" office:value="0.47701">
            <text:p>0.4770</text:p>
          </table:table-cell>
          <table:table-cell table:style-name="ce25" table:formula="of:=[.O234]/[.O262]" office:value-type="percentage" office:value="1.03425771340604">
            <text:p>103.43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6"/>
          <table:table-cell office:value-type="string">
            <text:p>Q120014.fctrYes</text:p>
          </table:table-cell>
          <table:table-cell office:value-type="float" office:value="13.010904">
            <text:p>13.01</text:p>
          </table:table-cell>
          <table:table-cell table:number-columns-repeated="5"/>
          <table:table-cell office:value-type="string">
            <text:p>Leaderboard fin (Private) Rank</text:p>
          </table:table-cell>
          <table:table-cell table:style-name="ce6" office:value-type="float" office:value="698">
            <text:p>698</text:p>
          </table:table-cell>
          <table:table-cell table:style-name="ce25" table:formula="of:=[.O235]/[.O263]" office:value-type="percentage" office:value="0">
            <text:p>#DIV/0!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6"/>
          <table:table-cell office:value-type="string">
            <text:p>Q120650.fctrYes</text:p>
          </table:table-cell>
          <table:table-cell office:value-type="float" office:value="12.998758">
            <text:p>13.00</text:p>
          </table:table-cell>
          <table:table-cell table:number-columns-repeated="9"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office:value-type="string">
            <text:p>Q124122.fctrYes</text:p>
          </table:table-cell>
          <table:table-cell office:value-type="float" office:value="12.142307">
            <text:p>12.14</text:p>
          </table:table-cell>
          <table:table-cell/>
          <table:table-cell table:style-name="ce15" office:value-type="string">
            <text:p>Total</text:p>
          </table:table-cell>
          <table:table-cell table:style-name="ce16" table:formula="of:=SUM([.K212:.K236])" office:value-type="float" office:value="550.603532">
            <text:p>550.60</text:p>
          </table:table-cell>
          <table:table-cell table:style-name="ce16" table:formula="of:=SUM([.L212:.L236])" office:value-type="float" office:value="2669.96788">
            <text:p>2,669.97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office:value-type="string">
            <text:p>YOB.Age.fctr^6</text:p>
          </table:table-cell>
          <table:table-cell office:value-type="float" office:value="11.865668">
            <text:p>11.87</text:p>
          </table:table-cell>
          <table:table-cell table:number-columns-repeated="2"/>
          <table:table-cell table:style-name="ce17" table:formula="of:=[.K237]/[.K293]" office:value-type="percentage" office:value="0.994011403147678">
            <text:p>99.40%</text:p>
          </table:table-cell>
          <table:table-cell table:style-name="ce17" table:formula="of:=[.L237]/[.L293]" office:value-type="percentage" office:value="0.980771951306812">
            <text:p>98.08%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Edn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667194">
            <text:p>4.67</text:p>
          </table:table-cell>
          <table:table-cell office:value-type="float" office:value="29.83736">
            <text:p>29.8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2">
            <text:p>592.0000</text:p>
          </table:table-cell>
          <table:table-cell table:style-name="ce25" table:formula="of:=[.O240]/[.O268]" office:value-type="percentage" office:value="0.996632996632997">
            <text:p>99.66%</text:p>
          </table:table-cell>
          <table:table-cell table:number-columns-repeated="2"/>
          <table:table-cell table:style-name="ce6"/>
          <table:table-cell table:number-columns-repeated="980"/>
        </table:table-row>
        <table:table-row table:style-name="ro1">
          <table:table-cell/>
          <table:table-cell table:style-name="ce4" table:formula="of:=[.K265]/[.B12]" office:value-type="percentage" office:value="1.02295373158479">
            <text:p>102.30%</text:p>
          </table:table-cell>
          <table:table-cell table:style-name="ce4" table:formula="of:=[.L265]/[.C12]" office:value-type="percentage" office:value="1.09252080563714">
            <text:p>109.25%</text:p>
          </table:table-cell>
          <table:table-cell office:value-type="string">
            <text:p>Added Edn.fctr</text:p>
          </table:table-cell>
          <table:table-cell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41.781743">
            <text:p>41.78</text:p>
          </table:table-cell>
          <table:table-cell office:value-type="float" office:value="223.20785">
            <text:p>223.21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5" table:formula="of:=[.O241]/[.O26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Hhold.Fctr</text:p>
          </table:table-cell>
          <table:table-cell office:value-type="string">
            <text:p>Gender.fctrM</text:p>
          </table:table-cell>
          <table:table-cell office:value-type="float" office:value="41.866817">
            <text:p>41.87</text:p>
          </table:table-cell>
          <table:table-cell office:value-type="string">
            <text:p>Hhold.fctrMKy</text:p>
          </table:table-cell>
          <table:table-cell office:value-type="float" office:value="49.049203">
            <text:p>49.05</text:p>
          </table:table-cell>
          <table:table-cell/>
          <table:table-cell office:value-type="string">
            <text:p>MKy</text:p>
          </table:table-cell>
          <table:table-cell office:value-type="float" office:value="147.302649">
            <text:p>147.30</text:p>
          </table:table-cell>
          <table:table-cell office:value-type="float" office:value="781.46499">
            <text:p>781.46</text:p>
          </table:table-cell>
          <table:table-cell/>
          <table:table-cell office:value-type="string">
            <text:p>OOBobs errors</text:p>
          </table:table-cell>
          <table:table-cell table:style-name="ce24" table:formula="of:=SUM([.O240:.O241])" office:value-type="float" office:value="592">
            <text:p>592.0000</text:p>
          </table:table-cell>
          <table:table-cell table:style-name="ce25" table:formula="of:=[.O242]/[.O270]" office:value-type="percentage" office:value="0.996632996632997">
            <text:p>99.6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Hhold.fctrMKy</text:p>
          </table:table-cell>
          <table:table-cell office:value-type="float" office:value="39.090155">
            <text:p>39.09</text:p>
          </table:table-cell>
          <table:table-cell office:value-type="string">
            <text:p>Gender.fctrM</text:p>
          </table:table-cell>
          <table:table-cell office:value-type="float" office:value="44.301535">
            <text:p>44.30</text:p>
          </table:table-cell>
          <table:table-cell/>
          <table:table-cell office:value-type="string">
            <text:p>SKy</text:p>
          </table:table-cell>
          <table:table-cell office:value-type="float" office:value="26.100065">
            <text:p>26.10</text:p>
          </table:table-cell>
          <table:table-cell office:value-type="float" office:value="94.96232">
            <text:p>94.96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5" table:formula="of:=[.O243]/[.O271]" office:value-type="percentage" office:value="1.01310043668122">
            <text:p>101.3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YOB.Age.fctr.L</text:p>
          </table:table-cell>
          <table:table-cell office:value-type="float" office:value="37.534904">
            <text:p>37.53</text:p>
          </table:table-cell>
          <table:table-cell office:value-type="string">
            <text:p>YOB.Age.fctr.L</text:p>
          </table:table-cell>
          <table:table-cell office:value-type="float" office:value="36.608634">
            <text:p>36.61</text:p>
          </table:table-cell>
          <table:table-cell/>
          <table:table-cell office:value-type="string">
            <text:p>MKn</text:p>
          </table:table-cell>
          <table:table-cell office:value-type="float" office:value="66.900097">
            <text:p>66.90</text:p>
          </table:table-cell>
          <table:table-cell office:value-type="float" office:value="321.24969">
            <text:p>321.25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5" table:formula="of:=[.O244]/[.O272]" office:value-type="percentage" office:value="0">
            <text:p>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Edn.fctr^7</text:p>
          </table:table-cell>
          <table:table-cell office:value-type="float" office:value="26.378912">
            <text:p>26.38</text:p>
          </table:table-cell>
          <table:table-cell office:value-type="string">
            <text:p>Edn.fctr.L</text:p>
          </table:table-cell>
          <table:table-cell office:value-type="float" office:value="24.420631">
            <text:p>24.42</text:p>
          </table:table-cell>
          <table:table-cell/>
          <table:table-cell office:value-type="string">
            <text:p>PKn</text:p>
          </table:table-cell>
          <table:table-cell office:value-type="float" office:value="14.649564">
            <text:p>14.65</text:p>
          </table:table-cell>
          <table:table-cell office:value-type="float" office:value="73.42601">
            <text:p>73.43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 table:formula="of:=[.O245]/[.O27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Edn.fctr^4</text:p>
          </table:table-cell>
          <table:table-cell office:value-type="float" office:value="24.161305">
            <text:p>24.16</text:p>
          </table:table-cell>
          <table:table-cell office:value-type="string">
            <text:p>Gender.fctrF</text:p>
          </table:table-cell>
          <table:table-cell office:value-type="float" office:value="19.032192">
            <text:p>19.03</text:p>
          </table:table-cell>
          <table:table-cell/>
          <table:table-cell office:value-type="string">
            <text:p>SKn</text:p>
          </table:table-cell>
          <table:table-cell office:value-type="float" office:value="248.607152">
            <text:p>248.61</text:p>
          </table:table-cell>
          <table:table-cell office:value-type="float" office:value="1183.20399">
            <text:p>1,183.20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31132">
            <text:p>0.5311</text:p>
          </table:table-cell>
          <table:table-cell table:style-name="ce25" table:formula="of:=[.O246]/[.O274]" office:value-type="percentage" office:value="1.0276244248378">
            <text:p>102.7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Hhold.fctrSKy</text:p>
          </table:table-cell>
          <table:table-cell office:value-type="float" office:value="21.317598">
            <text:p>21.32</text:p>
          </table:table-cell>
          <table:table-cell office:value-type="string">
            <text:p>Income.fctr.C</text:p>
          </table:table-cell>
          <table:table-cell office:value-type="float" office:value="18.561266">
            <text:p>18.56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424537">
            <text:p>0.4425</text:p>
          </table:table-cell>
          <table:table-cell table:style-name="ce25" table:formula="of:=[.O247]/[.O275]" office:value-type="percentage" office:value="1.0016809625837">
            <text:p>100.1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Income.fctr.C</text:p>
          </table:table-cell>
          <table:table-cell office:value-type="float" office:value="19.737518">
            <text:p>19.74</text:p>
          </table:table-cell>
          <table:table-cell office:value-type="string">
            <text:p>Edn.fctr^7</text:p>
          </table:table-cell>
          <table:table-cell office:value-type="float" office:value="16.882174">
            <text:p>16.88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9">
            <text:p>0.9000</text:p>
          </table:table-cell>
          <table:table-cell table:style-name="ce25" table:formula="of:=[.O248]/[.O276]" office:value-type="percentage" office:value="1.28571428571429">
            <text:p>128.5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^4</text:p>
          </table:table-cell>
          <table:table-cell office:value-type="float" office:value="13.069366">
            <text:p>13.07</text:p>
          </table:table-cell>
          <table:table-cell office:value-type="string">
            <text:p>YOB.Age.fctr^8</text:p>
          </table:table-cell>
          <table:table-cell office:value-type="float" office:value="14.287784">
            <text:p>14.29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25" table:formula="of:=[.O249]/[.O277]" office:value-type="percentage" office:value="1.16666666666667">
            <text:p>116.6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Hhold.fctrSKn</text:p>
          </table:table-cell>
          <table:table-cell office:value-type="float" office:value="12.779136">
            <text:p>12.78</text:p>
          </table:table-cell>
          <table:table-cell office:value-type="string">
            <text:p>Edn.fctr^4</text:p>
          </table:table-cell>
          <table:table-cell office:value-type="float" office:value="13.770095">
            <text:p>13.77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5" table:formula="of:=[.O250]/[.O278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^8</text:p>
          </table:table-cell>
          <table:table-cell office:value-type="float" office:value="12.186236">
            <text:p>12.19</text:p>
          </table:table-cell>
          <table:table-cell office:value-type="string">
            <text:p>Income.fctr.Q</text:p>
          </table:table-cell>
          <table:table-cell office:value-type="float" office:value="11.0549">
            <text:p>11.05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4714286">
            <text:p>0.4714</text:p>
          </table:table-cell>
          <table:table-cell table:style-name="ce25" table:formula="of:=[.O251]/[.O279]" office:value-type="percentage" office:value="1.0038022506036">
            <text:p>100.3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Edn.fctr.L</text:p>
          </table:table-cell>
          <table:table-cell office:value-type="float" office:value="11.940077">
            <text:p>11.94</text:p>
          </table:table-cell>
          <table:table-cell office:value-type="string">
            <text:p>Hhold.fctrMKn</text:p>
          </table:table-cell>
          <table:table-cell office:value-type="float" office:value="10.977871">
            <text:p>10.98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5630241">
            <text:p>0.5630</text:p>
          </table:table-cell>
          <table:table-cell table:style-name="ce25" table:formula="of:=[.O252]/[.O280]" office:value-type="percentage" office:value="1.00886057032765">
            <text:p>100.89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.Q</text:p>
          </table:table-cell>
          <table:table-cell office:value-type="float" office:value="11.654845">
            <text:p>11.65</text:p>
          </table:table-cell>
          <table:table-cell table:number-columns-repeated="7"/>
          <table:table-cell office:value-type="string">
            <text:p>max.Accuracy.fit:glb_fin_mdl</text:p>
          </table:table-cell>
          <table:table-cell office:value-type="float" office:value="0.5593269">
            <text:p>0.5593</text:p>
          </table:table-cell>
          <table:table-cell table:style-name="ce25" table:formula="of:=[.O253]/[.O281]" office:value-type="percentage" office:value="0.996588279167425">
            <text:p>99.6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^6</text:p>
          </table:table-cell>
          <table:table-cell office:value-type="float" office:value="10.714301">
            <text:p>10.71</text:p>
          </table:table-cell>
          <table:table-cell table:number-columns-repeated="8"/>
          <table:table-cell/>
          <table:table-cell table:style-name="ce25" table:formula="of:=[.O254]/[.O28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Income.fctr.Q</text:p>
          </table:table-cell>
          <table:table-cell office:value-type="float" office:value="10.282452">
            <text:p>10.28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 table:formula="of:=[.O255]/[.O28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 table:formula="of:=[.O256]/[.O28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257]/[.O28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258]/[.O28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 table:formula="of:=[.O259]/[.O28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5" table:formula="of:=[.O260]/[.O288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/>
          <table:table-cell table:style-name="ce25" table:formula="of:=[.O261]/[.O28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5" table:formula="of:=[.O262]/[.O290]" office:value-type="percentage" office:value="0.990741536346451">
            <text:p>99.07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/>
          <table:table-cell table:style-name="ce25" table:formula="of:=[.O263]/[.O291]" office:value-type="percentage" office:value="0">
            <text:p>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17"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240:.K264])" office:value-type="float" office:value="550.008464">
            <text:p>550.01</text:p>
          </table:table-cell>
          <table:table-cell table:style-name="ce16" table:formula="of:=SUM([.L240:.L264])" office:value-type="float" office:value="2707.35221">
            <text:p>2,707.35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Hhold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8409">
            <text:p>4.48</text:p>
          </table:table-cell>
          <table:table-cell office:value-type="float" office:value="30.111">
            <text:p>30.11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4">
            <text:p>594.0000</text:p>
          </table:table-cell>
          <table:table-cell table:style-name="ce25" table:formula="of:=[.O268]/[.O296]" office:value-type="percentage" office:value="1.00507614213198">
            <text:p>100.51%</text:p>
          </table:table-cell>
          <table:table-cell table:number-columns-repeated="2"/>
          <table:table-cell table:style-name="ce6"/>
          <table:table-cell table:number-columns-repeated="980"/>
        </table:table-row>
        <table:table-row table:style-name="ro1">
          <table:table-cell/>
          <table:table-cell table:style-name="ce4" table:formula="of:=[.K293]/[.B12]" office:value-type="percentage" office:value="1.03023012384989">
            <text:p>103.02%</text:p>
          </table:table-cell>
          <table:table-cell table:style-name="ce4" table:formula="of:=[.L293]/[.C12]" office:value-type="percentage" office:value="1.09855791487469">
            <text:p>109.86%</text:p>
          </table:table-cell>
          <table:table-cell office:value-type="string">
            <text:p>Added Hhold.Fctr</text:p>
          </table:table-cell>
          <table:table-cell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MKy</text:p>
          </table:table-cell>
          <table:table-cell office:value-type="float" office:value="147.99114">
            <text:p>147.99</text:p>
          </table:table-cell>
          <table:table-cell office:value-type="float" office:value="786.75636">
            <text:p>786.76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5" table:formula="of:=[.O269]/[.O29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Gender.fctrM</text:p>
          </table:table-cell>
          <table:table-cell office:value-type="float" office:value="54.69569">
            <text:p>54.70</text:p>
          </table:table-cell>
          <table:table-cell office:value-type="string">
            <text:p>Hhold.fctrMKy</text:p>
          </table:table-cell>
          <table:table-cell office:value-type="float" office:value="40.07532">
            <text:p>40.08</text:p>
          </table:table-cell>
          <table:table-cell/>
          <table:table-cell office:value-type="string">
            <text:p>N</text:p>
          </table:table-cell>
          <table:table-cell office:value-type="float" office:value="41.07521">
            <text:p>41.08</text:p>
          </table:table-cell>
          <table:table-cell office:value-type="float" office:value="223.26005">
            <text:p>223.26</text:p>
          </table:table-cell>
          <table:table-cell/>
          <table:table-cell office:value-type="string">
            <text:p>OOBobs errors</text:p>
          </table:table-cell>
          <table:table-cell table:style-name="ce24" table:formula="of:=SUM([.O268:.O269])" office:value-type="float" office:value="594">
            <text:p>594.0000</text:p>
          </table:table-cell>
          <table:table-cell table:style-name="ce25" table:formula="of:=[.O270]/[.O298]" office:value-type="percentage" office:value="1.00507614213198">
            <text:p>100.5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Hhold.fctrMKy</text:p>
          </table:table-cell>
          <table:table-cell office:value-type="float" office:value="41.14175">
            <text:p>41.14</text:p>
          </table:table-cell>
          <table:table-cell office:value-type="string">
            <text:p>Gender.fctrM</text:p>
          </table:table-cell>
          <table:table-cell office:value-type="float" office:value="37.29871">
            <text:p>37.30</text:p>
          </table:table-cell>
          <table:table-cell/>
          <table:table-cell office:value-type="string">
            <text:p>SKy</text:p>
          </table:table-cell>
          <table:table-cell office:value-type="float" office:value="26.22211">
            <text:p>26.22</text:p>
          </table:table-cell>
          <table:table-cell office:value-type="float" office:value="96.15326">
            <text:p>96.15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74">
            <text:p>1,374.0000</text:p>
          </table:table-cell>
          <table:table-cell table:style-name="ce25" table:formula="of:=[.O271]/[.O299]" office:value-type="percentage" office:value="0.987068965517241">
            <text:p>98.7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/>
          <table:table-cell office:value-type="string">
            <text:p>SKn</text:p>
          </table:table-cell>
          <table:table-cell office:value-type="float" office:value="252.59011">
            <text:p>252.59</text:p>
          </table:table-cell>
          <table:table-cell office:value-type="float" office:value="1189.13447">
            <text:p>1,189.13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18">
            <text:p>18.0000</text:p>
          </table:table-cell>
          <table:table-cell table:style-name="ce25" table:formula="of:=[.O272]/[.O30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YOB.Age.fctr.L</text:p>
          </table:table-cell>
          <table:table-cell office:value-type="float" office:value="27.0221">
            <text:p>27.02</text:p>
          </table:table-cell>
          <table:table-cell/>
          <table:table-cell office:value-type="string">
            <text:p>MKn</text:p>
          </table:table-cell>
          <table:table-cell office:value-type="float" office:value="67.00962">
            <text:p>67.01</text:p>
          </table:table-cell>
          <table:table-cell office:value-type="float" office:value="321.82418">
            <text:p>321.82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 table:formula="of:=[.O273]/[.O30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Default"/>
          <table:table-cell table:number-columns-repeated="2"/>
          <table:table-cell office:value-type="string">
            <text:p>Income.fctr.C</text:p>
          </table:table-cell>
          <table:table-cell office:value-type="float" office:value="11.4193">
            <text:p>11.42</text:p>
          </table:table-cell>
          <table:table-cell/>
          <table:table-cell office:value-type="string">
            <text:p>PKn</text:p>
          </table:table-cell>
          <table:table-cell office:value-type="float" office:value="14.54846">
            <text:p>14.55</text:p>
          </table:table-cell>
          <table:table-cell office:value-type="float" office:value="75.07332">
            <text:p>75.07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168542">
            <text:p>0.5169</text:p>
          </table:table-cell>
          <table:table-cell table:style-name="ce25" table:formula="of:=[.O274]/[.O302]" office:value-type="percentage" office:value="1.03513958398882">
            <text:p>103.5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UCROCR.OOB:glb_sel_mdl</text:p>
          </table:table-cell>
          <table:table-cell office:value-type="float" office:value="0.4417112">
            <text:p>0.4417</text:p>
          </table:table-cell>
          <table:table-cell table:style-name="ce25" table:formula="of:=[.O275]/[.O303]" office:value-type="percentage" office:value="0.871978725600958">
            <text:p>87.2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276]/[.O304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5" table:formula="of:=[.O277]/[.O305]" office:value-type="percentage" office:value="0.857142857142857">
            <text:p>85.71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5" table:formula="of:=[.O278]/[.O306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6429">
            <text:p>0.4696</text:p>
          </table:table-cell>
          <table:table-cell table:style-name="ce25" table:formula="of:=[.O279]/[.O307]" office:value-type="percentage" office:value="0.998326637687512">
            <text:p>99.83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580792">
            <text:p>0.5581</text:p>
          </table:table-cell>
          <table:table-cell table:style-name="ce25" table:formula="of:=[.O280]/[.O308]" office:value-type="percentage" office:value="0.997544565413818">
            <text:p>99.75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612417">
            <text:p>0.5612</text:p>
          </table:table-cell>
          <table:table-cell table:style-name="ce25" table:formula="of:=[.O281]/[.O309]" office:value-type="percentage" office:value="1.02581828610052">
            <text:p>102.5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/>
          <table:table-cell table:style-name="ce25" table:formula="of:=[.O282]/[.O31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 table:formula="of:=[.O283]/[.O31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 table:formula="of:=[.O284]/[.O31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285]/[.O31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286]/[.O31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 table:formula="of:=[.O287]/[.O31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5" table:formula="of:=[.O288]/[.O316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/>
          <table:table-cell table:style-name="ce25" table:formula="of:=[.O289]/[.O317]" office:value-type="percentage" office:value="0">
            <text:p>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552">
            <text:p>0.4655</text:p>
          </table:table-cell>
          <table:table-cell table:style-name="ce25" table:formula="of:=[.O290]/[.O318]" office:value-type="percentage" office:value="1.00934498384684">
            <text:p>100.93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678">
            <text:p>678</text:p>
          </table:table-cell>
          <table:table-cell table:style-name="ce25" table:formula="of:=[.O291]/[.O319]" office:value-type="percentage" office:value="2">
            <text:p>20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17"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268:.K292])" office:value-type="float" office:value="553.92074">
            <text:p>553.92</text:p>
          </table:table-cell>
          <table:table-cell table:style-name="ce16" table:formula="of:=SUM([.L268:.L292])" office:value-type="float" office:value="2722.31264">
            <text:p>2,722.31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Income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336.10528">
            <text:p>336.11</text:p>
          </table:table-cell>
          <table:table-cell office:value-type="float" office:value="1660.23197">
            <text:p>1,660.23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5" table:formula="of:=[.O296]/[.O324]" office:value-type="percentage" office:value="1">
            <text:p>100.00%</text:p>
          </table:table-cell>
          <table:table-cell table:number-columns-repeated="2"/>
          <table:table-cell table:style-name="ce6"/>
          <table:table-cell table:number-columns-repeated="980"/>
        </table:table-row>
        <table:table-row table:style-name="ro1">
          <table:table-cell/>
          <table:table-cell table:style-name="ce4" table:formula="of:=[.K321]/[.B12]" office:value-type="percentage" office:value="1.0352705856971">
            <text:p>103.53%</text:p>
          </table:table-cell>
          <table:table-cell table:style-name="ce4" table:formula="of:=[.L321]/[.C12]" office:value-type="percentage" office:value="1.10712153416938">
            <text:p>110.71%</text:p>
          </table:table-cell>
          <table:table-cell office:value-type="string">
            <text:p>Added Income.Fctr</text:p>
          </table:table-cell>
          <table:table-cell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12.43919">
            <text:p>12.44</text:p>
          </table:table-cell>
          <table:table-cell office:value-type="float" office:value="55.78403">
            <text:p>55.78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5" table:formula="of:=[.O297]/[.O32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Gender.fctr</text:p>
          </table:table-cell>
          <table:table-cell office:value-type="string">
            <text:p>YOB.Age.fctr^8</text:p>
          </table:table-cell>
          <table:table-cell office:value-type="float" office:value="46.5496">
            <text:p>46.55</text:p>
          </table:table-cell>
          <table:table-cell office:value-type="string">
            <text:p>Gender.fctrF</text:p>
          </table:table-cell>
          <table:table-cell office:value-type="float" office:value="77.15383">
            <text:p>77.15</text:p>
          </table:table-cell>
          <table:table-cell/>
          <table:table-cell office:value-type="string">
            <text:p>F</text:p>
          </table:table-cell>
          <table:table-cell office:value-type="float" office:value="208.08636">
            <text:p>208.09</text:p>
          </table:table-cell>
          <table:table-cell office:value-type="float" office:value="1027.51796">
            <text:p>1,027.52</text:p>
          </table:table-cell>
          <table:table-cell/>
          <table:table-cell office:value-type="string">
            <text:p>OOBobs errors</text:p>
          </table:table-cell>
          <table:table-cell table:style-name="ce24" table:formula="of:=SUM([.O296:.O297])" office:value-type="float" office:value="591">
            <text:p>591.0000</text:p>
          </table:table-cell>
          <table:table-cell table:style-name="ce25" table:formula="of:=[.O298]/[.O326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Gender.fctrF</text:p>
          </table:table-cell>
          <table:table-cell office:value-type="float" office:value="45.76022">
            <text:p>45.76</text:p>
          </table:table-cell>
          <table:table-cell office:value-type="string">
            <text:p>Income.fctr.Q</text:p>
          </table:table-cell>
          <table:table-cell office:value-type="float" office:value="30.61766">
            <text:p>30.62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5" table:formula="of:=[.O299]/[.O327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Income.fctr.Q</text:p>
          </table:table-cell>
          <table:table-cell office:value-type="float" office:value="36.15421">
            <text:p>36.15</text:p>
          </table:table-cell>
          <table:table-cell office:value-type="string">
            <text:p>YOB.Age.fctr^8</text:p>
          </table:table-cell>
          <table:table-cell office:value-type="float" office:value="26.53818">
            <text:p>26.54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5" table:formula="of:=[.O300]/[.O32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Income.fctr.C</text:p>
          </table:table-cell>
          <table:table-cell office:value-type="float" office:value="27.35876">
            <text:p>27.36</text:p>
          </table:table-cell>
          <table:table-cell office:value-type="string">
            <text:p>YOB.Age.fctr^6</text:p>
          </table:table-cell>
          <table:table-cell office:value-type="float" office:value="15.63738">
            <text:p>15.64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25" table:formula="of:=[.O301]/[.O32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^7</text:p>
          </table:table-cell>
          <table:table-cell office:value-type="float" office:value="26.88924">
            <text:p>26.89</text:p>
          </table:table-cell>
          <table:table-cell office:value-type="string">
            <text:p>YOB.Age.fctr^7</text:p>
          </table:table-cell>
          <table:table-cell office:value-type="float" office:value="12.97811">
            <text:p>12.98</text:p>
          </table:table-cell>
          <table:table-cell table:number-columns-repeated="5"/>
          <table:table-cell table:style-name="ce6" office:value-type="string">
            <text:p>max.AUCpROC.OOB:glb_sel_mdl</text:p>
          </table:table-cell>
          <table:table-cell office:value-type="float" office:value="0.4993087">
            <text:p>0.4993</text:p>
          </table:table-cell>
          <table:table-cell table:style-name="ce25" table:formula="of:=[.O302]/[.O330]" office:value-type="percentage" office:value="0.981889537090314">
            <text:p>98.19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^6</text:p>
          </table:table-cell>
          <table:table-cell office:value-type="float" office:value="23.43049">
            <text:p>23.43</text:p>
          </table:table-cell>
          <table:table-cell office:value-type="string">
            <text:p>Income.fctr.C</text:p>
          </table:table-cell>
          <table:table-cell office:value-type="float" office:value="11.94635">
            <text:p>11.95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065619">
            <text:p>0.5066</text:p>
          </table:table-cell>
          <table:table-cell table:style-name="ce25" table:formula="of:=[.O303]/[.O331]" office:value-type="percentage" office:value="1.01617292848923">
            <text:p>101.6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304]/[.O332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25" table:formula="of:=[.O305]/[.O333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5" table:formula="of:=[.O306]/[.O334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704301">
            <text:p>0.4704</text:p>
          </table:table-cell>
          <table:table-cell table:style-name="ce25" table:formula="of:=[.O307]/[.O335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594529">
            <text:p>0.5595</text:p>
          </table:table-cell>
          <table:table-cell table:style-name="ce25" table:formula="of:=[.O308]/[.O336]" office:value-type="percentage" office:value="0.989941909671122">
            <text:p>98.99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471161">
            <text:p>0.5471</text:p>
          </table:table-cell>
          <table:table-cell table:style-name="ce25" table:formula="of:=[.O309]/[.O337]" office:value-type="percentage" office:value="0.994562153760856">
            <text:p>99.4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/>
          <table:table-cell table:style-name="ce25" table:formula="of:=[.O310]/[.O33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 table:formula="of:=[.O311]/[.O33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 table:formula="of:=[.O312]/[.O34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313]/[.O34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314]/[.O34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 table:formula="of:=[.O315]/[.O343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5" table:formula="of:=[.O316]/[.O344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5" table:formula="of:=[.O317]/[.O345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5" table:formula="of:=[.O318]/[.O346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5" table:formula="of:=[.O319]/[.O347]" office:value-type="percentage" office:value="1">
            <text:p>10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17"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296:.K320])" office:value-type="float" office:value="556.63083">
            <text:p>556.63</text:p>
          </table:table-cell>
          <table:table-cell table:style-name="ce16" table:formula="of:=SUM([.L296:.L320])" office:value-type="float" office:value="2743.53396">
            <text:p>2,743.53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Gender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335.7465">
            <text:p>335.75</text:p>
          </table:table-cell>
          <table:table-cell office:value-type="float" office:value="1658.78155">
            <text:p>1,658.78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5" table:formula="of:=[.O324]/[.O353]" office:value-type="percentage" office:value="0.991610738255034">
            <text:p>99.16%</text:p>
          </table:table-cell>
          <table:table-cell table:number-columns-repeated="2"/>
          <table:table-cell table:style-name="ce6"/>
          <table:table-cell table:number-columns-repeated="980"/>
        </table:table-row>
        <table:table-row table:style-name="ro1">
          <table:table-cell/>
          <table:table-cell table:style-name="ce4" table:formula="of:=[.K349]/[.B12]" office:value-type="percentage" office:value="1.03492514883748">
            <text:p>103.49%</text:p>
          </table:table-cell>
          <table:table-cell table:style-name="ce4" table:formula="of:=[.L349]/[.C12]" office:value-type="percentage" office:value="1.10581473128534">
            <text:p>110.58%</text:p>
          </table:table-cell>
          <table:table-cell office:value-type="string">
            <text:p>GlbFeatsCategory:Gender.fctr</text:p>
          </table:table-cell>
          <table:table-cell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12.4223">
            <text:p>12.42</text:p>
          </table:table-cell>
          <table:table-cell office:value-type="float" office:value="55.79735">
            <text:p>55.80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5" table:formula="of:=[.O325]/[.O354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YOB.Age.fctr(35,40]</text:p>
          </table:table-cell>
          <table:table-cell office:value-type="float" office:value="63.00637">
            <text:p>63.01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/>
          <table:table-cell office:value-type="string">
            <text:p>F</text:p>
          </table:table-cell>
          <table:table-cell office:value-type="float" office:value="208.2763">
            <text:p>208.28</text:p>
          </table:table-cell>
          <table:table-cell office:value-type="float" office:value="1025.7167">
            <text:p>1,025.72</text:p>
          </table:table-cell>
          <table:table-cell/>
          <table:table-cell office:value-type="string">
            <text:p>OOBobs errors</text:p>
          </table:table-cell>
          <table:table-cell table:style-name="ce24" table:formula="of:=SUM([.O324:.O325])" office:value-type="float" office:value="591">
            <text:p>591.0000</text:p>
          </table:table-cell>
          <table:table-cell table:style-name="ce25" table:formula="of:=[.O326]/[.O355]" office:value-type="percentage" office:value="0.991610738255034">
            <text:p>99.1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Gender.fctrF</text:p>
          </table:table-cell>
          <table:table-cell office:value-type="float" office:value="61.13097">
            <text:p>61.13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5" table:formula="of:=[.O327]/[.O356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Default"/>
          <table:table-cell office:value-type="string">
            <text:p>YOB.Age.fctr(30,35]</text:p>
          </table:table-cell>
          <table:table-cell office:value-type="float" office:value="50.19803">
            <text:p>50.20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5" table:formula="of:=[.O328]/[.O357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65,90]</text:p>
          </table:table-cell>
          <table:table-cell office:value-type="float" office:value="29.71975">
            <text:p>29.72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15,20]</text:p>
          </table:table-cell>
          <table:table-cell office:value-type="float" office:value="18.43062">
            <text:p>18.43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5"/>
          <table:table-cell table:style-name="ce6" office:value-type="string">
            <text:p>max.AUCpROC.OOB:glb_sel_mdl</text:p>
          </table:table-cell>
          <table:table-cell office:value-type="float" office:value="0.5085182">
            <text:p>0.5085</text:p>
          </table:table-cell>
          <table:table-cell table:style-name="ce25" table:formula="of:=[.O330]/[.O359]" office:value-type="percentage" office:value="1.0170364">
            <text:p>101.7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20,25]</text:p>
          </table:table-cell>
          <table:table-cell office:value-type="float" office:value="10.8794">
            <text:p>10.88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984997">
            <text:p>0.4985</text:p>
          </table:table-cell>
          <table:table-cell table:style-name="ce25" table:formula="of:=[.O331]/[.O360]" office:value-type="percentage" office:value="0.998204832155311">
            <text:p>99.82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5" table:formula="of:=[.O332]/[.O361]" office:value-type="percentage" office:value="0.7">
            <text:p>7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25" table:formula="of:=[.O333]/[.O362]" office:value-type="percentage" office:value="0.7">
            <text:p>7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5" table:formula="of:=[.O334]/[.O363]" office:value-type="percentage" office:value="0.7">
            <text:p>7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704301">
            <text:p>0.4704</text:p>
          </table:table-cell>
          <table:table-cell table:style-name="ce25" table:formula="of:=[.O335]/[.O364]" office:value-type="percentage" office:value="1.00144587269551">
            <text:p>100.14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651371">
            <text:p>0.5651</text:p>
          </table:table-cell>
          <table:table-cell table:style-name="ce25" table:formula="of:=[.O336]/[.O365]" office:value-type="percentage" office:value="1.07649508894454">
            <text:p>107.65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501075">
            <text:p>0.5501</text:p>
          </table:table-cell>
          <table:table-cell table:style-name="ce25" table:formula="of:=[.O337]/[.O366]" office:value-type="percentage" office:value="1.04301837553003">
            <text:p>104.3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 table:formula="of:=[.O339]/[.O36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341]/[.O370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342]/[.O371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5" table:formula="of:=[.O344]/[.O373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5" table:formula="of:=[.O345]/[.O374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5" table:formula="of:=[.O346]/[.O375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5" table:formula="of:=[.O347]/[.O376]" office:value-type="percentage" office:value="1">
            <text:p>10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17"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324:.K348])" office:value-type="float" office:value="556.4451">
            <text:p>556.45</text:p>
          </table:table-cell>
          <table:table-cell table:style-name="ce16" table:formula="of:=SUM([.L324:.L348])" office:value-type="float" office:value="2740.2956">
            <text:p>2,740.30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7"/>
        </table:table-row>
        <table:table-row table:style-name="ro1" table:number-rows-repeated="2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Votes_YOB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(30,35]</text:p>
          </table:table-cell>
          <table:table-cell office:value-type="float" office:value="49.95418">
            <text:p>49.95</text:p>
          </table:table-cell>
          <table:table-cell office:value-type="float" office:value="285.0504">
            <text:p>285.05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6">
            <text:p>596.0000</text:p>
          </table:table-cell>
          <table:table-cell table:style-name="ce25" table:formula="of:=[.O353]/[.O381]" office:value-type="percentage" office:value="1.00846023688663">
            <text:p>100.85%</text:p>
          </table:table-cell>
          <table:table-cell table:number-columns-repeated="2"/>
          <table:table-cell table:style-name="ce6"/>
          <table:table-cell table:number-columns-repeated="980"/>
        </table:table-row>
        <table:table-row table:style-name="ro1">
          <table:table-cell/>
          <table:table-cell table:style-name="ce4" table:formula="of:=[.K378]/[.B12]" office:value-type="percentage" office:value="1.04104830685164">
            <text:p>104.10%</text:p>
          </table:table-cell>
          <table:table-cell table:style-name="ce4" table:formula="of:=[.L378]/[.C12]" office:value-type="percentage" office:value="1.11805486057261">
            <text:p>111.81%</text:p>
          </table:table-cell>
          <table:table-cell office:value-type="string">
            <text:p>GlbFeatsCategory:YOB.Age.fctr</text:p>
          </table:table-cell>
          <table:table-cell office:value-type="string">
            <text:p>YOB.Age.fctr(35,40]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YOB.Age.fctr(35,40]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(15,20]</text:p>
          </table:table-cell>
          <table:table-cell office:value-type="float" office:value="96.777">
            <text:p>96.78</text:p>
          </table:table-cell>
          <table:table-cell office:value-type="float" office:value="377.8209">
            <text:p>377.82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5" table:formula="of:=[.O354]/[.O382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YOB.Age.fctr(65,90]</text:p>
          </table:table-cell>
          <table:table-cell office:value-type="float" office:value="67.88624">
            <text:p>67.89</text:p>
          </table:table-cell>
          <table:table-cell office:value-type="string">
            <text:p>YOB.Age.fctr(65,90]</text:p>
          </table:table-cell>
          <table:table-cell office:value-type="float" office:value="95.05561">
            <text:p>95.06</text:p>
          </table:table-cell>
          <table:table-cell/>
          <table:table-cell office:value-type="string">
            <text:p>(50,65]</text:p>
          </table:table-cell>
          <table:table-cell office:value-type="float" office:value="29.41077">
            <text:p>29.41</text:p>
          </table:table-cell>
          <table:table-cell office:value-type="float" office:value="339.4045">
            <text:p>339.40</text:p>
          </table:table-cell>
          <table:table-cell/>
          <table:table-cell office:value-type="string">
            <text:p>OOBobs errors</text:p>
          </table:table-cell>
          <table:table-cell table:style-name="ce24" table:formula="of:=SUM([.O353:.O354])" office:value-type="float" office:value="596">
            <text:p>596.0000</text:p>
          </table:table-cell>
          <table:table-cell table:style-name="ce25" table:formula="of:=[.O355]/[.O383]" office:value-type="percentage" office:value="1.00846023688663">
            <text:p>100.85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30,35]</text:p>
          </table:table-cell>
          <table:table-cell office:value-type="float" office:value="62.33358">
            <text:p>62.33</text:p>
          </table:table-cell>
          <table:table-cell office:value-type="string">
            <text:p>YOB.Age.fctr(30,35]</text:p>
          </table:table-cell>
          <table:table-cell office:value-type="float" office:value="83.15714">
            <text:p>83.16</text:p>
          </table:table-cell>
          <table:table-cell/>
          <table:table-cell office:value-type="string">
            <text:p>(25,30]</text:p>
          </table:table-cell>
          <table:table-cell office:value-type="float" office:value="54.82155">
            <text:p>54.82</text:p>
          </table:table-cell>
          <table:table-cell office:value-type="float" office:value="331.8715">
            <text:p>331.87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5" table:formula="of:=[.O356]/[.O384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15,20]</text:p>
          </table:table-cell>
          <table:table-cell office:value-type="float" office:value="31.49143">
            <text:p>31.49</text:p>
          </table:table-cell>
          <table:table-cell office:value-type="string">
            <text:p>YOB.Age.fctr(15,20]</text:p>
          </table:table-cell>
          <table:table-cell office:value-type="float" office:value="41.76722">
            <text:p>41.77</text:p>
          </table:table-cell>
          <table:table-cell/>
          <table:table-cell office:value-type="string">
            <text:p>(20,25]</text:p>
          </table:table-cell>
          <table:table-cell office:value-type="float" office:value="68.76206">
            <text:p>68.76</text:p>
          </table:table-cell>
          <table:table-cell office:value-type="float" office:value="431.616">
            <text:p>431.62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5" table:formula="of:=[.O357]/[.O385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40,50]</text:p>
          </table:table-cell>
          <table:table-cell office:value-type="float" office:value="65.76206">
            <text:p>65.76</text:p>
          </table:table-cell>
          <table:table-cell office:value-type="float" office:value="430.5293">
            <text:p>430.53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NA</text:p>
          </table:table-cell>
          <table:table-cell office:value-type="float" office:value="73.23232">
            <text:p>73.23</text:p>
          </table:table-cell>
          <table:table-cell office:value-type="float" office:value="176.0559">
            <text:p>176.06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25" table:formula="of:=[.O359]/[.O387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65,90]</text:p>
          </table:table-cell>
          <table:table-cell office:value-type="float" office:value="34.23159">
            <text:p>34.23</text:p>
          </table:table-cell>
          <table:table-cell office:value-type="float" office:value="140.0883">
            <text:p>140.09</text:p>
          </table:table-cell>
          <table:table-cell/>
          <table:table-cell office:value-type="string">
            <text:p>max.AUCROCR.OOB:glb_sel_mdl</text:p>
          </table:table-cell>
          <table:table-cell office:value-type="float" office:value="0.4993962">
            <text:p>0.4994</text:p>
          </table:table-cell>
          <table:table-cell table:style-name="ce25" table:formula="of:=[.O360]/[.O388]" office:value-type="percentage" office:value="1.01681835238745">
            <text:p>101.68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35,40]</text:p>
          </table:table-cell>
          <table:table-cell office:value-type="float" office:value="86.78579">
            <text:p>86.79</text:p>
          </table:table-cell>
          <table:table-cell office:value-type="float" office:value="258.1908">
            <text:p>258.19</text:p>
          </table:table-cell>
          <table:table-cell/>
          <table:table-cell office:value-type="string">
            <text:p>opt.prob.threshold.OOB:glb_sel_mdl</text:p>
          </table:table-cell>
          <table:table-cell office:value-type="float" office:value="1">
            <text:p>1.0000</text:p>
          </table:table-cell>
          <table:table-cell table:style-name="ce25" table:formula="of:=[.O361]/[.O389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1">
            <text:p>1.0000</text:p>
          </table:table-cell>
          <table:table-cell table:style-name="ce25" table:formula="of:=[.O362]/[.O390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1">
            <text:p>1.0000</text:p>
          </table:table-cell>
          <table:table-cell table:style-name="ce25" table:formula="of:=[.O363]/[.O391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7509">
            <text:p>0.4698</text:p>
          </table:table-cell>
          <table:table-cell table:style-name="ce25" table:formula="of:=[.O364]/[.O392]" office:value-type="percentage" office:value="0.999565277711578">
            <text:p>99.96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249788">
            <text:p>0.5250</text:p>
          </table:table-cell>
          <table:table-cell table:style-name="ce25" table:formula="of:=[.O365]/[.O393]" office:value-type="percentage" office:value="0.990283885298991">
            <text:p>99.03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274188">
            <text:p>0.5274</text:p>
          </table:table-cell>
          <table:table-cell table:style-name="ce25" table:formula="of:=[.O366]/[.O394]" office:value-type="percentage" office:value="0.995705629765138">
            <text:p>99.57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1"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 table:formula="of:=[.O368]/[.O396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 table:formula="of:=[.O370]/[.O398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 table:formula="of:=[.O371]/[.O399]" office:value-type="percentage" office:value="0">
            <text:p>#DIV/0!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5"/>
          <table:table-cell table:style-name="ce25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5" table:formula="of:=[.O373]/[.O401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5" table:formula="of:=[.O374]/[.O402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5" table:formula="of:=[.O375]/[.O403]" office:value-type="percentage" office:value="1">
            <text:p>100.00%</text:p>
          </table:table-cell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5" table:formula="of:=[.O376]/[.O404]" office:value-type="percentage" office:value="1">
            <text:p>100.00%</text:p>
          </table:table-cell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17"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353:.K377])" office:value-type="float" office:value="559.73732">
            <text:p>559.74</text:p>
          </table:table-cell>
          <table:table-cell table:style-name="ce16" table:formula="of:=SUM([.L353:.L377])" office:value-type="float" office:value="2770.6276">
            <text:p>2,770.63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7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13"/>
          <table:table-cell table:style-name="ce7" table:number-columns-repeated="2"/>
          <table:table-cell table:style-name="ce1"/>
          <table:table-cell table:style-name="ce7"/>
          <table:table-cell table:style-name="ce1" table:number-columns-repeated="966"/>
        </table:table-row>
        <table:table-row table:style-name="ro1">
          <table:table-cell table:number-columns-repeated="3"/>
          <table:table-cell office:value-type="string">
            <text:p>Baseline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.dummy</text:p>
          </table:table-cell>
          <table:table-cell office:value-type="float" office:value="555.2957647">
            <text:p>555.30</text:p>
          </table:table-cell>
          <table:table-cell office:value-type="float" office:value="2772.5424799">
            <text:p>2,772.5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6"/>
          <table:table-cell table:number-columns-repeated="2"/>
          <table:table-cell table:style-name="ce6"/>
          <table:table-cell table:number-columns-repeated="980"/>
        </table:table-row>
        <table:table-row table:style-name="ro1">
          <table:table-cell/>
          <table:table-cell table:style-name="ce4" table:formula="of:=[.K406]/[.B12]" office:value-type="percentage" office:value="1.03278751476286">
            <text:p>103.28%</text:p>
          </table:table-cell>
          <table:table-cell table:style-name="ce4" table:formula="of:=[.L406]/[.C12]" office:value-type="percentage" office:value="1.11882758830391">
            <text:p>111.88%</text:p>
          </table:table-cell>
          <table:table-cell office:value-type="string">
            <text:p>Baseline</text:p>
          </table:table-cell>
          <table:table-cell office:value-type="string">
            <text:p>.rno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.rnorm</text:p>
          </table:table-cell>
          <table:table-cell table:style-name="ce12" office:value-type="float" office:value="0">
            <text:p>0.00</text:p>
          </table:table-cell>
          <table:table-cell table:number-columns-repeated="5"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/>
          <table:table-cell office:value-type="string">
            <text:p>.pos</text:p>
          </table:table-cell>
          <table:table-cell office:value-type="float" office:value="0.2472607">
            <text:p>0.25</text:p>
          </table:table-cell>
          <table:table-cell office:value-type="string">
            <text:p>.pos</text:p>
          </table:table-cell>
          <table:table-cell office:value-type="float" office:value="100">
            <text:p>100.00</text:p>
          </table:table-cell>
          <table:table-cell table:number-columns-repeated="5"/>
          <table:table-cell office:value-type="string">
            <text:p>OOBobs errors</text:p>
          </table:table-cell>
          <table:table-cell table:style-name="ce24" table:formula="of:=SUM([.O381:.O382])" office:value-type="float" office:value="591">
            <text:p>591.0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dups/hints errors</text:p>
          </table:table-cell>
          <table:table-cell/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UCROCR.OOB:glb_sel_mdl</text:p>
          </table:table-cell>
          <table:table-cell office:value-type="float" office:value="0.4911361">
            <text:p>0.4911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1">
            <text:p>1.0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1">
            <text:p>1.0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1">
            <text:p>1.00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9552">
            <text:p>0.4700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301296">
            <text:p>0.5301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296935">
            <text:p>0.5297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1"/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5"/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4"/>
          <table:table-cell table:style-name="ce29"/>
          <table:table-cell table:style-name="ce6" table:number-columns-repeated="2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2"/>
          <table:table-cell table:style-name="ce28" table:number-columns-repeated="3"/>
          <table:table-cell table:style-name="ce27"/>
          <table:table-cell table:number-columns-repeated="974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6"/>
          <table:table-cell/>
          <table:table-cell table:style-name="ce27"/>
          <table:table-cell table:style-name="ce19"/>
          <table:table-cell table:style-name="ce27" table:number-columns-repeated="6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6"/>
          <table:table-cell/>
          <table:table-cell table:style-name="ce27" table:number-columns-repeated="8"/>
          <table:table-cell table:number-columns-repeated="974"/>
        </table:table-row>
        <table:table-row table:style-name="ro1">
          <table:table-cell table:number-columns-repeated="17"/>
          <table:table-cell table:style-name="ce27" table:number-columns-repeated="8"/>
          <table:table-cell table:number-columns-repeated="974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381:.K405])" office:value-type="float" office:value="555.2957647">
            <text:p>555.30</text:p>
          </table:table-cell>
          <table:table-cell table:style-name="ce16" table:formula="of:=SUM([.L381:.L405])" office:value-type="float" office:value="2772.5424799">
            <text:p>2,772.54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7"/>
        </table:table-row>
        <table:table-row table:style-name="ro1" table:number-rows-repeated="1048168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stage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number-columns-repeated="21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37873">
            <text:p>58378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54673">
            <text:p>16546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24991">
            <text:p>282499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913461">
            <text:p>891346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51023">
            <text:p>5851023</text:p>
          </table:table-cell>
          <table:table-cell table:number-columns-repeated="8"/>
          <table:table-cell office:value-type="float" office:value="5837873">
            <text:p>5837873</text:p>
          </table:table-cell>
          <table:table-cell table:number-columns-repeated="8"/>
          <table:table-cell office:value-type="float" office:value="5851023">
            <text:p>5851023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47325">
            <text:p>1647325</text:p>
          </table:table-cell>
          <table:table-cell table:number-columns-repeated="8"/>
          <table:table-cell office:value-type="float" office:value="1654673">
            <text:p>1654673</text:p>
          </table:table-cell>
          <table:table-cell table:number-columns-repeated="8"/>
          <table:table-cell office:value-type="float" office:value="1647325">
            <text:p>1647325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35046">
            <text:p>2835046</text:p>
          </table:table-cell>
          <table:table-cell table:number-columns-repeated="8"/>
          <table:table-cell office:value-type="float" office:value="2824991">
            <text:p>2824991</text:p>
          </table:table-cell>
          <table:table-cell table:number-columns-repeated="8"/>
          <table:table-cell office:value-type="float" office:value="2835046">
            <text:p>283504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886776">
            <text:p>8886776</text:p>
          </table:table-cell>
          <table:table-cell table:number-columns-repeated="8"/>
          <table:table-cell office:value-type="float" office:value="8913461">
            <text:p>8913461</text:p>
          </table:table-cell>
          <table:table-cell table:number-columns-repeated="8"/>
          <table:table-cell office:value-type="float" office:value="8886776">
            <text:p>8886776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06659">
            <text:p>550665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36089">
            <text:p>14360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1449">
            <text:p>25414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65777">
            <text:p>826577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18492">
            <text:p>5518492</text:p>
          </table:table-cell>
          <table:table-cell table:number-columns-repeated="8"/>
          <table:table-cell office:value-type="float" office:value="5506659">
            <text:p>5506659</text:p>
          </table:table-cell>
          <table:table-cell table:number-columns-repeated="8"/>
          <table:table-cell office:value-type="float" office:value="5518492">
            <text:p>5518492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29476">
            <text:p>1429476</text:p>
          </table:table-cell>
          <table:table-cell table:number-columns-repeated="8"/>
          <table:table-cell office:value-type="float" office:value="1436089">
            <text:p>1436089</text:p>
          </table:table-cell>
          <table:table-cell table:number-columns-repeated="8"/>
          <table:table-cell office:value-type="float" office:value="1429476">
            <text:p>142947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9106">
            <text:p>2549106</text:p>
          </table:table-cell>
          <table:table-cell table:number-columns-repeated="8"/>
          <table:table-cell office:value-type="float" office:value="2541449">
            <text:p>2541449</text:p>
          </table:table-cell>
          <table:table-cell table:number-columns-repeated="8"/>
          <table:table-cell office:value-type="float" office:value="2549106">
            <text:p>254910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43850">
            <text:p>8243850</text:p>
          </table:table-cell>
          <table:table-cell table:number-columns-repeated="8"/>
          <table:table-cell office:value-type="float" office:value="8265777">
            <text:p>8265777</text:p>
          </table:table-cell>
          <table:table-cell table:number-columns-repeated="8"/>
          <table:table-cell office:value-type="float" office:value="8243850">
            <text:p>8243850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34">
            <text:p>13.8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687">
            <text:p>18.6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35426">
            <text:p>14.3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5186">
            <text:p>36.5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7"/>
          <table:table-cell office:value-type="string">
            <text:p>All.X..rcv.glmnet.imp</text:p>
          </table:table-cell>
          <table:table-cell office:value-type="string">
            <text:p>Final..rcv.glmnet.imp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95.05561">
            <text:p>95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83.15714">
            <text:p>83.1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41.76722">
            <text:p>41.7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0,35]</text:p>
          </table:table-cell>
          <table:table-cell office:value-type="float" office:value="285.0504">
            <text:p>285.0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15,20]</text:p>
          </table:table-cell>
          <table:table-cell office:value-type="float" office:value="377.8209">
            <text:p>377.8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50,65]</text:p>
          </table:table-cell>
          <table:table-cell office:value-type="float" office:value="339.4045">
            <text:p>339.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5,30]</text:p>
          </table:table-cell>
          <table:table-cell office:value-type="float" office:value="331.8715">
            <text:p>331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0,25]</text:p>
          </table:table-cell>
          <table:table-cell office:value-type="float" office:value="431.616">
            <text:p>431.6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40,50]</text:p>
          </table:table-cell>
          <table:table-cell office:value-type="float" office:value="430.5293">
            <text:p>430.5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76.0559">
            <text:p>176.0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65,90]</text:p>
          </table:table-cell>
          <table:table-cell office:value-type="float" office:value="140.0883">
            <text:p>140.0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5,40]</text:p>
          </table:table-cell>
          <table:table-cell office:value-type="float" office:value="258.1908">
            <text:p>258.1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5,30]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0,25]</text:p>
          </table:table-cell>
          <table:table-cell office:value-type="float" office:value="429.2528">
            <text:p>429.2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0,35]</text:p>
          </table:table-cell>
          <table:table-cell office:value-type="float" office:value="282.7068">
            <text:p>282.7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40,50]</text:p>
          </table:table-cell>
          <table:table-cell office:value-type="float" office:value="425.9732">
            <text:p>425.9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5,30]</text:p>
          </table:table-cell>
          <table:table-cell office:value-type="float" office:value="327.2738">
            <text:p>327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5,40]</text:p>
          </table:table-cell>
          <table:table-cell office:value-type="float" office:value="256.9182">
            <text:p>256.9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65,90]</text:p>
          </table:table-cell>
          <table:table-cell office:value-type="float" office:value="139.0894">
            <text:p>139.0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15,20]</text:p>
          </table:table-cell>
          <table:table-cell office:value-type="float" office:value="371.3954">
            <text:p>371.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50,65]</text:p>
          </table:table-cell>
          <table:table-cell office:value-type="float" office:value="335.1924">
            <text:p>335.1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72.4936">
            <text:p>172.4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M</text:p>
          </table:table-cell>
          <table:table-cell office:value-type="float" office:value="1658.78155">
            <text:p>1658.7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55.79735">
            <text:p>55.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F</text:p>
          </table:table-cell>
          <table:table-cell office:value-type="float" office:value="1025.7167">
            <text:p>1025.7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77.15383">
            <text:p>77.1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30.61766">
            <text:p>30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26.53818">
            <text:p>26.5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6</text:p>
          </table:table-cell>
          <table:table-cell office:value-type="float" office:value="15.63738">
            <text:p>15.6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7</text:p>
          </table:table-cell>
          <table:table-cell office:value-type="float" office:value="12.97811">
            <text:p>12.9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1.94635">
            <text:p>11.9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M</text:p>
          </table:table-cell>
          <table:table-cell office:value-type="float" office:value="1660.23197">
            <text:p>1660.2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55.78403">
            <text:p>55.7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F</text:p>
          </table:table-cell>
          <table:table-cell office:value-type="float" office:value="1027.51796">
            <text:p>1027.5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40.07532">
            <text:p>40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37.29871">
            <text:p>37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27.0221">
            <text:p>27.0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1.4193">
            <text:p>11.42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30.111">
            <text:p>30.1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86.75636">
            <text:p>786.7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23.26005">
            <text:p>223.2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96.15326">
            <text:p>96.1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89.13447">
            <text:p>1189.1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321.82418">
            <text:p>321.8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5.07332">
            <text:p>75.0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49.049203">
            <text:p>49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44.301535">
            <text:p>44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36.608634">
            <text:p>36.6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.L</text:p>
          </table:table-cell>
          <table:table-cell office:value-type="float" office:value="24.420631">
            <text:p>24.4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19.032192">
            <text:p>19.0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8.561266">
            <text:p>18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16.882174">
            <text:p>16.8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14.287784">
            <text:p>14.2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13.770095">
            <text:p>13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11.0549">
            <text:p>11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n</text:p>
          </table:table-cell>
          <table:table-cell office:value-type="float" office:value="10.977871">
            <text:p>10.9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9.83736">
            <text:p>29.8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23.20785">
            <text:p>223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81.46499">
            <text:p>781.4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94.96232">
            <text:p>94.9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321.24969">
            <text:p>321.2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3.42601">
            <text:p>73.4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83.20399">
            <text:p>1183.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44.061742">
            <text:p>44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37.624158">
            <text:p>37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t</text:p>
          </table:table-cell>
          <table:table-cell office:value-type="float" office:value="32.302247">
            <text:p>32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32.065984">
            <text:p>32.0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699.fctrYes</text:p>
          </table:table-cell>
          <table:table-cell office:value-type="float" office:value="25.179511">
            <text:p>25.1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24.305496">
            <text:p>24.3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23.739044">
            <text:p>23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120.fctrYes</text:p>
          </table:table-cell>
          <table:table-cell office:value-type="float" office:value="23.524745">
            <text:p>23.5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23.059724">
            <text:p>23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21.07523">
            <text:p>21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194.fctrStudy</text:p>
          </table:table-cell>
          <table:table-cell office:value-type="float" office:value="20.216945">
            <text:p>20.2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Q</text:p>
          </table:table-cell>
          <table:table-cell office:value-type="float" office:value="19.567105">
            <text:p>19.5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19.123153">
            <text:p>19.1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No</text:p>
          </table:table-cell>
          <table:table-cell office:value-type="float" office:value="18.740199">
            <text:p>18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18.720524">
            <text:p>18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18.103445">
            <text:p>18.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n</text:p>
          </table:table-cell>
          <table:table-cell office:value-type="float" office:value="16.02878">
            <text:p>16.0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.L</text:p>
          </table:table-cell>
          <table:table-cell office:value-type="float" office:value="14.082753">
            <text:p>14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y</text:p>
          </table:table-cell>
          <table:table-cell office:value-type="float" office:value="13.769472">
            <text:p>13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7</text:p>
          </table:table-cell>
          <table:table-cell office:value-type="float" office:value="13.266507">
            <text:p>13.2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13.211762">
            <text:p>13.2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014.fctrYes</text:p>
          </table:table-cell>
          <table:table-cell office:value-type="float" office:value="13.010904">
            <text:p>13.0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650.fctrYes</text:p>
          </table:table-cell>
          <table:table-cell office:value-type="float" office:value="12.998758">
            <text:p>1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4122.fctrYes</text:p>
          </table:table-cell>
          <table:table-cell office:value-type="float" office:value="12.142307">
            <text:p>12.1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6</text:p>
          </table:table-cell>
          <table:table-cell office:value-type="float" office:value="11.865668">
            <text:p>11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y</text:p>
          </table:table-cell>
          <table:table-cell office:value-type="float" office:value="10.941509">
            <text:p>10.9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700.fctrYes</text:p>
          </table:table-cell>
          <table:table-cell office:value-type="float" office:value="10.466401">
            <text:p>10.4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699.fctrNo</text:p>
          </table:table-cell>
          <table:table-cell office:value-type="float" office:value="9.371709">
            <text:p>9.3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30.23993">
            <text:p>30.2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71.33065">
            <text:p>771.3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317.22516">
            <text:p>317.2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66.01651">
            <text:p>1166.0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19.21087">
            <text:p>219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93.07221">
            <text:p>93.0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2.87255">
            <text:p>72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36.994405">
            <text:p>36.9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3.886874">
            <text:p>33.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3.085721">
            <text:p>33.0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25.256848">
            <text:p>25.2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20.012414">
            <text:p>20.0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5.718133">
            <text:p>15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5.446845">
            <text:p>15.4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Mom</text:p>
          </table:table-cell>
          <table:table-cell office:value-type="float" office:value="10.565983">
            <text:p>10.5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8.283933">
            <text:p>8.2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0689.fctrYes</text:p>
          </table:table-cell>
          <table:table-cell office:value-type="float" office:value="7.188095">
            <text:p>7.1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ealist</text:p>
          </table:table-cell>
          <table:table-cell office:value-type="float" office:value="6.922227">
            <text:p>6.9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6.360349">
            <text:p>6.3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0740.fctrPC</text:p>
          </table:table-cell>
          <table:table-cell office:value-type="float" office:value="6.301296">
            <text:p>6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5.622551">
            <text:p>5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t</text:p>
          </table:table-cell>
          <table:table-cell office:value-type="float" office:value="5.479312">
            <text:p>5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899.fctrCircumstances</text:p>
          </table:table-cell>
          <table:table-cell office:value-type="float" office:value="3.518482">
            <text:p>3.5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3.511826">
            <text:p>3.5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2.941569">
            <text:p>2.9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1.810172">
            <text:p>1.8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389.fctrNo</text:p>
          </table:table-cell>
          <table:table-cell office:value-type="float" office:value="0.439339">
            <text:p>0.4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1220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Happ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7.fctrYa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9.02325">
            <text:p>29.0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1.20685">
            <text:p>71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10.90124">
            <text:p>210.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04.95451">
            <text:p>1104.9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294.14171">
            <text:p>294.1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88.27741">
            <text:p>88.2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15.28313">
            <text:p>715.2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41.1135979">
            <text:p>41.1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8.5639836">
            <text:p>38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5.9448112">
            <text:p>35.9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30.9612021">
            <text:p>30.9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20.5482906">
            <text:p>20.5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8.011248">
            <text:p>18.0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5.5145602">
            <text:p>15.5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4.6199445">
            <text:p>14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1.819197">
            <text:p>11.8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1.4636192">
            <text:p>11.4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11.0687511">
            <text:p>11.0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10.8720293">
            <text:p>10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0.2622333">
            <text:p>10.2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9.7198751">
            <text:p>9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9.1538254">
            <text:p>9.1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0689.fctrYes</text:p>
          </table:table-cell>
          <table:table-cell office:value-type="float" office:value="8.700537">
            <text:p>8.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t</text:p>
          </table:table-cell>
          <table:table-cell office:value-type="float" office:value="8.5254872">
            <text:p>8.5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7.8080557">
            <text:p>7.8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0740.fctrPC</text:p>
          </table:table-cell>
          <table:table-cell office:value-type="float" office:value="7.7413099">
            <text:p>7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7.0997165">
            <text:p>7.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6.7052356">
            <text:p>6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Mom</text:p>
          </table:table-cell>
          <table:table-cell office:value-type="float" office:value="6.097245">
            <text:p>6.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899.fctrCs</text:p>
          </table:table-cell>
          <table:table-cell office:value-type="float" office:value="5.4716495">
            <text:p>5.4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9480.fctrNo</text:p>
          </table:table-cell>
          <table:table-cell office:value-type="float" office:value="4.0427224">
            <text:p>4.0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Happy</text:p>
          </table:table-cell>
          <table:table-cell office:value-type="float" office:value="2.0532717">
            <text:p>2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390.fctrNo</text:p>
          </table:table-cell>
          <table:table-cell office:value-type="float" office:value="1.0445476">
            <text:p>1.0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Yes</text:p>
          </table:table-cell>
          <table:table-cell office:value-type="float" office:value="0.2579574">
            <text:p>0.2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1220.fctrYes</text:p>
          </table:table-cell>
          <table:table-cell office:value-type="float" office:value="0.1522855">
            <text:p>0.1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7.fctrY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9.00365">
            <text:p>2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0.27487">
            <text:p>70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08.0169">
            <text:p>208.0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093.06362">
            <text:p>1093.0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289.98913">
            <text:p>289.9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86.84782">
            <text:p>86.8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06.07068">
            <text:p>706.0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41.04101">
            <text:p>41.0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8.7678">
            <text:p>38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5.97314">
            <text:p>35.9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31.0189">
            <text:p>31.0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20.66429">
            <text:p>20.6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8.05053">
            <text:p>18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y:.clusterid.fctr2</text:p>
          </table:table-cell>
          <table:table-cell office:value-type="float" office:value="17.2224">
            <text:p>17.2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5.53613">
            <text:p>15.5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4.73459">
            <text:p>14.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1.84785">
            <text:p>11.8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1.47304">
            <text:p>11.4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11.0823">
            <text:p>11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10.92836">
            <text:p>10.9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0.311">
            <text:p>10.3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8.8099">
            <text:p>28.8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0.27426">
            <text:p>70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08.01341">
            <text:p>208.0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093.00709">
            <text:p>1093.0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86.83529">
            <text:p>86.8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289.9808">
            <text:p>289.9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06.04332">
            <text:p>706.0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7.87229">
            <text:p>37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37.12514">
            <text:p>37.1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4.42825">
            <text:p>34.4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29.27016">
            <text:p>29.2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7.04694">
            <text:p>17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16.98512">
            <text:p>16.9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5.72468">
            <text:p>15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4.24311">
            <text:p>14.2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.97804">
            <text:p>10.98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8.8518">
            <text:p>28.8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1.4698">
            <text:p>71.4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09.17187">
            <text:p>209.1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01.62745">
            <text:p>1101.6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87.64803">
            <text:p>87.6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291.62067">
            <text:p>291.6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11.35187">
            <text:p>711.3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All.X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36.285395">
            <text:p>36.2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2.902038">
            <text:p>32.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.clusterid.fctr3</text:p>
          </table:table-cell>
          <table:table-cell office:value-type="float" office:value="27.265227">
            <text:p>27.2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24.781562">
            <text:p>24.7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18.559608">
            <text:p>18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4.510856">
            <text:p>14.5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1.481378">
            <text:p>11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0.978069">
            <text:p>10.9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8.402531">
            <text:p>8.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8.196442">
            <text:p>8.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7.928697">
            <text:p>7.9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7.282315">
            <text:p>7.2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7.040219">
            <text:p>7.0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4.640923">
            <text:p>4.6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4.491932">
            <text:p>4.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3.060185">
            <text:p>3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1.506214">
            <text:p>1.5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.clusterid.fctr3</text:p>
          </table:table-cell>
          <table:table-cell office:value-type="float" office:value="56.54667">
            <text:p>56.5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45.49137">
            <text:p>45.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41.17705">
            <text:p>41.1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9.95609">
            <text:p>39.9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34.47809">
            <text:p>34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22.74079">
            <text:p>22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20.56298">
            <text:p>20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9.9054">
            <text:p>19.9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4.70827">
            <text:p>14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3.88553">
            <text:p>13.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3.40694">
            <text:p>13.4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12.48597">
            <text:p>12.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11.70532">
            <text:p>11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11.33551">
            <text:p>11.3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10.83163">
            <text:p>10.8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0.77382">
            <text:p>10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10.28784">
            <text:p>10.29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o</text:p>
          </table:table-cell>
          <table:table-cell office:value-type="float" office:value="1134.7582">
            <text:p>1134.7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046.9636">
            <text:p>1046.9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Yes</text:p>
          </table:table-cell>
          <table:table-cell office:value-type="float" office:value="296.3566">
            <text:p>296.3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.clusterid.fctr3</text:p>
          </table:table-cell>
          <table:table-cell office:value-type="float" office:value="56.54667">
            <text:p>56.5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45.49137">
            <text:p>45.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41.17705">
            <text:p>41.1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9.95609">
            <text:p>39.9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34.47809">
            <text:p>34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22.74079">
            <text:p>22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20.56298">
            <text:p>20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9.9054">
            <text:p>19.9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4.70827">
            <text:p>14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3.88553">
            <text:p>13.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3.40694">
            <text:p>13.4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12.48597">
            <text:p>12.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11.70532">
            <text:p>11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11.33551">
            <text:p>11.3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10.83163">
            <text:p>10.8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0.77382">
            <text:p>10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10.28784">
            <text:p>10.29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5">
          <table:table-cell office:value-type="string">
            <text:p>##</text:p>
          </table:table-cell>
          <table:table-cell/>
          <table:table-cell office:value-type="string">
            <text:p>Final.All.X.nzv.spatialSign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50.23053">
            <text:p>50.2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9.38484">
            <text:p>39.3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36.78989">
            <text:p>36.7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9.702577">
            <text:p>19.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9.687694">
            <text:p>19.6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7.389121">
            <text:p>17.3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5.905387">
            <text:p>15.9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15.713881">
            <text:p>15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2.99085">
            <text:p>12.9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12.09104">
            <text:p>12.0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0.40694">
            <text:p>10.4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8.612763">
            <text:p>8.6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8.014997">
            <text:p>8.0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0689.fctrYes</text:p>
          </table:table-cell>
          <table:table-cell office:value-type="float" office:value="7.392274">
            <text:p>7.3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899.fctrCs</text:p>
          </table:table-cell>
          <table:table-cell office:value-type="float" office:value="5.325258">
            <text:p>5.3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Yes</text:p>
          </table:table-cell>
          <table:table-cell office:value-type="float" office:value="4.906404">
            <text:p>4.9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All.X.nzv.spatialSign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53.501808">
            <text:p>53.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29.150682">
            <text:p>29.1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27.376208">
            <text:p>27.3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8.991934">
            <text:p>18.9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8.332027">
            <text:p>18.3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6.021203">
            <text:p>16.0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12.945765">
            <text:p>12.9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12.872697">
            <text:p>12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2.748269">
            <text:p>12.7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12.341107">
            <text:p>12.3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Yes</text:p>
          </table:table-cell>
          <table:table-cell office:value-type="float" office:value="12.206914">
            <text:p>12.2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0689.fctrYes</text:p>
          </table:table-cell>
          <table:table-cell office:value-type="float" office:value="11.649742">
            <text:p>11.6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899.fctrCs</text:p>
          </table:table-cell>
          <table:table-cell office:value-type="float" office:value="10.664825">
            <text:p>10.6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.659193">
            <text:p>10.6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10.480014">
            <text:p>10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9.551481">
            <text:p>9.5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o</text:p>
          </table:table-cell>
          <table:table-cell office:value-type="float" office:value="1148.5813">
            <text:p>1148.5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050.2816">
            <text:p>1050.2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Yes</text:p>
          </table:table-cell>
          <table:table-cell office:value-type="float" office:value="302.9145">
            <text:p>302.9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</table:table>
      <table:table table:name="metrics" table:style-name="ta1" table:print="false">
        <table:table-column table:style-name="co4" table:default-cell-style-name="Default"/>
        <table:table-column table:style-name="co4" table:default-cell-style-name="ce19"/>
        <table:table-row table:style-name="ro1">
          <table:table-cell office:value-type="string">
            <text:p>Classification:</text:p>
          </table:table-cell>
          <table:table-cell table:style-name="Default"/>
        </table:table-row>
        <table:table-row table:style-name="ro1">
          <table:table-cell/>
          <table:table-cell office:value-type="string">
            <text:p>OOBobs confusion matrix [NY]</text:p>
          </table:table-cell>
        </table:table-row>
        <table:table-row table:style-name="ro1">
          <table:table-cell/>
          <table:table-cell office:value-type="string">
            <text:p>OOBobs confusion matrix [YN]</text:p>
          </table:table-cell>
        </table:table-row>
        <table:table-row table:style-name="ro1">
          <table:table-cell/>
          <table:table-cell office:value-type="string">
            <text:p>OOBobs errors</text:p>
          </table:table-cell>
        </table:table-row>
        <table:table-row table:style-name="ro1">
          <table:table-cell/>
          <table:table-cell office:value-type="string">
            <text:p>newobs confusion matrix [N]</text:p>
          </table:table-cell>
        </table:table-row>
        <table:table-row table:style-name="ro1">
          <table:table-cell/>
          <table:table-cell office:value-type="string">
            <text:p>newobs confusion matrix [Y]</text:p>
          </table:table-cell>
        </table:table-row>
        <table:table-row table:style-name="ro1">
          <table:table-cell/>
          <table:table-cell office:value-type="string">
            <text:p>newobs dups/hints errors</text:p>
          </table:table-cell>
        </table:table-row>
        <table:table-row table:style-name="ro1">
          <table:table-cell/>
          <table:table-cell table:style-name="ce6" office:value-type="string">
            <text:p>max.AUCpROC.OOB:glb_sel_mdl</text:p>
          </table:table-cell>
        </table:table-row>
        <table:table-row table:style-name="ro1">
          <table:table-cell/>
          <table:table-cell office:value-type="string">
            <text:p>max.AUCROCR.OOB:glb_sel_mdl</text:p>
          </table:table-cell>
        </table:table-row>
        <table:table-row table:style-name="ro1">
          <table:table-cell/>
          <table:table-cell office:value-type="string">
            <text:p>opt.prob.threshold.OOB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fin_mdl</text:p>
          </table:table-cell>
        </table:table-row>
        <table:table-row table:style-name="ro1">
          <table:table-cell/>
          <table:table-cell office:value-type="string">
            <text:p>max.Accuracy.OOB:glb_sel_mdl</text:p>
          </table:table-cell>
        </table:table-row>
        <table:table-row table:style-name="ro1">
          <table:table-cell/>
          <table:table-cell office:value-type="string">
            <text:p>max.Accuracy.fit:glb_sel_mdl</text:p>
          </table:table-cell>
        </table:table-row>
        <table:table-row table:style-name="ro1">
          <table:table-cell/>
          <table:table-cell office:value-type="string">
            <text:p>max.Accuracy.fit:glb_fin_mdl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Regression:</text:p>
          </table:table-cell>
          <table:table-cell table:style-name="Default"/>
        </table:table-row>
        <table:table-row table:style-name="ro1">
          <table:table-cell/>
          <table:table-cell table:style-name="ce6" office:value-type="string">
            <text:p>min.RMSE.OOB:glb_sel_mdl</text:p>
          </table:table-cell>
        </table:table-row>
        <table:table-row table:style-name="ro1">
          <table:table-cell/>
          <table:table-cell table:style-name="ce6" office:value-type="string">
            <text:p>min.RMSE.fit:glb_fin_mdl</text:p>
          </table:table-cell>
        </table:table-row>
        <table:table-row table:style-name="ro1">
          <table:table-cell/>
          <table:table-cell table:style-name="ce6" office:value-type="string">
            <text:p>max.R.sq.OOB:glb_sel_mdl</text:p>
          </table:table-cell>
        </table:table-row>
        <table:table-row table:style-name="ro1">
          <table:table-cell/>
          <table:table-cell table:style-name="ce6" office:value-type="string">
            <text:p>max.Adj.R.sq.fit:glb_fin_mdl</text:p>
          </table:table-cell>
        </table:table-row>
      </table:table>
      <table:database-ranges>
        <table:database-range table:target-range-address="stage.B377:stage.C39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6/02/2016</text:date>, <text:time>19:3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6_Classic_Edition$Unix OpenOffice.org_project/Patch 0</meta:generator>
    <dc:date>2016-06-02T19:34:04</dc:date>
    <dc:creator>Balaji Iyengar</dc:creator>
    <meta:editing-duration>PT1792H28M32S</meta:editing-duration>
    <meta:editing-cycles>648</meta:editing-cycles>
    <meta:document-statistic meta:table-count="3" meta:cell-count="3560" meta:object-count="0"/>
    <meta:user-defined meta:name=""/>
  </office:meta>
</office:document-meta>
</file>